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3.399cm" fo:margin-left="2.499cm" fo:margin-right="2.503cm" table:align="margins"/>
    </style:style>
    <style:style style:name="Tabelle1.A" style:family="table-column">
      <style:table-column-properties style:column-width="6.697cm" style:rel-column-width="32758*"/>
    </style:style>
    <style:style style:name="Tabelle1.B" style:family="table-column">
      <style:table-column-properties style:column-width="6.701cm" style:rel-column-width="32777*"/>
    </style:style>
    <style:style style:name="Tabelle1.A1" style:family="table-cell">
      <style:table-cell-properties fo:padding="0cm" fo:border="none"/>
    </style:style>
    <style:style style:name="Tabelle2" style:family="table">
      <style:table-properties style:width="14.399cm" fo:margin-left="2cm" fo:margin-right="2.002cm" table:align="margins"/>
    </style:style>
    <style:style style:name="Tabelle2.A" style:family="table-column">
      <style:table-column-properties style:column-width="1.429cm" style:rel-column-width="6502*"/>
    </style:style>
    <style:style style:name="Tabelle2.B" style:family="table-column">
      <style:table-column-properties style:column-width="1.191cm" style:rel-column-width="5419*"/>
    </style:style>
    <style:style style:name="Tabelle2.C" style:family="table-column">
      <style:table-column-properties style:column-width="10.749cm" style:rel-column-width="48924*"/>
    </style:style>
    <style:style style:name="Tabelle2.D" style:family="table-column">
      <style:table-column-properties style:column-width="1.03cm" style:rel-column-width="4690*"/>
    </style:style>
    <style:style style:name="Tabelle2.A1" style:family="table-cell">
      <style:table-cell-properties fo:padding="0cm" fo:border="none"/>
    </style:style>
    <style:style style:name="P1" style:family="paragraph" style:parent-style-name="Table_20_Contents">
      <style:paragraph-properties fo:text-align="start" style:justify-single-word="false"/>
      <style:text-properties style:font-name="Times New Roman" fo:font-size="12pt" style:font-size-asian="12pt" style:font-size-complex="12pt"/>
    </style:style>
    <style:style style:name="P2" style:family="paragraph" style:parent-style-name="Table_20_Contents">
      <style:paragraph-properties fo:text-align="end" style:justify-single-word="false"/>
      <style:text-properties style:font-name="Times New Roman" fo:font-size="12pt" style:font-size-asian="12pt" style:font-size-complex="12pt"/>
    </style:style>
    <style:style style:name="P3" style:family="paragraph" style:parent-style-name="Table_20_Contents">
      <style:paragraph-properties fo:text-align="end" style:justify-single-word="false"/>
      <style:text-properties style:font-name="Times New Roman" fo:font-size="18pt" fo:font-weight="bold" style:font-size-asian="18pt" style:font-weight-asian="bold" style:font-size-complex="18pt" style:font-weight-complex="bold"/>
    </style:style>
    <style:style style:name="P4" style:family="paragraph" style:parent-style-name="Standard">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 style:family="paragraph" style:parent-style-name="Standard">
      <style:paragraph-properties fo:margin-left="0cm" fo:margin-right="0cm" fo:text-align="center" style:justify-single-word="false" fo:text-indent="0.199cm" style:auto-text-indent="false"/>
      <style:text-properties style:font-name="Times New Roman" fo:font-size="12pt" style:font-size-asian="12pt" style:font-size-complex="12pt"/>
    </style:style>
    <style:style style:name="P6" style:family="paragraph" style:parent-style-name="Standard">
      <style:paragraph-properties fo:margin-left="0cm" fo:margin-right="0cm" fo:text-align="justify" style:justify-single-word="false" fo:text-indent="0.199cm" style:auto-text-indent="false"/>
      <style:text-properties style:font-name="Times New Roman" fo:font-size="12pt" style:font-size-asian="12pt" style:font-size-complex="12pt"/>
    </style:style>
    <style:style style:name="P7" style:family="paragraph" style:parent-style-name="Standard">
      <style:paragraph-properties fo:margin-left="0cm" fo:margin-right="0cm" fo:text-align="start" style:justify-single-word="false" fo:text-indent="0.199cm" style:auto-text-indent="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margin-left="0cm" fo:margin-right="0cm" fo:text-align="center" style:justify-single-word="false" fo:text-indent="0.199cm" style:auto-text-indent="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left="0cm" fo:margin-right="0cm" fo:text-align="center" style:justify-single-word="false" fo:text-indent="0.199cm" style:auto-text-indent="false"/>
      <style:text-properties style:font-name="Times New Roman" fo:font-size="24pt" fo:font-weight="bold" style:font-size-asian="24pt" style:font-weight-asian="bold" style:font-size-complex="24pt" style:font-weight-complex="bold"/>
    </style:style>
    <style:style style:name="P10" style:family="paragraph" style:parent-style-name="Standard">
      <style:paragraph-properties fo:margin-left="0cm" fo:margin-right="0cm" fo:text-align="center" style:justify-single-word="false" fo:text-indent="0.199cm" style:auto-text-indent="false"/>
      <style:text-properties style:font-name="Times New Roman" fo:font-size="18pt" fo:font-weight="bold" style:font-size-asian="18pt" style:font-weight-asian="bold" style:font-size-complex="18pt" style:font-weight-complex="bold"/>
    </style:style>
    <style:style style:name="P11" style:family="paragraph" style:parent-style-name="Standard">
      <style:paragraph-properties fo:margin-left="0cm" fo:margin-right="0cm" fo:text-align="center" style:justify-single-word="false" fo:text-indent="0.199cm" style:auto-text-indent="false"/>
      <style:text-properties style:font-name="Times New Roman" fo:font-size="18pt" style:font-size-asian="18pt" style:font-size-complex="18pt"/>
    </style:style>
    <style:style style:name="P12" style:family="paragraph" style:parent-style-name="Standard">
      <style:paragraph-properties fo:margin-left="0cm" fo:margin-right="0cm" fo:text-align="center" style:justify-single-word="false" fo:text-indent="0.199cm" style:auto-text-indent="false" fo:break-before="page"/>
      <style:text-properties style:font-name="Times New Roman" fo:font-size="24pt" fo:font-weight="bold" style:font-size-asian="24pt" style:font-weight-asian="bold" style:font-size-complex="2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14" style:family="paragraph" style:parent-style-name="Standard">
      <style:paragraph-properties fo:margin-left="0cm" fo:margin-right="0cm" fo:text-align="center" style:justify-single-word="false" fo:text-indent="0cm" style:auto-text-indent="false"/>
      <style:text-properties style:font-name="Times New Roman" fo:font-size="12pt" style:font-size-asian="12pt" style:font-size-complex="12pt"/>
    </style:style>
    <style:style style:name="P15" style:family="paragraph" style:parent-style-name="Standard">
      <style:paragraph-properties fo:margin-left="0cm" fo:margin-right="0cm" fo:text-align="center"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end"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text-align="center" style:justify-single-word="false" fo:text-indent="0cm" style:auto-text-indent="false"/>
      <style:text-properties style:font-name="Times New Roman" fo:font-size="66pt" fo:font-weight="bold" style:font-size-asian="66pt" style:font-weight-asian="bold" style:font-size-complex="66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style:font-name="Times New Roman" fo:font-size="18pt" fo:font-weight="bold" style:font-size-asian="18pt" style:font-weight-asian="bold" style:font-size-complex="18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Times New Roman" fo:font-size="18pt" fo:font-weight="bold" style:font-size-asian="18pt" style:font-weight-asian="bold" style:font-size-complex="18pt" style:font-weight-complex="bold"/>
    </style:style>
    <style:style style:name="P23" style:family="paragraph" style:parent-style-name="Standard">
      <style:paragraph-properties fo:margin-left="0cm" fo:margin-right="0cm" fo:text-align="center" style:justify-single-word="false" fo:text-indent="0cm" style:auto-text-indent="false"/>
      <style:text-properties style:font-name="Times New Roman" fo:font-size="24pt" fo:font-weight="bold" style:font-size-asian="24pt" style:font-weight-asian="bold" style:font-size-complex="24pt" style:font-weight-complex="bold"/>
    </style:style>
    <style:style style:name="P24" style:family="paragraph" style:parent-style-name="Standard">
      <style:paragraph-properties fo:margin-left="0cm" fo:margin-right="0cm" fo:text-align="start" style:justify-single-word="false" fo:text-indent="0cm" style:auto-text-indent="false"/>
      <style:text-properties style:font-name="Times New Roman" fo:font-size="24pt" fo:font-weight="bold" style:font-size-asian="24pt" style:font-weight-asian="bold" style:font-size-complex="24pt" style:font-weight-complex="bold"/>
    </style:style>
    <style:style style:name="P25" style:family="paragraph" style:parent-style-name="Standard">
      <style:paragraph-properties fo:margin-left="0cm" fo:margin-right="0cm" fo:text-align="end" style:justify-single-word="false" fo:text-indent="0cm" style:auto-text-indent="false"/>
      <style:text-properties style:font-name="Times New Roman" fo:font-size="24pt" fo:font-weight="bold" style:font-size-asian="24pt" style:font-weight-asian="bold" style:font-size-complex="24pt" style:font-weight-complex="bold"/>
    </style:style>
    <style:style style:name="P26"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27" style:family="paragraph" style:parent-style-name="Standard">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28" style:family="paragraph" style:parent-style-name="Standard">
      <style:paragraph-properties fo:margin-left="0cm" fo:margin-right="0cm" fo:text-align="center"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30" style:family="paragraph" style:parent-style-name="Standard">
      <style:paragraph-properties fo:margin-left="0cm" fo:margin-right="0cm" fo:text-align="end"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31" style:family="paragraph" style:parent-style-name="Standard">
      <style:paragraph-properties fo:margin-left="0cm" fo:margin-right="0cm" fo:text-align="center" style:justify-single-word="false" fo:text-indent="0cm" style:auto-text-indent="false" fo:break-before="page"/>
      <style:text-properties style:font-name="Times New Roman" fo:font-size="24pt" fo:font-weight="bold" style:font-size-asian="24pt" style:font-weight-asian="bold" style:font-size-complex="24pt" style:font-weight-complex="bold"/>
    </style:style>
    <style:style style:name="P32" style:family="paragraph" style:parent-style-name="Standard">
      <style:paragraph-properties fo:margin-left="0cm" fo:margin-right="0cm" fo:text-align="start" style:justify-single-word="false" fo:text-indent="0cm" style:auto-text-indent="false" fo:break-before="page"/>
      <style:text-properties style:font-name="Times New Roman" fo:font-size="18pt" fo:font-weight="bold" style:font-size-asian="18pt" style:font-weight-asian="bold" style:font-size-complex="18pt" style:font-weight-complex="bold"/>
    </style:style>
    <style:style style:name="P33" style:family="paragraph" style:parent-style-name="Standard">
      <style:paragraph-properties fo:margin-left="0cm" fo:margin-right="0cm" fo:text-align="center" style:justify-single-word="false" fo:text-indent="0cm" style:auto-text-indent="false" fo:break-before="page"/>
      <style:text-properties style:font-name="Times New Roman" fo:font-size="18pt" fo:font-weight="bold" style:font-size-asian="18pt" style:font-weight-asian="bold" style:font-size-complex="18pt" style:font-weight-complex="bold"/>
    </style:style>
    <style:style style:name="P34" style:family="paragraph" style:parent-style-name="Standard" style:list-style-name="L1">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35" style:family="paragraph" style:parent-style-name="Standard" style:list-style-name="L2">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36" style:family="paragraph" style:parent-style-name="Standard" style:list-style-name="L3">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37" style:family="paragraph" style:parent-style-name="Standard" style:list-style-name="L4">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38" style:family="paragraph" style:parent-style-name="Standard" style:list-style-name="L5">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39" style:family="paragraph" style:parent-style-name="Standard" style:list-style-name="L6">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0" style:family="paragraph" style:parent-style-name="Standard" style:list-style-name="L7">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1" style:family="paragraph" style:parent-style-name="Standard" style:list-style-name="L8">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2" style:family="paragraph" style:parent-style-name="Standard" style:list-style-name="L9">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3" style:family="paragraph" style:parent-style-name="Standard" style:list-style-name="L11">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4" style:family="paragraph" style:parent-style-name="Standard" style:list-style-name="L12">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5" style:family="paragraph" style:parent-style-name="Standard" style:list-style-name="L13">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6" style:family="paragraph" style:parent-style-name="Standard" style:list-style-name="L14">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7" style:family="paragraph" style:parent-style-name="Standard" style:list-style-name="L15">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8" style:family="paragraph" style:parent-style-name="Standard" style:list-style-name="L16">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49" style:family="paragraph" style:parent-style-name="Standard" style:list-style-name="L17">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0" style:family="paragraph" style:parent-style-name="Standard" style:list-style-name="L18">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1" style:family="paragraph" style:parent-style-name="Standard" style:list-style-name="L19">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2" style:family="paragraph" style:parent-style-name="Standard" style:list-style-name="L20">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3" style:family="paragraph" style:parent-style-name="Standard" style:list-style-name="L21">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4" style:family="paragraph" style:parent-style-name="Standard" style:list-style-name="L22">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5" style:family="paragraph" style:parent-style-name="Standard" style:list-style-name="L23">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6" style:family="paragraph" style:parent-style-name="Standard" style:list-style-name="L24">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7" style:family="paragraph" style:parent-style-name="Standard" style:list-style-name="L25">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8" style:family="paragraph" style:parent-style-name="Standard" style:list-style-name="L26">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59" style:family="paragraph" style:parent-style-name="Standard" style:list-style-name="L27">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60" style:family="paragraph" style:parent-style-name="Standard" style:list-style-name="L28">
      <style:paragraph-properties fo:margin-left="0cm" fo:margin-right="0cm" fo:text-align="start" style:justify-single-word="false" fo:text-indent="0.199cm" style:auto-text-indent="false"/>
      <style:text-properties style:font-name="Times New Roman" fo:font-size="12pt" style:font-size-asian="12pt" style:font-size-complex="12pt"/>
    </style:style>
    <style:style style:name="P61" style:family="paragraph" style:parent-style-name="Standard" style:list-style-name="L1">
      <style:paragraph-properties fo:margin-left="0cm" fo:margin-right="0cm" fo:text-align="center" style:justify-single-word="false" fo:text-indent="0.199cm" style:auto-text-indent="false" fo:break-before="page"/>
      <style:text-properties style:font-name="Times New Roman" fo:font-size="18pt" fo:font-weight="bold" style:font-size-asian="18pt" style:font-weight-asian="bold" style:font-size-complex="18pt" style:font-weight-complex="bold"/>
    </style:style>
    <style:style style:name="P62" style:family="paragraph" style:parent-style-name="Standard" style:list-style-name="L10">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I">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5">
        <style:list-level-properties text:min-label-width="0.3cm" text:min-label-distance="0.10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4">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min-label-width="0.3cm" text:min-label-distance="0.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0">Keulenschwingen</text:p>
      <text:p text:style-name="P26"/>
      <text:p text:style-name="P28">zur</text:p>
      <text:p text:style-name="P23">Erholung</text:p>
      <text:p text:style-name="P28"/>
      <text:p text:style-name="P28">und als</text:p>
      <text:p text:style-name="P23">körperliches Training.</text:p>
      <text:p text:style-name="P28"/>
      <text:p text:style-name="P28"/>
      <text:p text:style-name="P28"/>
      <text:p text:style-name="P28"/>
      <text:p text:style-name="P28"/>
      <text:p text:style-name="P28">Ein Lehrbuch über alle Formen</text:p>
      <text:p text:style-name="P28">des indischen Keulenschwingens</text:p>
      <text:p text:style-name="P28">in Sportschulen und von Individuen.</text:p>
      <text:p text:style-name="P28"/>
      <text:p text:style-name="P28"/>
      <text:p text:style-name="P28"/>
      <text:p text:style-name="P28"/>
      <text:p text:style-name="P28"/>
      <text:p text:style-name="P26">Übungen in progressiver Anordnung.</text:p>
      <text:p text:style-name="P26"/>
      <text:p text:style-name="P26"/>
      <text:p text:style-name="P26">Illustriert mit Originalzeichnungen.</text:p>
      <text:p text:style-name="P28"/>
      <text:p text:style-name="P28"/>
      <text:p text:style-name="P28"/>
      <table:table table:name="Tabelle1" table:style-name="Tabelle1">
        <table:table-column table:style-name="Tabelle1.A"/>
        <table:table-column table:style-name="Tabelle1.B"/>
        <table:table-row>
          <table:table-cell table:style-name="Tabelle1.A1" office:value-type="string">
            <text:p text:style-name="P29">Von</text:p>
          </table:table-cell>
          <table:table-cell table:style-name="Tabelle1.A1" office:value-type="string">
            <text:p text:style-name="P30">Übersetzung von</text:p>
          </table:table-cell>
        </table:table-row>
        <table:table-row>
          <table:table-cell table:style-name="Tabelle1.A1" office:value-type="string">
            <text:p text:style-name="P24">William Jackson Schatz</text:p>
          </table:table-cell>
          <table:table-cell table:style-name="Tabelle1.A1" office:value-type="string">
            <text:p text:style-name="P25">David</text:p>
            <text:p text:style-name="P25">Zollitsch</text:p>
          </table:table-cell>
        </table:table-row>
        <table:table-row>
          <table:table-cell table:style-name="Tabelle1.A1" office:value-type="string">
            <text:p text:style-name="P29">1908</text:p>
          </table:table-cell>
          <table:table-cell table:style-name="Tabelle1.A1" office:value-type="string">
            <text:p text:style-name="P30">2008</text:p>
          </table:table-cell>
        </table:table-row>
      </table:table>
      <text:p text:style-name="P28"/>
      <text:p text:style-name="P28"/>
      <text:p text:style-name="P17">Originalausgabe von American Gymnasia Company, Boston, Mass., USA</text:p>
      <text:p text:style-name="P31">Inhalt.</text:p>
      <text:p text:style-name="P23"/>
      <table:table table:name="Tabelle2" table:style-name="Tabelle2">
        <table:table-column table:style-name="Tabelle2.A"/>
        <table:table-column table:style-name="Tabelle2.B"/>
        <table:table-column table:style-name="Tabelle2.C"/>
        <table:table-column table:style-name="Tabelle2.D"/>
        <table:table-row>
          <table:table-cell table:style-name="Tabelle2.A1" table:number-columns-spanned="3" office:value-type="string">
            <text:p text:style-name="P32">Inhalt</text:p>
          </table:table-cell>
          <table:covered-table-cell/>
          <table:covered-table-cell/>
          <table:table-cell table:style-name="Tabelle2.A1" office:value-type="string">
            <text:p text:style-name="P3">2</text:p>
          </table:table-cell>
        </table:table-row>
        <table:table-row>
          <table:table-cell table:style-name="Tabelle2.A1" table:number-columns-spanned="3" office:value-type="string">
            <text:p text:style-name="P16"/>
          </table:table-cell>
          <table:covered-table-cell/>
          <table:covered-table-cell/>
          <table:table-cell table:style-name="Tabelle2.A1" office:value-type="string">
            <text:p text:style-name="P2"/>
          </table:table-cell>
        </table:table-row>
        <table:table-row>
          <table:table-cell table:style-name="Tabelle2.A1" table:number-columns-spanned="3" office:value-type="string">
            <text:p text:style-name="P22">Einleitung</text:p>
          </table:table-cell>
          <table:covered-table-cell/>
          <table:covered-table-cell/>
          <table:table-cell table:style-name="Tabelle2.A1" office:value-type="string">
            <text:p text:style-name="P3">3</text:p>
          </table:table-cell>
        </table:table-row>
        <table:table-row>
          <table:table-cell table:style-name="Tabelle2.A1" table:number-columns-spanned="3" office:value-type="string">
            <text:p text:style-name="P1"/>
          </table:table-cell>
          <table:covered-table-cell/>
          <table:covered-table-cell/>
          <table:table-cell table:style-name="Tabelle2.A1" office:value-type="string">
            <text:p text:style-name="P2"/>
          </table:table-cell>
        </table:table-row>
        <table:table-row>
          <table:table-cell table:style-name="Tabelle2.A1" table:number-columns-spanned="3" office:value-type="string">
            <text:p text:style-name="P22">Teil I – Grundlagen des Keulenschwingens </text:p>
          </table:table-cell>
          <table:covered-table-cell/>
          <table:covered-table-cell/>
          <table:table-cell table:style-name="Tabelle2.A1" office:value-type="string">
            <text:p text:style-name="P3">4</text:p>
          </table:table-cell>
        </table:table-row>
        <table:table-row>
          <table:table-cell table:style-name="Tabelle2.A1" office:value-type="string">
            <text:p text:style-name="P18">Lektion</text:p>
          </table:table-cell>
          <table:table-cell table:style-name="Tabelle2.A1" office:value-type="string">
            <text:p text:style-name="P19">I - </text:p>
          </table:table-cell>
          <table:table-cell table:style-name="Tabelle2.A1" office:value-type="string">
            <text:p text:style-name="P18">Herzförmige Kreise</text:p>
          </table:table-cell>
          <table:table-cell table:style-name="Tabelle2.A1" office:value-type="string">
            <text:p text:style-name="P2">5</text:p>
          </table:table-cell>
        </table:table-row>
        <table:table-row>
          <table:table-cell table:style-name="Tabelle2.A1" office:value-type="string">
            <text:p text:style-name="P18">Lektion</text:p>
          </table:table-cell>
          <table:table-cell table:style-name="Tabelle2.A1" office:value-type="string">
            <text:p text:style-name="P19">II - </text:p>
          </table:table-cell>
          <table:table-cell table:style-name="Tabelle2.A1" office:value-type="string">
            <text:p text:style-name="P18">Handkreise</text:p>
          </table:table-cell>
          <table:table-cell table:style-name="Tabelle2.A1" office:value-type="string">
            <text:p text:style-name="P2">6</text:p>
          </table:table-cell>
        </table:table-row>
        <table:table-row>
          <table:table-cell table:style-name="Tabelle2.A1" office:value-type="string">
            <text:p text:style-name="P18">Lektion</text:p>
          </table:table-cell>
          <table:table-cell table:style-name="Tabelle2.A1" office:value-type="string">
            <text:p text:style-name="P19">III - </text:p>
          </table:table-cell>
          <table:table-cell table:style-name="Tabelle2.A1" office:value-type="string">
            <text:p text:style-name="P18">Arm- und Schulterkreise</text:p>
          </table:table-cell>
          <table:table-cell table:style-name="Tabelle2.A1" office:value-type="string">
            <text:p text:style-name="P2">6</text:p>
          </table:table-cell>
        </table:table-row>
        <table:table-row>
          <table:table-cell table:style-name="Tabelle2.A1" office:value-type="string">
            <text:p text:style-name="P18">Lektion</text:p>
          </table:table-cell>
          <table:table-cell table:style-name="Tabelle2.A1" office:value-type="string">
            <text:p text:style-name="P19">IV - </text:p>
          </table:table-cell>
          <table:table-cell table:style-name="Tabelle2.A1" office:value-type="string">
            <text:p text:style-name="P18">Kombinationen von Hand- und Armkreisen</text:p>
          </table:table-cell>
          <table:table-cell table:style-name="Tabelle2.A1" office:value-type="string">
            <text:p text:style-name="P2">7</text:p>
          </table:table-cell>
        </table:table-row>
        <table:table-row>
          <table:table-cell table:style-name="Tabelle2.A1" table:number-columns-spanned="3" office:value-type="string">
            <text:p text:style-name="P18"/>
          </table:table-cell>
          <table:covered-table-cell/>
          <table:covered-table-cell/>
          <table:table-cell table:style-name="Tabelle2.A1" office:value-type="string">
            <text:p text:style-name="P2"/>
          </table:table-cell>
        </table:table-row>
        <table:table-row>
          <table:table-cell table:style-name="Tabelle2.A1" table:number-columns-spanned="3" office:value-type="string">
            <text:p text:style-name="P22">Teil II - Fortgeschrittenes Keulenschwingen</text:p>
          </table:table-cell>
          <table:covered-table-cell/>
          <table:covered-table-cell/>
          <table:table-cell table:style-name="Tabelle2.A1" office:value-type="string">
            <text:p text:style-name="P3">8</text:p>
          </table:table-cell>
        </table:table-row>
        <table:table-row>
          <table:table-cell table:style-name="Tabelle2.A1" office:value-type="string">
            <text:p text:style-name="P18">Lektion</text:p>
          </table:table-cell>
          <table:table-cell table:style-name="Tabelle2.A1" office:value-type="string">
            <text:p text:style-name="P19">I - </text:p>
          </table:table-cell>
          <table:table-cell table:style-name="Tabelle2.A1" office:value-type="string">
            <text:p text:style-name="P18">Schulterkreise</text:p>
          </table:table-cell>
          <table:table-cell table:style-name="Tabelle2.A1" office:value-type="string">
            <text:p text:style-name="P2">8</text:p>
          </table:table-cell>
        </table:table-row>
        <table:table-row>
          <table:table-cell table:style-name="Tabelle2.A1" office:value-type="string">
            <text:p text:style-name="P18">Lektion</text:p>
          </table:table-cell>
          <table:table-cell table:style-name="Tabelle2.A1" office:value-type="string">
            <text:p text:style-name="P19">II - </text:p>
          </table:table-cell>
          <table:table-cell table:style-name="Tabelle2.A1" office:value-type="string">
            <text:p text:style-name="P18">Parallele Kreise</text:p>
          </table:table-cell>
          <table:table-cell table:style-name="Tabelle2.A1" office:value-type="string">
            <text:p text:style-name="P2">10</text:p>
          </table:table-cell>
        </table:table-row>
        <table:table-row>
          <table:table-cell table:style-name="Tabelle2.A1" office:value-type="string">
            <text:p text:style-name="P18">Lektion</text:p>
          </table:table-cell>
          <table:table-cell table:style-name="Tabelle2.A1" office:value-type="string">
            <text:p text:style-name="P19">III - </text:p>
          </table:table-cell>
          <table:table-cell table:style-name="Tabelle2.A1" office:value-type="string">
            <text:p text:style-name="P18">Verfolgerkreise</text:p>
          </table:table-cell>
          <table:table-cell table:style-name="Tabelle2.A1" office:value-type="string">
            <text:p text:style-name="P2">11</text:p>
          </table:table-cell>
        </table:table-row>
        <table:table-row>
          <table:table-cell table:style-name="Tabelle2.A1" office:value-type="string">
            <text:p text:style-name="P18">Lektion </text:p>
          </table:table-cell>
          <table:table-cell table:style-name="Tabelle2.A1" office:value-type="string">
            <text:p text:style-name="P19">IV - </text:p>
          </table:table-cell>
          <table:table-cell table:style-name="Tabelle2.A1" office:value-type="string">
            <text:p text:style-name="P18">Verfolgerkreise (Fortsetzung)</text:p>
          </table:table-cell>
          <table:table-cell table:style-name="Tabelle2.A1" office:value-type="string">
            <text:p text:style-name="P2">12</text:p>
          </table:table-cell>
        </table:table-row>
        <table:table-row>
          <table:table-cell table:style-name="Tabelle2.A1" office:value-type="string">
            <text:p text:style-name="P18">Lektion</text:p>
          </table:table-cell>
          <table:table-cell table:style-name="Tabelle2.A1" office:value-type="string">
            <text:p text:style-name="P19">V - </text:p>
          </table:table-cell>
          <table:table-cell table:style-name="Tabelle2.A1" office:value-type="string">
            <text:p text:style-name="P18">Verfolgerkreise (Schluss)</text:p>
          </table:table-cell>
          <table:table-cell table:style-name="Tabelle2.A1" office:value-type="string">
            <text:p text:style-name="P2">14</text:p>
          </table:table-cell>
        </table:table-row>
        <table:table-row>
          <table:table-cell table:style-name="Tabelle2.A1" table:number-columns-spanned="3" office:value-type="string">
            <text:p text:style-name="P1"/>
          </table:table-cell>
          <table:covered-table-cell/>
          <table:covered-table-cell/>
          <table:table-cell table:style-name="Tabelle2.A1" office:value-type="string">
            <text:p text:style-name="P2"/>
          </table:table-cell>
        </table:table-row>
        <table:table-row>
          <table:table-cell table:style-name="Tabelle2.A1" table:number-columns-spanned="3" office:value-type="string">
            <text:p text:style-name="P22">Teil III – Fortgeschrittenes Keulenschwingen, mit Snakes </text:p>
          </table:table-cell>
          <table:covered-table-cell/>
          <table:covered-table-cell/>
          <table:table-cell table:style-name="Tabelle2.A1" office:value-type="string">
            <text:p text:style-name="P3">15</text:p>
          </table:table-cell>
        </table:table-row>
        <table:table-row>
          <table:table-cell table:style-name="Tabelle2.A1" office:value-type="string">
            <text:p text:style-name="P18">Lektion</text:p>
          </table:table-cell>
          <table:table-cell table:style-name="Tabelle2.A1" office:value-type="string">
            <text:p text:style-name="P19">I - </text:p>
          </table:table-cell>
          <table:table-cell table:style-name="Tabelle2.A1" office:value-type="string">
            <text:p text:style-name="P18">Die Schultersnake auswärts</text:p>
          </table:table-cell>
          <table:table-cell table:style-name="Tabelle2.A1" office:value-type="string">
            <text:p text:style-name="P2">16</text:p>
          </table:table-cell>
        </table:table-row>
        <table:table-row>
          <table:table-cell table:style-name="Tabelle2.A1" office:value-type="string">
            <text:p text:style-name="P18">Lektion</text:p>
          </table:table-cell>
          <table:table-cell table:style-name="Tabelle2.A1" office:value-type="string">
            <text:p text:style-name="P19">II - </text:p>
          </table:table-cell>
          <table:table-cell table:style-name="Tabelle2.A1" office:value-type="string">
            <text:p text:style-name="P18">Halbe Schultersnakes</text:p>
          </table:table-cell>
          <table:table-cell table:style-name="Tabelle2.A1" office:value-type="string">
            <text:p text:style-name="P2">17</text:p>
          </table:table-cell>
        </table:table-row>
        <table:table-row>
          <table:table-cell table:style-name="Tabelle2.A1" office:value-type="string">
            <text:p text:style-name="P18">Lektion</text:p>
          </table:table-cell>
          <table:table-cell table:style-name="Tabelle2.A1" office:value-type="string">
            <text:p text:style-name="P19">III - </text:p>
          </table:table-cell>
          <table:table-cell table:style-name="Tabelle2.A1" office:value-type="string">
            <text:p text:style-name="P18">Die Senkrechte Snake auswärts</text:p>
          </table:table-cell>
          <table:table-cell table:style-name="Tabelle2.A1" office:value-type="string">
            <text:p text:style-name="P2">17</text:p>
          </table:table-cell>
        </table:table-row>
        <table:table-row>
          <table:table-cell table:style-name="Tabelle2.A1" office:value-type="string">
            <text:p text:style-name="P18">Lektion</text:p>
          </table:table-cell>
          <table:table-cell table:style-name="Tabelle2.A1" office:value-type="string">
            <text:p text:style-name="P19">IV - </text:p>
          </table:table-cell>
          <table:table-cell table:style-name="Tabelle2.A1" office:value-type="string">
            <text:p text:style-name="P18">Die Hüftsnake vorwärts</text:p>
          </table:table-cell>
          <table:table-cell table:style-name="Tabelle2.A1" office:value-type="string">
            <text:p text:style-name="P2">17</text:p>
          </table:table-cell>
        </table:table-row>
        <table:table-row>
          <table:table-cell table:style-name="Tabelle2.A1" office:value-type="string">
            <text:p text:style-name="P18">Lektion</text:p>
          </table:table-cell>
          <table:table-cell table:style-name="Tabelle2.A1" office:value-type="string">
            <text:p text:style-name="P19">V - </text:p>
          </table:table-cell>
          <table:table-cell table:style-name="Tabelle2.A1" office:value-type="string">
            <text:p text:style-name="P18">Die Hüftspirale vorwärts</text:p>
          </table:table-cell>
          <table:table-cell table:style-name="Tabelle2.A1" office:value-type="string">
            <text:p text:style-name="P2">18</text:p>
          </table:table-cell>
        </table:table-row>
        <table:table-row>
          <table:table-cell table:style-name="Tabelle2.A1" office:value-type="string">
            <text:p text:style-name="P18">Lektion</text:p>
          </table:table-cell>
          <table:table-cell table:style-name="Tabelle2.A1" office:value-type="string">
            <text:p text:style-name="P19">VI - </text:p>
          </table:table-cell>
          <table:table-cell table:style-name="Tabelle2.A1" office:value-type="string">
            <text:p text:style-name="P18">Wandernde Snakes</text:p>
          </table:table-cell>
          <table:table-cell table:style-name="Tabelle2.A1" office:value-type="string">
            <text:p text:style-name="P2">19</text:p>
          </table:table-cell>
        </table:table-row>
        <table:table-row>
          <table:table-cell table:style-name="Tabelle2.A1" office:value-type="string">
            <text:p text:style-name="P18">Lektion</text:p>
          </table:table-cell>
          <table:table-cell table:style-name="Tabelle2.A1" office:value-type="string">
            <text:p text:style-name="P19">VII - </text:p>
          </table:table-cell>
          <table:table-cell table:style-name="Tabelle2.A1" office:value-type="string">
            <text:p text:style-name="P18">Die Schultersnake einwärts</text:p>
          </table:table-cell>
          <table:table-cell table:style-name="Tabelle2.A1" office:value-type="string">
            <text:p text:style-name="P2">20</text:p>
          </table:table-cell>
        </table:table-row>
        <table:table-row>
          <table:table-cell table:style-name="Tabelle2.A1" office:value-type="string">
            <text:p text:style-name="P18">Lektion</text:p>
          </table:table-cell>
          <table:table-cell table:style-name="Tabelle2.A1" office:value-type="string">
            <text:p text:style-name="P19">VIII - </text:p>
          </table:table-cell>
          <table:table-cell table:style-name="Tabelle2.A1" office:value-type="string">
            <text:p text:style-name="P18">Die Senkrechte Snake einwärts</text:p>
          </table:table-cell>
          <table:table-cell table:style-name="Tabelle2.A1" office:value-type="string">
            <text:p text:style-name="P2">20</text:p>
          </table:table-cell>
        </table:table-row>
        <table:table-row>
          <table:table-cell table:style-name="Tabelle2.A1" office:value-type="string">
            <text:p text:style-name="P18">Lektion</text:p>
          </table:table-cell>
          <table:table-cell table:style-name="Tabelle2.A1" office:value-type="string">
            <text:p text:style-name="P19">IX - </text:p>
          </table:table-cell>
          <table:table-cell table:style-name="Tabelle2.A1" office:value-type="string">
            <text:p text:style-name="P18">Die einwärtige oder umgekehrte Hüftsnake</text:p>
          </table:table-cell>
          <table:table-cell table:style-name="Tabelle2.A1" office:value-type="string">
            <text:p text:style-name="P2">21</text:p>
          </table:table-cell>
        </table:table-row>
        <table:table-row>
          <table:table-cell table:style-name="Tabelle2.A1" office:value-type="string">
            <text:p text:style-name="P18">Lektion</text:p>
          </table:table-cell>
          <table:table-cell table:style-name="Tabelle2.A1" office:value-type="string">
            <text:p text:style-name="P19">X - </text:p>
          </table:table-cell>
          <table:table-cell table:style-name="Tabelle2.A1" office:value-type="string">
            <text:p text:style-name="P18">Parallele Bewegungen</text:p>
          </table:table-cell>
          <table:table-cell table:style-name="Tabelle2.A1" office:value-type="string">
            <text:p text:style-name="P2">22</text:p>
          </table:table-cell>
        </table:table-row>
        <table:table-row>
          <table:table-cell table:style-name="Tabelle2.A1" office:value-type="string">
            <text:p text:style-name="P18">Lektion</text:p>
          </table:table-cell>
          <table:table-cell table:style-name="Tabelle2.A1" office:value-type="string">
            <text:p text:style-name="P19">XI - </text:p>
          </table:table-cell>
          <table:table-cell table:style-name="Tabelle2.A1" office:value-type="string">
            <text:p text:style-name="P18">Die Hüftspirale einwärts und die Verfolger</text:p>
          </table:table-cell>
          <table:table-cell table:style-name="Tabelle2.A1" office:value-type="string">
            <text:p text:style-name="P2">23</text:p>
          </table:table-cell>
        </table:table-row>
        <table:table-row>
          <table:table-cell table:style-name="Tabelle2.A1" table:number-columns-spanned="3" office:value-type="string">
            <text:p text:style-name="P1"/>
          </table:table-cell>
          <table:covered-table-cell/>
          <table:covered-table-cell/>
          <table:table-cell table:style-name="Tabelle2.A1" office:value-type="string">
            <text:p text:style-name="P2"/>
          </table:table-cell>
        </table:table-row>
        <table:table-row>
          <table:table-cell table:style-name="Tabelle2.A1" table:number-columns-spanned="3" office:value-type="string">
            <text:p text:style-name="P22">Teil IV - Übungen zur Arbeit mit Gruppen</text:p>
          </table:table-cell>
          <table:covered-table-cell/>
          <table:covered-table-cell/>
          <table:table-cell table:style-name="Tabelle2.A1" office:value-type="string">
            <text:p text:style-name="P3">24</text:p>
          </table:table-cell>
        </table:table-row>
        <table:table-row>
          <table:table-cell table:style-name="Tabelle2.A1" office:value-type="string">
            <text:p text:style-name="P18">Lektion</text:p>
          </table:table-cell>
          <table:table-cell table:style-name="Tabelle2.A1" office:value-type="string">
            <text:p text:style-name="P19">I - </text:p>
          </table:table-cell>
          <table:table-cell table:style-name="Tabelle2.A1" office:value-type="string">
            <text:p text:style-name="P18">Kreise</text:p>
          </table:table-cell>
          <table:table-cell table:style-name="Tabelle2.A1" office:value-type="string">
            <text:p text:style-name="P2">25</text:p>
          </table:table-cell>
        </table:table-row>
        <table:table-row>
          <table:table-cell table:style-name="Tabelle2.A1" office:value-type="string">
            <text:p text:style-name="P18">Lektion</text:p>
          </table:table-cell>
          <table:table-cell table:style-name="Tabelle2.A1" office:value-type="string">
            <text:p text:style-name="P19">II - </text:p>
          </table:table-cell>
          <table:table-cell table:style-name="Tabelle2.A1" office:value-type="string">
            <text:p text:style-name="P18">Pendel</text:p>
          </table:table-cell>
          <table:table-cell table:style-name="Tabelle2.A1" office:value-type="string">
            <text:p text:style-name="P2">26</text:p>
          </table:table-cell>
        </table:table-row>
        <table:table-row>
          <table:table-cell table:style-name="Tabelle2.A1" office:value-type="string">
            <text:p text:style-name="P18">Lektion </text:p>
          </table:table-cell>
          <table:table-cell table:style-name="Tabelle2.A1" office:value-type="string">
            <text:p text:style-name="P19">III - </text:p>
          </table:table-cell>
          <table:table-cell table:style-name="Tabelle2.A1" office:value-type="string">
            <text:p text:style-name="P18">Pendel (Schluss)</text:p>
          </table:table-cell>
          <table:table-cell table:style-name="Tabelle2.A1" office:value-type="string">
            <text:p text:style-name="P2">27</text:p>
          </table:table-cell>
        </table:table-row>
        <table:table-row>
          <table:table-cell table:style-name="Tabelle2.A1" office:value-type="string">
            <text:p text:style-name="P18">Lektion</text:p>
          </table:table-cell>
          <table:table-cell table:style-name="Tabelle2.A1" office:value-type="string">
            <text:p text:style-name="P19">IV - </text:p>
          </table:table-cell>
          <table:table-cell table:style-name="Tabelle2.A1" office:value-type="string">
            <text:p text:style-name="P18">Kombinationen</text:p>
          </table:table-cell>
          <table:table-cell table:style-name="Tabelle2.A1" office:value-type="string">
            <text:p text:style-name="P2">28</text:p>
          </table:table-cell>
        </table:table-row>
        <table:table-row>
          <table:table-cell table:style-name="Tabelle2.A1" table:number-columns-spanned="3" office:value-type="string">
            <text:p text:style-name="P1"/>
          </table:table-cell>
          <table:covered-table-cell/>
          <table:covered-table-cell/>
          <table:table-cell table:style-name="Tabelle2.A1" office:value-type="string">
            <text:p text:style-name="P2"/>
          </table:table-cell>
        </table:table-row>
        <table:table-row>
          <table:table-cell table:style-name="Tabelle2.A1" table:number-columns-spanned="3" office:value-type="string">
            <text:p text:style-name="P22">Teil V - Allgemeine Informationen</text:p>
          </table:table-cell>
          <table:covered-table-cell/>
          <table:covered-table-cell/>
          <table:table-cell table:style-name="Tabelle2.A1" office:value-type="string">
            <text:p text:style-name="P3">29</text:p>
          </table:table-cell>
        </table:table-row>
        <table:table-row>
          <table:table-cell table:style-name="Tabelle2.A1" table:number-columns-spanned="3" office:value-type="string">
            <text:p text:style-name="P18">Blickrichtungen - Musik - Fackelschwingen – Aufführungen.</text:p>
          </table:table-cell>
          <table:covered-table-cell/>
          <table:covered-table-cell/>
          <table:table-cell table:style-name="Tabelle2.A1" office:value-type="string">
            <text:p text:style-name="P2"/>
          </table:table-cell>
        </table:table-row>
        <table:table-row>
          <table:table-cell table:style-name="Tabelle2.A1" table:number-columns-spanned="3" office:value-type="string">
            <text:p text:style-name="P1"/>
          </table:table-cell>
          <table:covered-table-cell/>
          <table:covered-table-cell/>
          <table:table-cell table:style-name="Tabelle2.A1" office:value-type="string">
            <text:p text:style-name="P2"/>
          </table:table-cell>
        </table:table-row>
        <table:table-row>
          <table:table-cell table:style-name="Tabelle2.A1" table:number-columns-spanned="3" office:value-type="string">
            <text:p text:style-name="P22">Teil VI - Keulenschwingen zur allgemeinen und korrigierenden Übung</text:p>
          </table:table-cell>
          <table:covered-table-cell/>
          <table:covered-table-cell/>
          <table:table-cell table:style-name="Tabelle2.A1" office:value-type="string">
            <text:p text:style-name="P3">31</text:p>
          </table:table-cell>
        </table:table-row>
        <table:table-row>
          <table:table-cell table:style-name="Tabelle2.A1" table:number-columns-spanned="3" office:value-type="string">
            <text:p text:style-name="P18">Ein Vorschlag zum Keulenschwingen mit Gruppen</text:p>
          </table:table-cell>
          <table:covered-table-cell/>
          <table:covered-table-cell/>
          <table:table-cell table:style-name="Tabelle2.A1" office:value-type="string">
            <text:p text:style-name="P2">33</text:p>
          </table:table-cell>
        </table:table-row>
        <table:table-row>
          <table:table-cell table:style-name="Tabelle2.A1" table:number-columns-spanned="3" office:value-type="string">
            <text:p text:style-name="P18">Von Paul C. Phillips, M.D.</text:p>
          </table:table-cell>
          <table:covered-table-cell/>
          <table:covered-table-cell/>
          <table:table-cell table:style-name="Tabelle2.A1" office:value-type="string">
            <text:p text:style-name="P2"/>
          </table:table-cell>
        </table:table-row>
      </table:table>
      <text:p text:style-name="P27"/>
      <text:p text:style-name="P31">Einleitung.</text:p>
      <text:p text:style-name="P5"/>
      <text:p text:style-name="P5">Von W. G. Anderson, M. D.</text:p>
      <text:p text:style-name="P5">Professor of Physical Education, and Director of Gymnasium, Yale University</text:p>
      <text:p text:style-name="P4"/>
      <text:p text:style-name="P4"/>
      <text:p text:style-name="P4">Nach einem Vierteljahrhundert Erfahrung im Sportunterricht fühle ich mich stärker als zuvor zum Ge­brauch der Keulen als eine nützliche und angenehme Form der Übung hingezogen.</text:p>
      <text:p text:style-name="P4">Wahrlich gibt es ihnen gegenüber einige Einwände vom so genannten hygienischen Standpunkt, aber diese Einwände werden durch ihre positiven Faktoren überwogen. Die Argumente gegen die Keulenbewegungen können mit Recht genauso gegen viele der Bewegungen hervorgebracht werden, die mit Stäben und Kugel­gewichten ausgeführt werden, aber da es möglich und wahrscheinlich ist, dass den Übungen, welche die Arme zu weit vor den Körper holen, sofort durch Kreise entgegengewirkt wird, die die Schultern anheben und die Schulterblätter zurückziehen, bezweifele ich stark, dass irgendein Schaden von dieser angenehmen Form der Übung kommt. </text:p>
      <text:p text:style-name="P4">Ich hoffe, dass nie eine Zeit kommt, in der das Element des Vergnügens an den Übungen übersehen wird. Keulenschwingen, besonders von guter Musik begleitet, ist angenehmer, als viele Bewegungen mit anderen leichten Geräten und mir ist aufgefallen, dass Schüler häufiger Keulen fordern, als Kugelgewichte oder Stä­be.</text:p>
      <text:p text:style-name="P4">Nur der sachverständige Ausführende nähert sich der meisterhaften Beherrschung der Keulen; die Kombi­nationen sind so zahlreich und schwierig, dass man schon ein Fachmann sein muss, um gerade eben an der Schwelle zum gesamten Wissen über die tausend und eine Bewegungen zu stehen.</text:p>
      <text:p text:style-name="P4">Ein begrenzter Gebrauch der grauen Substanz ermöglicht einem, viele Bewegungen ohne einen Lehrer zu erlernen, besonders wenn er ein Buch wie dieses an seiner Seite hat. Die einfachen Kreise, mit Handgelenk oder Arm, entweder vor oder hinter dem Körper, über dem Kopf, an Schulter oder Taille, bis hin zu „Reel,“ „Verfolger-“ oder „synchroner“ Zeit, werden ein Feld an Arbeit eröffnen, welches sehr schwer abzudecken ist. </text:p>
      <text:p text:style-name="P4">Wenn wir weiter annehmen, dass jeder Kreis umgekehrt werden kann, dass alle Snakes umgekehrt werden können, egal in welchem Rhythmus oder „Timing,“ und dass die Bestandteile der Snakes gebraucht und auch umgekehrt werden können, haben wir eine Reihe verwirrender Kombinationen vor uns, die zu lernen Jahre an Übung erfordert.</text:p>
      <text:p text:style-name="P4">Als fehlerbehebendes und heilendes Mittel bei Verstauchungen und Überlastungen von Schulter-, Ellbo­gen- und Handgelenken habe ich mit leichten Keulen ausgeprägte Erfolge gehabt. Ringkämpfer, Football- und Baseball-Spieler sowie Turner, wurden hervorragend unterstützt, um die normale Spannkraft von Bän­dern und Muskeln durch „Reels,“ Handgelenkkreise, etc. zurückzuerhalten.</text:p>
      <text:p text:style-name="P4">Dass die indische Keule das einzige der leichten Geräte ist, welches von den akademischen gymnastischen Gesellschaften angenommen wurde, ist ein Argument zu seinen Gunsten, welches nicht leichtfertig abgetan werden kann.</text:p>
      <text:p text:style-name="P4">Da körperliches Training dem ständigem Fortschritt unterliegt, gibt es ein Bedarf für jedes Buch, das sorg­fältig auf dem aktuellen Stand ist. Ich habe die Arbeit von Mr. Schatz überprüft und für gut befunden.</text:p>
      <text:p text:style-name="P4">Mr. Schatz ist ebenso ein Experte des Keulenschwingens wie ein Lehrer der Gymnastik, folglich kann und hat er das Wissen um das erstere mit der Erfahrung von dem letzteren in einer Art und Weise in einem Buch kombiniert, das gleichsam Lehrer und Schüler behilflich sein wird. </text:p>
      <text:p text:style-name="P4"/>
      <text:p text:style-name="P4">W. G. Anderson.</text:p>
      <text:p text:style-name="P4"/>
      <text:p text:style-name="P12">Teil I.</text:p>
      <text:p text:style-name="P10">Grundlagen des Keulenschwingens.</text:p>
      <text:p text:style-name="P4"/>
      <text:p text:style-name="P4">Die <text:span text:style-name="T1">korrekte Ausgangsposition</text:span> wird in <text:span text:style-name="T4">Figur 1</text:span> gezeigt. Aufrechter Stand, Brust gewölbt, Fersen etwa 5 Zentimeter auseinander und Füße in einem Winkel von fünfundvierzig Grad. Schaue geradeaus, bewege den Körper nicht, es sei denn, darauf wird hingewiesen; lasse den Arm das Schwingen ausführen, oder eher die Keule den Arm schwingen. Der Körper sollte so bewegungslos wie eine Statue bleiben; die Arme als be­wegliche Anhängsel agieren. Die Keule in Bewegung zu halten fordert nur wenig Aufwand, nach begonne­nem Schwung erledigt ihr eigenes Gewicht fast die ganze Arbeit.</text:p>
      <text:p text:style-name="P4"/>
      <text:p text:style-name="P4">Die <text:span text:style-name="T1">Haltung</text:span> der Keule wechselt mit den verschiedenen Bewegungen, aber im Allgemeinen wird die Keule zwischen dem Daumen und den ersten beiden Fingern gehalten. Wenn die Keule mit dem Daumen und allen Fingern gehalten wird, können einige Bewegungen nicht durchgeführt werden, was mit der oben genannten Haltung einfacher wird. Eine variable Haltung wird erklärt, wenn es die Gelegenheit erfordert. Zugunsten des Lernenden wurde den genauen Abbildungen der Haltung sowie der Positionen besondere Aufmerksam­keit gewidmet.</text:p>
      <text:p text:style-name="P4"/>
      <text:p text:style-name="P4"><text:span text:style-name="T1">Arm- und Handkreise</text:span>. Ein <text:span text:style-name="T1">Armkreis</text:span> ist ein Kreis, bei dem die Keule mit gestrecktem Arm geschwungen wird, die Schulter als Zentrum des Kreises. Der Ausdruck <text:span text:style-name="T1">Armkreis</text:span> wird im Allgemeinen benutzt, um ir­gendeinen Teil eines Kreises zu bezeichnen, den man durch Ausstrecken des Arms wie in <text:span text:style-name="T4">Fig. 1</text:span> von <text:span text:style-name="T4">„a“</text:span> nach <text:span text:style-name="T4">„b“</text:span> macht; der Ausdruck <text:span text:style-name="T1">Vollarmkreis</text:span> wird benutzt, um einen kompletten Kreis zu kennzeichnen, der mit der Keule beschrieben wird.</text:p>
      <text:p text:style-name="P4"/>
      <text:p text:style-name="P4">Ein <text:span text:style-name="T1">Handkreis</text:span>, manchmal auch <text:span text:style-name="T1">kleiner</text:span> oder <text:span text:style-name="T1">Handgelenkkreis</text:span> genannt, wird gebildet, indem man einen Kreis mit dem Korpus der Keule beschreibt, die Hand als Zentrum des Kreises. (<text:span text:style-name="T4">Figur 4</text:span>.)</text:p>
      <text:p text:style-name="P4"/>
      <text:p text:style-name="P4">Ein <text:span text:style-name="T1">herzförmiger Kreis</text:span> wird in <text:span text:style-name="T4">Figur 1</text:span> gezeigt.</text:p>
      <text:p text:style-name="P4"/>
      <text:p text:style-name="P4">Ein <text:span text:style-name="T1">Pendel</text:span> ist normalerweise ein Armkreis, der von Schulterhöhe zu Schulterhöhe geht, aber der beschrie­bene Bogen kann mehr oder weniger als ein Halbkreis sein.</text:p>
      <text:p text:style-name="P4"/>
      <text:p text:style-name="P4">Richtungen: Kreise werden in der vertikalen Ebene nach rechts und links, sowie vorwärts und rückwärts ausgeführt, in der Horizontalebene nach rechts und links; tatsächlich können sie in fast jeder denkbaren Ebene und Richtung ausgeführt werden.</text:p>
      <text:p text:style-name="P4"/>
      <text:p text:style-name="P4">Es wird bemerkt werden, dass in diesem Buch nur wenige Kreise beschrieben sind, die nicht nach rechts und links verlaufen, also in einer vertikalen Ebene durchgeführt werden, die bei eingenommener Grundposi­tion parallel zu einer Ebene ist, die von Seite zu Seite durch den Körper schneidet; der Grund dafür ist, dass der Effekt von vor- und rückwärtigen Bewegungen leicht erreicht werden kann, indem man einfach den Oberkörper nach rechts oder links dreht.</text:p>
      <text:p text:style-name="P4">Gleichzeitig trägt die so geschwungene, kontinuierliche Bewegung der Keule dazu bei, das Lernen von Kombinationen und Übungen zu erleichtern, die bei der Arbeit mit der Keule in gemischten Ebenen verwir­rend sein würden. Diese Methode ist auch in der Präsentation wirkungsvoller, da sie dem Zuschauer eine bessere Sicht bietet.</text:p>
      <text:p text:style-name="P4"/>
      <text:p text:style-name="P4">Alle Kreise werden von der Ausgangsposition beginnend gesehen und dementsprechend benannt. Wenn ein Kreis vom Kopf weg begonnen wird, indem man die Keule in der Lateralebene schwingt, das heißt, die rechte Keule schwingt nach rechts, die linke Keule nach links, wird er <text:span text:style-name="T1">Auswärtskreis</text:span> genannt; beginnt der Kreis zum Kopf hin, heißt er <text:span text:style-name="T1">Einwärtskreis</text:span>.</text:p>
      <text:p text:style-name="P4"/>
      <text:p text:style-name="P4"><text:span text:style-name="T4">Fig. 1</text:span> zeigt einen <text:span text:style-name="T1">synchronen (beidhändigen) Auswärtskreis</text:span>. Beim Schwingen in anderen Ebenen wird der Name des Kreises von der Richtung bestimmt, in der die Keule den Kreis beginnt, also rückwärts, vorwärts, etc. Diese letzteren Bewegungen werden in Teil IV wiedergegeben.</text:p>
      <text:p text:style-name="P4"><text:soft-page-break/>Die Pendelbewegungen, etc., bei denen die Keule in eine Richtung geschwungen wird, zum Anhalten kommt und dann in die entgegengesetzte Richtung schwingt, sind ebenfalls in Teil IV zu finden, da es sinn­voller ist, zuerst die kontinuierlichen Bewegungen zu lernen. </text:p>
      <text:p text:style-name="P4"/>
      <text:p text:style-name="P4">Es wird gehofft, dass diese Methode dem Lernenden behilflich ist, da beim Schwingen eines Armkreises häufig gezögert wird, einen Handkreis folgen zu lassen, weil man nicht weiß, in welche Richtung die Keule gehen soll. Aus diesem Grund sind die kontinuierlichen Bewegungen zusammengefasst worden; alles was man tun muss, ist der Keule zu erlauben, in die Richtung zu schwingen, welche sie automatisch nimmt, und den korrekten Weg anzeigt. Es wird als eine der ersten Notwendigkeiten gesehen, die Keule locker zu halten und sie mit gerade ausreichender Kraft so zu schwingen, dass sie kreist; dabei nur leicht gelenkt. Dies trifft besonders auf komplexere Übungen zu. Die Übungen, die in diesem Buch enthalten sind, sind progressiv angeordnet worden, und der Übergang von der einfachen zur schwierigsten Übung ist stufenweise so ange­nehm wie möglich geplant worden. Einige der Bewegungen können sehr leicht gelernt werden, für andere werden Ausdauer und lange Praxis benötigt.</text:p>
      <text:p text:style-name="P4"/>
      <text:p text:style-name="P4">Übe eine Bewegung immer zuerst mit einer Hand; nachdem die Bewegung mit dieser Hand gemeistert ist, nimm die andere; und schließlich beide zusammen. Übe jede Bewegung, bis sie fast automatisiert stattfin­det, damit einfach an die Bewegung gedacht wird, während sich die Keule mit kaum wahrnehmbarem Auf­wand des Ausführenden gleichmäßig bewegt. Das Üben vor einem Spiegel ist sehr nützlich, da ein genaues Abbild der ausgeführten Bewegungen gegeben wird. </text:p>
      <text:p text:style-name="P4"/>
      <text:p text:style-name="P4"/>
      <text:p text:style-name="P10">Lektion I.</text:p>
      <text:p text:style-name="P10">Herzförmige Kreise.</text:p>
      <text:p text:style-name="P4"/>
      <text:list text:style-name="L1">
        <text:list-item>
          <text:p text:style-name="P34">Hebe die rechte Keule von der Ausgangsposition nach oben und nach außen an und strecke den Arm aus; sobald <text:span text:style-name="T4">„a“</text:span> erreicht wird (<text:span text:style-name="T4">Fig. 1</text:span>), lasse die Keule wie angezeigt schwingen, und wieder in Position gehen. Dies ist ein auswärtiger herzförmiger Kreis.</text:p>
        </text:list-item>
        <text:list-item>
          <text:p text:style-name="P34">Führe die Bewegung einige Male aus; wenn die Keule von <text:span text:style-name="T4">„a“</text:span> nach <text:span text:style-name="T4">„b“</text:span> schwingt, zähle <text:span text:style-name="T4">1</text:span>; und wenn die Keule die untere Position erreicht, zähle <text:span text:style-name="T4">2</text:span>; warte einen Moment vom <text:span text:style-name="T4">„b“</text:span> zum <text:span text:style-name="T4">„a.“</text:span> (Diese Pause ist später hilfreich, wenn der Zählimpuls <text:span text:style-name="T4">2</text:span> durch einen Handkreis ersetzt wird.) Beim herzförmigen Kreis zählt der Kreis auf <text:span text:style-name="T4">1</text:span> und die Pause auf <text:span text:style-name="T4">2</text:span>; in der regulären Ausführung würde <text:span text:style-name="T4">1</text:span> der Armkreis und <text:span text:style-name="T4">2</text:span> der Handkreis sein.</text:p>
        </text:list-item>
        <text:list-item>
          <text:p text:style-name="P34">Wie Übung 2, aber mit links.</text:p>
        </text:list-item>
        <text:list-item>
          <text:p text:style-name="P34">Schwinge beide Keulen gleichzeitig auswärts und beschreibe einen herzförmigen Kreis mit jeder Hand. Dies ist ein <text:span text:style-name="T1">synchroner auswärtiger herzförmiger Kreis</text:span>. (Kreis <text:span text:style-name="T4">1</text:span>, Pause <text:span text:style-name="T4">2</text:span>). <text:span text:style-name="T4">Fig. 1</text:span> zeigt diese Übung.</text:p>
        </text:list-item>
        <text:list-item>
          <text:p text:style-name="P34">Schwinge die Keule nach innen und führe einen <text:span text:style-name="T1">einwärtigen herzförmigen Kreis</text:span> mit rechts aus. Wieder­hole mit links.</text:p>
        </text:list-item>
        <text:list-item>
          <text:p text:style-name="P34"><text:span text:style-name="T1">Synchroner einwärtiger herzförmiger Kreis</text:span>. Bei den Übungen 5 und 6 bewegen sich die Keulen entge­gengesetzt der in <text:span text:style-name="T4">Figur 1</text:span> angezeigten Richtung.</text:p>
        </text:list-item>
        <text:list-item>
          <text:p text:style-name="P34">Schwinge rechts einen Auswärtskreis <text:span text:style-name="T4">1</text:span>, Pause <text:span text:style-name="T4">2</text:span>; schwinge dann links einen Auswärtskreis <text:span text:style-name="T4">3</text:span>, Pause <text:span text:style-name="T4">4</text:span>; kontinuierlich 16 mal.</text:p>
        </text:list-item>
        <text:list-item>
          <text:p text:style-name="P34">Schwinge rechts einen Auswärtskreis <text:span text:style-name="T4">1</text:span>, Pause <text:span text:style-name="T4">2</text:span>; und starte einen Auswärtskreis mit links, während die rechte Hand <text:span text:style-name="T4">1</text:span> durchführt; die linke führt die Pause auf <text:span text:style-name="T4">1</text:span> und den Kreis auf <text:span text:style-name="T4">2</text:span> aus. <text:span text:style-name="T4">Fig. 2</text:span> zeigt die Position der rechten Keule, wenn die linke beginnt.</text:p>
        </text:list-item>
        <text:list-item>
          <text:p text:style-name="P34">Wie Übung 7, aber einwärts.</text:p>
        </text:list-item>
        <text:list-item>
          <text:p text:style-name="P34">Wie Übung 8, aber einwärts.</text:p>
        </text:list-item>
        <text:list-item>
          <text:p text:style-name="P34">Starte beide Keulen zusammen, schwinge links einen einwärtigen und rechts einen auswärtigen herz­förmigen Kreis. <text:span text:style-name="T4">Fig. </text:span>3 zeigt den Start; und bei <text:span text:style-name="T4">X</text:span> die ungefähre Position der Keulen beim Abwärts­schwung. Sie bleiben während der gesamten Bewegung parallel. Zähle <text:span text:style-name="T4">1</text:span> für den Kreis, <text:span text:style-name="T4">2</text:span> für die Pause. Dies ist die <text:span text:style-name="T1">parallele Bewegung</text:span>. </text:p>
          <text:p text:style-name="P61">Lektion II.</text:p>
        </text:list-item>
      </text:list>
      <text:p text:style-name="P10">Handkreise.</text:p>
      <text:p text:style-name="P4"/>
      <text:list text:style-name="L2">
        <text:list-item>
          <text:p text:style-name="P35">Halte die Keule vor dem Körper wie in <text:span text:style-name="T4">Figur 4</text:span>; lasse sie nach vorne fallen und den Kreis fortsetzen, wie angezeigt. Dieses ist ein <text:span text:style-name="T1">Vorwärtshandkreis</text:span>; auch vorderer Handkreis auswärts genannt. Führe 16 Kreise aus.</text:p>
        </text:list-item>
        <text:list-item>
          <text:p text:style-name="P35"><text:span text:style-name="T4">(A)</text:span> Beginne wie oben, führe die<text:span text:style-name="T3"> Vorwärtshandkreise a</text:span>ber mit beiden Händen vor dem Körper aus; <text:span text:style-name="T4">(B)</text:span> bringe die Hände allmählich auseinander, bis sie an den Seiten sind. In dieser Haltung durchlaufen die Keulen auswärtige Kreise; <text:span text:style-name="T1">synchrone Vorwärtshandkreise</text:span> in <text:span text:style-name="T4">A</text:span>, und <text:span text:style-name="T1">synchrone Auswärtshandkreise</text:span> in <text:span text:style-name="T4">B</text:span>. Die letzteren werden im Allgemeinen <text:span text:style-name="T1">hinterer Schulterkreis</text:span> anstelle von <text:span text:style-name="T1">Handkreis</text:span><text:span text:style-name="T3"> genannt</text:span>. <text:span text:style-name="T4">Fig. 5</text:span> zeigt die rechte Hand beim Ausführen eines auswärtigen hinteren Schulterkreises.</text:p>
        </text:list-item>
        <text:list-item>
          <text:p text:style-name="P35">Wie Übung 1; aber lasse die Keule rückwärts Richtung Schulter fallen, und wiederhole den Kreis 16 mal. Dies ist ein rückwärtiger Kreis vorne, oder manchmal auch einwärtiger Kreis vorne genannt, weil die Keule einwärts in Richtung zur Schulter fällt.</text:p>
        </text:list-item>
        <text:list-item>
          <text:p text:style-name="P35">Wie Übung 2; aber kreise rückwärts. Bei dieser Bewegung kommen die Keulen zu den Seiten, wo sie den synchronen einwärtigen hinteren Schulterkreis schwingen. </text:p>
        </text:list-item>
      </text:list>
      <text:p text:style-name="P4"/>
      <text:p text:style-name="P4"/>
      <text:p text:style-name="P10">Lektion III.</text:p>
      <text:p text:style-name="P10">Arm- und Schulterkreise.</text:p>
      <text:p text:style-name="P4"/>
      <text:list text:style-name="L3">
        <text:list-item>
          <text:p text:style-name="P36">Wie in Lektion I, Übung 2, beginne rechts einen auswärtigen Armkreis, zähle <text:span text:style-name="T4">1</text:span>; aber ersetze die Pause auf <text:span text:style-name="T4">2</text:span> durch einen auswärtigen hinteren Schulterkreis. Wiederhole mit links.</text:p>
        </text:list-item>
        <text:list-item>
          <text:p text:style-name="P36">Wie Übung 1, aber einwärts.</text:p>
        </text:list-item>
        <text:list-item>
          <text:p text:style-name="P36">Wie Übung 1, aber synchron auswärts; auch synchron einwärts.</text:p>
        </text:list-item>
        <text:list-item>
          <text:p text:style-name="P36">Parallele Arm- und hintere Schulterkreise nach rechts, das heißt, wie Lektion I, Übung 11; aber setze hintere Schulterkreise für <text:span text:style-name="T4">2</text:span> ein.</text:p>
        </text:list-item>
        <text:list-item>
          <text:p text:style-name="P36">Um diese parallele Bewegung einfacher zu erlernen, beginne herzförmige Kreise nach rechts, wie in Lektion I, Übung 11; aber anstatt von der Grundposition zu starten, lege die Keulen auf die Schultern, mit nach rechts gedrehtem Oberkörper, und schwinge die Keulen parallel nach oben und nach rechts. Wenn die Keulen abwärts den Armkreis ausführen, drehe den Oberkörper nach vorne, <text:span text:style-name="T4">1</text:span>; dann, wenn die Keulen auf der linken Seite hochschwingen, drehe den Oberkörper nach links und lege die Keulen wieder auf Schultern; dann drehe den Oberkörper nach rechts und beginne erneut, <text:span text:style-name="T4">2</text:span>. Setze diese Bewegung fort; aber lege die Keulen bei jedem Kreis allmählich weiter nach hinten, bis sie schließlich den Rücken hinunter hängen.<text:line-break/>Auf diese Art und Weise übend führst du die ganze <text:span text:style-name="T1">parallele Bewegung</text:span> mit <text:span text:style-name="T1">Arm- und hinteren Schulter­kreisen</text:span> aus. Selbstverständlich muss der Ausführende, nachdem die Bewegung gelernt ist, das Drehen des Oberkörpers allmählich vermindern, bis die Bewegung während der gesamten Übung mit nach vorne ge­richtetem Oberkörper erfolgt. Bei dieser Bewegung sollte darauf geachtet werden, dass die Schulterkreise genau zur gleichen Zeit begonnen werden, damit die Bewegungen wirklich parallel sind.</text:p>
        </text:list-item>
        <text:list-item>
          <text:p text:style-name="P36">Führe zwei auswärtige hintere Schulterkreise mit rechts aus, <text:span text:style-name="T4">1</text:span> und <text:span text:style-name="T4">2</text:span>; gleichzeitig schwingst du mit links einen auswärtigen Armkreis, <text:span text:style-name="T4">1</text:span>, und einen hinteren Schulterkreis, <text:span text:style-name="T4">2</text:span>; wiederhole 16 mal.</text:p>
        </text:list-item>
        <text:list-item>
          <text:p text:style-name="P36">Wie Übung 5, aber führe die kontinuierlichen Schulterkreise mit links und die Arm- und Schulterkreise mit rechts aus.</text:p>
        </text:list-item>
        <text:list-item>
          <text:p text:style-name="P36">Schwinge synchron auswärtige Arm- und hintere Schulterkreise wie in Übung 3. Nachdem du diese 8 mal kontinuierlich geschwungen hast, schwinge rechts zwei hintere Schulterkreise anstatt einen Arm- und einen Schulterkreis, und fahre dann wie vorher mit den Arm- und Schulterkreisen fort. Die ausgeführte Bewegung ist eine <text:span text:style-name="T1">alternierende</text:span> (wechselnde) Bewegung; das heißt, ein rechter hinterer Schulterkreis und gleichzeitig ein linker Armkreis, und ein rechter Armkreis und gleichzeitig ein linker hinterer Schulter­kreis. Diese Bewegung ist als das <text:span text:style-name="T1">Reel</text:span> (Bandspule) bekannt.</text:p>
        </text:list-item>
        <text:list-item>
          <text:p text:style-name="P36">Um von der <text:span text:style-name="T1">alternierenden</text:span> zur <text:span text:style-name="T1">synchronen</text:span> Bewegung zu gelangen, führe rechts anstatt der Arm- und Schulterkreise zwei hintere Schulterkreise aus.<text:line-break/></text:p>
        </text:list-item>
        <text:list-item>
          <text:p text:style-name="P36"><text:soft-page-break/>Die <text:span text:style-name="T1">Verfolgerbewegung</text:span> oder <text:span text:style-name="T1">Windmühle</text:span>. In dieser nach rechts gehenden Bewegung führt die Rechte einen auswärtigen hinteren Schulterkreis aus, <text:span text:style-name="T4">4</text:span>; und einen auswärtigen Armkreis, <text:span text:style-name="T4">2</text:span>; die Linke führt einen einwärtigen hinteren Schulterkreis aus, <text:span text:style-name="T4">3</text:span>, und einen Armkreis, <text:span text:style-name="T4">1</text:span>; die Keulen sind während der Bewegung ständig einen Viertelkreis auseinander. <text:span text:style-name="T4">Fig. 6</text:span> zeigt diese Bewegung.<text:line-break/>Diese Bewegung ist manchmal schwierig zu erlernen, kann aber bei Anwendung folgender Methode ziem­lich einfach erarbeitet werden. Beginne parallele Bewegungen wie in Übung 4; und nach dem 4ten Mal, sobald die Schulterkreise ausgeführt wurden, anstatt die Keulen in parallelen Armkreisen zu bewegen, las­se die linke etwas vorweg schwingen; erhöhe diese Führung mit jedem Kreis, bis die Keulen gerade ein Viertelkreis auseinander sind.</text:p>
        </text:list-item>
      </text:list>
      <text:p text:style-name="P16"/>
      <text:p text:style-name="P15"/>
      <text:p text:style-name="P21">Lektion IV.</text:p>
      <text:p text:style-name="P11"><text:span text:style-name="T4">Kombinationen von Hand-und Armkreisen</text:span>.</text:p>
      <text:p text:style-name="P4"/>
      <text:p text:style-name="P4">Es gibt viele Variationen, um Handkreise mit Armkreisen zu kombinieren, eine Liste der meist benutzten folgt. Übe jede Kombination separat mit jeder Hand, einwärts und auswärts, und kombiniere jede mit einem Armkreis. <text:span text:style-name="T4">Fig. 5</text:span> zeigt, wie die Rechte einen hinteren Schulterkreis und die Linke einen vorderen Schulter­kreis ausführt. Diese Kreise werden manchmal mit gestreckteren Armen als in der Abbildung gezeigt ausge­führt. Der hintere Schulterkreis wird mit dem Ringgriff ausgeführt, die Keule <text:s/>rollt locker in dem Ring, der durch Daumen und Zeigefinger gebildet wird. <text:span text:style-name="T4">Fig. 46</text:span> zeigt den Ringgriff mit der rechten Hand, ebenso <text:span text:style-name="T4">Fig. 6</text:span>, <text:span text:style-name="T4">11</text:span> und <text:span text:style-name="T4">12</text:span>.</text:p>
      <text:p text:style-name="P4">Der vordere Schulterkreis wird ausgeführt, indem die Hand mit dem Griff der Keule ein Kugelgelenk bil­det; (<text:span text:style-name="T4">Fig. 5</text:span>). Das Handgelenk wird bei diesem Kreis nicht gebeugt; aber der Griff der Keule, durch Daumen und Zeigefinger gehalten, rollt locker in der Haltung und bildet so das angenommene Kugelgelenk.</text:p>
      <text:list text:style-name="L4">
        <text:list-item>
          <text:p text:style-name="P37">Kontinuierliche vordere Schulterkreise mit rechts, ebenso mit links; sowie synchron. Übe einwärtige und auswärtige Bewegungen.</text:p>
        </text:list-item>
        <text:list-item>
          <text:p text:style-name="P37">Kontinuierliche hintere Schulterkreise mit rechts; ebenso mit links; sowie synchron. Einwärts und aus­wärts.</text:p>
        </text:list-item>
        <text:list-item>
          <text:p text:style-name="P37">Vordere Schulterkreise auswärts mit rechts, <text:span text:style-name="T4">1</text:span>; Armkreis auswärts, <text:span text:style-name="T4">2</text:span>. Ebenso mit links; sowie synchron.</text:p>
        </text:list-item>
        <text:list-item>
          <text:p text:style-name="P37">Wie Übung 3, aber einwärts.</text:p>
        </text:list-item>
        <text:list-item>
          <text:p text:style-name="P37">Auswärtsbewegung, synchroner Armkreis, 1; synchroner vorderer Schulterkreis, <text:span text:style-name="T4">2</text:span>; synchroner hinterer Schulterkreis, <text:span text:style-name="T4">3</text:span>.</text:p>
        </text:list-item>
        <text:list-item>
          <text:p text:style-name="P37">Wie Übung 5, einwärts.</text:p>
        </text:list-item>
        <text:list-item>
          <text:p text:style-name="P37">Wie Übung 6, parallel, rechts und links.</text:p>
        </text:list-item>
        <text:list-item>
          <text:p text:style-name="P37">Rechts führt einen hinteren Schulterkreis aus, <text:span text:style-name="T4">1</text:span><text:span text:style-name="T6">,</text:span> und einen vorderen Schulterkreis, <text:span text:style-name="T4">2</text:span>, während links den vorderen Schulterkreis ausführt, <text:span text:style-name="T4">1</text:span> und den hinteren Schulterkreis, <text:span text:style-name="T4">2</text:span>. Diese Bewegung ist als das <text:span text:style-name="T1">kurze Reel</text:span><text:span text:style-name="T3"> bekannt</text:span>.</text:p>
        </text:list-item>
        <text:list-item>
          <text:p text:style-name="P37">Wechsle vom Reel zum kurzen Reel, zurück zum Reel,etc.<text:line-break/><text:span text:style-name="T1">Der vordere unterere Handkreis, auch vorderer Hüftkreis</text:span>. <text:span text:style-name="T4">Fig. 7</text:span> zeigt einen vorderen Hüftkreis, kombi­niert mit einem Armkreis. Der vordere Hüftkreis wird mit dem Ringgriff ausgeführt.</text:p>
        </text:list-item>
        <text:list-item>
          <text:p text:style-name="P37">Kontinuierliche vordere Hüftkreise, einwärts, mit jeder Hand; auch auswärts. Jeweils 16 mal.</text:p>
        </text:list-item>
        <text:list-item>
          <text:p text:style-name="P37">Kombiniere einen Armkreis und einen vorderen Hüftkreis, auswärts, mit rechts, 16 mal; (<text:span text:style-name="T4">Fig. 7</text:span>). Eben­so einwärts.</text:p>
        </text:list-item>
        <text:list-item>
          <text:p text:style-name="P37">Auswärts; kombiniere Armkreis, <text:span text:style-name="T4">1</text:span>, vorderen Hüftkreis, <text:span text:style-name="T4">2</text:span> und vorderen Schulterkreis, <text:span text:style-name="T4">3</text:span>; kontinuierlich 12 mal. Ebenso einwärts. Jede Hand einzeln.</text:p>
        </text:list-item>
        <text:list-item>
          <text:p text:style-name="P37">Kombiniere rechts einen vorderen Schulterkreis auswärts, <text:span text:style-name="T4">1</text:span>, hinterer Schulterkreis, <text:span text:style-name="T4">2</text:span>, Armkreis, <text:span text:style-name="T4">3</text:span>, und <text:s/>vorderen Hüftkreis, <text:span text:style-name="T4">4</text:span>. Ebenso einwärts. Ebenso links.<text:line-break/>Es wird bemerkt werden, dass, wenn Kombinationen ausgeführt werden, in denen der vordere Hüftkreis benutzt wird, dieser zwei Impulse zu zählen scheint; dies geschieht, weil beim Abwärtsschwung von der Grundposition zum vorderen Hüftkreis nur eine Hälfte des Armkreises ausgeführt wird, und die andere Hälfte wird ausgeführt, nachdem der vordere Hüftkreis abgeschlossen wurde. Der erste Zählimpuls, <text:span text:style-name="T4">1</text:span>, ist in Wirklichkeit die erste Hälfte des Armkreises und die erste Hälfte des vorderen Hüftkreises; und der zweite Zählimpuls, <text:span text:style-name="T4">2</text:span>, ist die zweite Hälfte des vorderen Hüftkreises und die zweite Hälfte des Armkreises.</text:p>
        </text:list-item>
        <text:list-item>
          <text:p text:style-name="P37">Führe Übungen 11, 12 und 13 synchron durch.</text:p>
        </text:list-item>
      </text:list>
      <text:p text:style-name="P4"><text:soft-page-break/><text:span text:style-name="T1">Der hinterer Hüftkreis auswärts</text:span>. Halte die Keule gut fest und beginne von der Grundposition; schwinge auswärts und abwärts hinter die Hüfte, und wenn die Keule wieder aufwärts schwingt, beuge das Handge­lenk; während die Keule zur Position in <text:span text:style-name="T4">Fig. 8</text:span> aufsteigt, die rechts den hinteren Hüftkreis zeigt, ziehe die Hand nach vorne, dabei nah am Körper gehalten.</text:p>
      <text:p text:style-name="P4">In der Einwärtsbewegung wird die Hand nah am Körper gehalten, wenn die Keule nach hinten geht; anstatt körpernah nach vorne. Übe ein- und auswärts, kombiniert mit Armkreisen, jede Hand einzeln.</text:p>
      <text:p text:style-name="P4">Der <text:span text:style-name="T1">Handkreis mit gestrecktem Arm</text:span>. <text:span text:style-name="T4">Fig. 10</text:span> zeigt die Rechte beim Ausführen diesen Kreises. Er wird im Allgemeinen mit horizontalem Arm, schräg nach oben und schräg nach unten ausgeführt. Der Kreis wird sowohl vor als auch hinter dem Arm ausgeführt.</text:p>
      <text:p text:style-name="P4"><text:span text:style-name="T1">Kreis unter dem Arm</text:span>. <text:span text:style-name="T4">Fig. 10</text:span> zeigt die Linke einen Kreis unter dem Arm ausführend; die punktierte Linie zeigt den Verlauf der Keule hinter dem Körper.</text:p>
      <text:p text:style-name="P4"><text:span text:style-name="T1">Kreis über dem Arm</text:span>. <text:span text:style-name="T4">Fig. 16</text:span> zeigt die Linke beim Ausführen eines einwärtigen Kreises über dem Arm. <text:span text:style-name="T4">Fig. 14</text:span> zeigt die Rechte, einen auswärtigen Kreis über dem Arm ausführend. Das Wort „Armkreis“ wird verwendet, um die Ausführung eines Armkreises oder eines Teils davon zu bezeichnen.</text:p>
      <text:p text:style-name="P4"><text:span text:style-name="T1">Taillenkreise</text:span> gibt es vier an der Zahl. In <text:span text:style-name="T4">Fig. 11</text:span> vollzieht die Linke einen <text:span text:style-name="T1">vorderen Taillenkreis, Arm hinter dem Rücken</text:span>. Wenn die Linke in dieser Position einen Kreis hinter dem Körper durchführen würde, wäre es ein <text:span text:style-name="T1">hinterer Taillenkreis, Arm hinter dem Rücken</text:span>. Wenn, wie in <text:span text:style-name="T4">Fig. 10</text:span>, die Linke auf Hüfthöhe gebracht und der Kreis hinter dem Körper durchgeführt würde, wäre es ein <text:span text:style-name="T1">hinterer Taillenkreis, Arm vor dem Kör­per</text:span>; und wenn der Kreis vor dem Körper durchgeführt würde, wäre es ein <text:span text:style-name="T1">vorderer Taillenkreis, Arm vor dem Körper</text:span>.</text:p>
      <text:p text:style-name="P4">Nachdem die Handkreise, die bis jetzt beschrieben wurden, mit jeder Hand separat geübt worden sind, können sie mit Armkreisen, jeweils einwärts und auswärts, kombiniert werden; ebenso parallel, verfolgend und in synchronen und alternierenden Bewegungen. Beispiele folgen in den Lektionen für Fortgeschrittene. In den vorhergegangenen Lektionen sind die elementaren Grundlagen beschrieben worden. Die folgenden Übungen bestehen aus Kombinationen dieser Elemente, mit der Erweiterung um Snakes und Spiralen. So­weit es im Einklang steht, folgen die Übungen in stufenweise ansteigender Form.</text:p>
      <text:p text:style-name="P4"/>
      <text:p text:style-name="P4"/>
      <text:p text:style-name="P9">Teil II.</text:p>
      <text:p text:style-name="P10">Fortgeschrittenes Keulenschwingen.</text:p>
      <text:p text:style-name="P10"/>
      <text:p text:style-name="P10">Lektion I.</text:p>
      <text:p text:style-name="P10">Schulterkreise.</text:p>
      <text:p text:style-name="P4"/>
      <text:list text:style-name="L5">
        <text:list-item>
          <text:p text:style-name="P38">Synchroner hinterer Schulterkreis, <text:span text:style-name="T4">1</text:span>, synchroner Armkreis, <text:span text:style-name="T4">2</text:span>; Auswärts- oder Einwärtsbewegung.</text:p>
        </text:list-item>
        <text:list-item>
          <text:p text:style-name="P38">Alternierende Bewegung, linker hinterer Schulterkreis und rechter Armkreis, <text:span text:style-name="T4">1</text:span>, rechter hinterer Schul­terkreis und linker Armkreis, <text:span text:style-name="T4">2</text:span>; auswärts oder einwärts.</text:p>
        </text:list-item>
        <text:list-item>
          <text:p text:style-name="P38">Führe zwei hintere Schulterkreise aus, auswärts nach rechts, <text:span text:style-name="T4">1</text:span>, <text:span text:style-name="T4">2</text:span>, Armkreis zu vorderem Hüftkreis und wieder hoch, <text:span text:style-name="T4">3</text:span>, <text:span text:style-name="T4">4</text:span>. Diese Kombination ist manchmal als das <text:span text:style-name="T1">lange Reel</text:span> bekannt. Ebenso Einwärtsbewe­gung.</text:p>
        </text:list-item>
        <text:list-item>
          <text:p text:style-name="P38">Synchroner vorderer Schulterkreis, <text:span text:style-name="T4">1</text:span>, synchroner Armkreis, <text:span text:style-name="T4">2</text:span>; auswärts oder einwärts.</text:p>
        </text:list-item>
        <text:list-item>
          <text:p text:style-name="P38">Synchroner vorderer Schulterkreis, <text:span text:style-name="T4">1</text:span>, synchroner Armkreis, zum synchronen vorderen Hüftkreis und wieder nach oben, <text:span text:style-name="T4">2</text:span>, <text:span text:style-name="T4">3</text:span>; Auswärts- oder Einwärtsbewegung.</text:p>
        </text:list-item>
        <text:list-item>
          <text:p text:style-name="P38">Kombiniere hintere Schulterkreise, vordere Schulterkreise, und vordere Hüftkreise in synchroner Bewe­gung, entweder einwärts oder auswärts.</text:p>
        </text:list-item>
        <text:list-item>
          <text:p text:style-name="P38">Erweitere Übung 6 um hintere Hüftkreise.</text:p>
        </text:list-item>
        <text:list-item>
          <text:p text:style-name="P38">Vorderer Schulterkreis, <text:span text:style-name="T4">1</text:span>, hinterer Schulterkreis, <text:span text:style-name="T4">2</text:span>, Arm horizontal gestreckt, <text:span text:style-name="T4">3</text:span>, Arm schräg nach unten gestreckt, <text:span text:style-name="T4">4</text:span>, hinterer Hüftkreis, <text:span text:style-name="T4">5</text:span>, vorderer Hüftkreis, <text:span text:style-name="T4">6</text:span> und <text:span text:style-name="T4">7</text:span>, hinterer Schulterkreis, <text:span text:style-name="T4">8</text:span>. Schwinge die ge­nannte Übung in synchroner Auswärtsbewegung.</text:p>
        </text:list-item>
        <text:list-item>
          <text:p text:style-name="P38">Synchrone Einwärtsbewegung, Armkreis nach unten und vorderer Hüftkreis, <text:span text:style-name="T4">1</text:span>, <text:span text:style-name="T4">2</text:span>, Handkreis, Arm hori­zontal gestreckt, <text:span text:style-name="T4">3</text:span>, vorderer Schulterkreis, <text:span text:style-name="T4">4</text:span>.<text:line-break/></text:p>
        </text:list-item>
        <text:list-item>
          <text:p text:style-name="P38"><text:soft-page-break/>Wechsle von der alternierenden zur synchronen Bewegung, indem du mit einer Hand einen Handkreis anstatt eines Armkreises ersetzt. Wechsle durch die gleiche Methode von synchron zu alternierend. Wenn dieser Wechsel kontinuierlich abwechselnd mit rechts und links vollzogen wird, resultiert daraus eine an­sprechende Bewegung.</text:p>
        </text:list-item>
        <text:list-item>
          <text:p text:style-name="P38">Führe das lange Reel einwärts aus, die Zentren der vorderen Hüftkreise und der hinteren Schulterkreise direkt auf der mittleren Linie des Körpers. Anstelle von den hinteren Schulterkreisen wird dies eher ein Handkreis mit gestrecktem Arm über dem Kopf.</text:p>
        </text:list-item>
        <text:list-item>
          <text:p text:style-name="P38">Alternierende Bewegung, zwei hintere Schulterkreise und ein hinterer Hüfkreis; Auswärtsbewegung. </text:p>
        </text:list-item>
        <text:list-item>
          <text:p text:style-name="P38">Alternierende Bewegung, vorderer Schulterkreis, hinterer Schulterkreis und hinterer Hüftkreis; Aus­wärtsbewegung.</text:p>
        </text:list-item>
        <text:list-item>
          <text:p text:style-name="P38">Alternierende Bewegung, vorderer Schulterkreis, hinterer Schulterkreis, hinterer Hüftkreis und vorde­rer Hüftkreis; Auswärtsbewegung. Beachte, dass in den letzten drei Übungen die untereren Kreise mit der einen Hand und die oberen Kreise mit der ausgestreckten anderen gemacht werden. Die Kreise werden mit jeder Hand in der Reihenfolge durchgeführt, in der sie genannt werden.</text:p>
        </text:list-item>
        <text:list-item>
          <text:p text:style-name="P38">Alternierende Bewegung; rechts führt einen hinteren Schulterkreis aus, <text:span text:style-name="T4">1</text:span>; Oberkörper dreht sich nach rechts; rechts führt einen Vorwärtskreis aus, <text:span text:style-name="T4">2</text:span>; Oberkörper wendet sich nach vorn und dann nach links, während rechts einen Armkreis nach links ausführt, <text:span text:style-name="T4">3;</text:span> und dort einen rückwärtigen Kreis beschreibt, <text:span text:style-name="T4">4</text:span>; links führt einen Armkreis zur rechten Seite aus, <text:span text:style-name="T4">1</text:span>; während der Oberkörper nach rechts gewendet wird und beschreibt dort einen rückwärtigen Kreis, <text:span text:style-name="T4">2</text:span>; wenn der Oberkörper dann nach vorn gedreht wird, schwingt die linke Hand über den Kopf, <text:span text:style-name="T4">3</text:span>; und führt dann einen Vorwärtskreis aus, <text:span text:style-name="T4">4</text:span>.<text:line-break/>Zusammengefasst führt die Linke einen Armkreis aus, während die Rechte einen Schulterkreis macht; bei­de Hände führen mit nach rechts gedrehtem Oberkörper einen Kreis vor dem Körper aus, die Keulen wer­den in entgegengesetzte Richtungen gedreht; während dann der Oberkörper nach links gedreht wird, führt die Linke einen Schulterkreis und die Rechte einen Armkreis aus, beide treffen sich vor dem Körper wie­der, in entgegengesetzten Richtungen; Auswärtsbewegung.</text:p>
        </text:list-item>
        <text:list-item>
          <text:p text:style-name="P38">Wie Übung 15, außer dass ein vorderer Schulterkreis vor dem hinteren Schulterkreis ausgeführt wird, und ein hinterer sowie ein vorderer Hüftkreis hinzugefügt werden. Die Rechte vollzieht einen vorderen Schulterkreis, <text:span text:style-name="T4">1</text:span>; hinterer Schulterkreis, <text:span text:style-name="T4">2</text:span>; Vorwärtskreis mit nach rechts gedrehtem Oberkörper, <text:span text:style-name="T4">3</text:span>; hinte­rer Hüftkreis mit Oberkörper nach vorn gedreht, <text:span text:style-name="T4">4</text:span>; und vorderer Hüftkreis, <text:span text:style-name="T4">5</text:span>; rückwärtiger Kreis mit nach links gedrehtem Oberkörper, <text:span text:style-name="T4">6</text:span>; der hintere Kreis wird in diesem Fall auf der inneren anstatt auf der äuße­ren Seite des Armes geschwungen. Die Linke vollzieht einen hinteren Hüftkreis, <text:span text:style-name="T4">1</text:span>; vorderer Hüftkreis, <text:span text:style-name="T4">2</text:span>; Oberkörper nach rechts gedreht, einen rückwärtigen Kreis auf der Innenseite des Armes, <text:span text:style-name="T4">3</text:span>; Oberkörper nach vorn gedreht, vorderer Schulterkreis, <text:span text:style-name="T4">4</text:span>; hinterer Schulterkreis, <text:span text:style-name="T4">5</text:span>; und Oberkörper nach links gedreht einen Vorwärtskreis, <text:span text:style-name="T4">6</text:span>; Auswärtsbewegung.</text:p>
        </text:list-item>
        <text:list-item>
          <text:p text:style-name="P38">Beginne mit beiden Keulen auswärtige Armkreise; schwinge links wie in <text:span text:style-name="T4">Fig. 11</text:span>, um einen vorderen Taillenkreis mit Arm hinter dem Rücken auszuführen, während rechts einen Armkreis und einen hinteren Schulterkreis schwingt, <text:span text:style-name="T4">1</text:span>, <text:span text:style-name="T4">2</text:span>; die Linke kommt heraus wie in <text:span text:style-name="T4">Fig. 11</text:span>, schwingt nach oben und führt einen hinteren Schulterkreis aus, während die Rechte zwei hintere Schulterkreise ausführt, <text:span text:style-name="T4">3</text:span>, <text:span text:style-name="T4">4</text:span>.</text:p>
        </text:list-item>
        <text:list-item>
          <text:p text:style-name="P38">Lasse die rechte Hand der Bewegung der linken folgen, die in Übung 17 gegeben wurde; und führe mit der linken den Armkreis und drei hintere Schulterkreise aus.</text:p>
        </text:list-item>
        <text:list-item>
          <text:p text:style-name="P38">Kombiniere die Bewegungen der rechten Hand von Übung 18 mit denen der linken von Übung 17.</text:p>
        </text:list-item>
        <text:list-item>
          <text:p text:style-name="P38">Schwinge mit beiden Keulen von der Grundposition auswärtige Armkreise, sie nach oben holend, wie um Schulterkreise durchzuführen, aber sich wie in <text:span text:style-name="T4">Fig. 12</text:span> überkreuzend (die gestrichelte Linie und die Pfeile zeigen den zurückgelegten Weg der linken Keule an). Lasse die Keulen weiter schwingen und die Handkreise abschließen, und sei bereit, wieder zu Armkreisen überzugehen. <text:span text:style-name="T4">Fig. 13</text:span> zeigt die Position der Hände, kurz bevor die Keulen wieder nach oben schwingen. Die gestrichelte Linie und die Pfeile zeigen den zurückgelegten Weg der linken Keule von dem Zeitpunkt an, als die Keule über den Kopf schwang und ihren Handkreis ausführte, bis zu dem Punkt, wo sie im Begriff ist, den nächsten Armkreis zu begin­nen. Diese Bewegung ist bekannt als die <text:span text:style-name="T1">Scissors</text:span>. </text:p>
        </text:list-item>
      </text:list>
      <text:p text:style-name="P4"/>
      <text:p text:style-name="P4"/>
      <text:p text:style-name="P4"/>
      <text:p text:style-name="P4"/>
      <text:p text:style-name="P4"/>
      <text:p text:style-name="P10"><text:soft-page-break/>Lektion II.</text:p>
      <text:p text:style-name="P10">Parallele Kreise.</text:p>
      <text:p text:style-name="P4"/>
      <text:p text:style-name="P4">Die hier beschriebenen Bewegungen verlaufen parallel nach rechts; natürlich sollten sie ebenso nach links geübt werden. Wenn die Methode von Teil I, Lektion III, Übung 4 beim Erlernen einiger der hier gegebenen Bewegungen angewendet wird, ist es einfacher, die Bewegungen zu meistern; <text:s/>sobald sie aber einigermaßen gut ausgeführt werden können, sollte auf korrekte Körperhaltung geachtet werden. Der Körper sollte wie eine Statue bleiben, und allein die Arme bewegen sich. Manchmal wird der Oberkörper gedreht, aber solche Ausnahmen werden angegeben.</text:p>
      <text:list text:style-name="L6">
        <text:list-item>
          <text:p text:style-name="P39">Parallele hintere Schulterkreise, <text:span text:style-name="T4">1</text:span>, Armkreise, <text:span text:style-name="T4">2</text:span>.</text:p>
        </text:list-item>
        <text:list-item>
          <text:p text:style-name="P39">Parallele vordere Schulterkreise, <text:span text:style-name="T4">1</text:span>, hintere Schulterkreise, <text:span text:style-name="T4">2</text:span>, Armkreise, <text:span text:style-name="T4">3</text:span>.</text:p>
        </text:list-item>
        <text:list-item>
          <text:p text:style-name="P39">Parallele vordere Schulterkreise, <text:span text:style-name="T4">1</text:span>, hintere Schulterkreise, <text:span text:style-name="T4">2</text:span>, Armkreise mit vorderem Hüftkreis, <text:span text:style-name="T4">3</text:span>, <text:span text:style-name="T4">4</text:span>.</text:p>
        </text:list-item>
        <text:list-item>
          <text:p text:style-name="P39">Parallele vordere Schulterkreise, <text:span text:style-name="T4">1</text:span>, hintere Schulterkreise, <text:span text:style-name="T4">2</text:span>, Armkreise mit hinterem Hüftkreis, <text:span text:style-name="T4">3</text:span>, <text:span text:style-name="T4">4</text:span>.</text:p>
        </text:list-item>
        <text:list-item>
          <text:p text:style-name="P39">Parallele hintere Schulterkreise, <text:span text:style-name="T4">1</text:span>, vordere Schulterkreise, <text:span text:style-name="T4">2</text:span>, hintere Schulterkreise, <text:span text:style-name="T4">3</text:span>, Armkreise mit hinteren und vorderen Hüftkreisen, <text:span text:style-name="T4">4</text:span>, <text:span text:style-name="T4">5</text:span>, <text:span text:style-name="T4">6</text:span>.</text:p>
        </text:list-item>
        <text:list-item>
          <text:p text:style-name="P39">Kontinuierliche parallele vordere und hintere Schulterkreise, dann Armkreis nach unten und kontinuier­liche hintere und vordere Hüftkreise, Armkreis wieder nach oben, etc.</text:p>
        </text:list-item>
        <text:list-item>
          <text:p text:style-name="P39">Parallele vordere Schulterkreise, <text:span text:style-name="T4">1</text:span>, Armkreis mit vorderen Hüftkreisen, <text:span text:style-name="T4">2</text:span>, <text:span text:style-name="T4">3</text:span>.</text:p>
        </text:list-item>
        <text:list-item>
          <text:p text:style-name="P39">Parallele hintere Schulterkreise, <text:span text:style-name="T4">1</text:span>, Armkreis mit hinteren Hüftkreisen, <text:span text:style-name="T4">2</text:span>, <text:span text:style-name="T4">3</text:span>.</text:p>
        </text:list-item>
        <text:list-item>
          <text:p text:style-name="P39">Parallele vordere Schulterkreise, <text:span text:style-name="T4">1</text:span>, hintere Schulterkreise, <text:span text:style-name="T4">2</text:span>, den Oberkörper nach rechts drehend, Vor­wärtskreise, <text:span text:style-name="T4">3</text:span>; Oberkörper wieder nach vorn, hintere und vordere Hüftkreise, <text:span text:style-name="T4">4</text:span>, <text:span text:style-name="T4">5</text:span> und <text:span text:style-name="T4">6</text:span>; Oberkörper nach links drehend, rückwärtige Kreise, <text:span text:style-name="T4">7</text:span>; Oberkörper nach vorn, hintere Schulterkreise, <text:span text:style-name="T4">8</text:span>.</text:p>
        </text:list-item>
        <text:list-item>
          <text:p text:style-name="P39">Wie Übung 9; aber führe auf <text:span text:style-name="T4">3</text:span> die Vorwärtskreise mit gekreuzten Armen aus; das heißt, gerade wenn die Schulterkreise durchgeführt worden sind und der Oberkörper sich nach rechts wendet, überkreuze die Arme, linkes Handgelenk über dem rechten. Die Vorwärtskreise werden folgendermaßen durchgeführt: der mit rechts wird auf der Außenseite des linken Unterarms, der mit links auf der Außenseite des rechten Un­terarms ausgeführt; führe auf <text:span text:style-name="T4">7</text:span> die rückwärtigen Kreise mit überkreuzten Armen aus, linkes Handgelenk über dem rechtem.</text:p>
        </text:list-item>
        <text:list-item>
          <text:p text:style-name="P39">Führe mit der Rechten einen hinteren und einen vorderen Hüftkreis aus, <text:span text:style-name="T4">1</text:span>, <text:span text:style-name="T4">2</text:span>, <text:span text:style-name="T4">3</text:span>; führe mit der Linken einen vorderen und einen hinteren Hüftkreis aus, <text:span text:style-name="T4">1</text:span>, <text:span text:style-name="T4">2</text:span>, <text:span text:style-name="T4">3</text:span>; kombiniere die rechten mit den linken Handbe­wegungen und der <text:span text:style-name="T1">Shift</text:span> (Verschiebung) ist das Resultat. Dieser wird manchmal auch <text:span text:style-name="T1">Split</text:span> (Teilung) ge­nannt.</text:p>
        </text:list-item>
        <text:list-item>
          <text:p text:style-name="P39">Wie Übung 10, aber ersetze den Shift für <text:span text:style-name="T4">4</text:span>, <text:span text:style-name="T4">5</text:span> und <text:span text:style-name="T4">6</text:span>.</text:p>
        </text:list-item>
        <text:list-item>
          <text:p text:style-name="P39">Parallel beginnend von der Grundposition; Armkreise, <text:span text:style-name="T4">1</text:span>, rechts Handkreis über dem Arm und links ho­rizontal gestreckt Handkreis, <text:span text:style-name="T4">2</text:span>.</text:p>
        </text:list-item>
        <text:list-item>
          <text:p text:style-name="P39">Parallel beginnend von der Grundposition; Armkreise, <text:span text:style-name="T4">1</text:span>, links Handkreis über dem Arm und rechts ho­rizontal gestreckt Handkreis, <text:span text:style-name="T4">2</text:span>.</text:p>
        </text:list-item>
        <text:list-item>
          <text:p text:style-name="P39">Parallele Armkreise, <text:span text:style-name="T4">1</text:span>, Handkreise wie in Übung 13, <text:span text:style-name="T4">2</text:span>, Armkreise, <text:span text:style-name="T4">3</text:span>, Handkreise wie in Übung 14, <text:span text:style-name="T4">4</text:span>.</text:p>
        </text:list-item>
        <text:list-item>
          <text:p text:style-name="P39">Wie Übung 15, aber vordere Schulterkreise auf <text:span text:style-name="T4">3</text:span>. Die <text:span text:style-name="T1">parallele Fountain</text:span> (Brunnen) ist das Ergebnis.</text:p>
        </text:list-item>
        <text:list-item>
          <text:p text:style-name="P39">Wie Übung 16, aber ersetze die Armkreise, <text:span text:style-name="T4">1</text:span>, durch einen parallelen Unterarmkreis; <text:span text:style-name="T4">Fig. 17</text:span> zeigt, wie die Keulen in dieser Übung geführt werden.</text:p>
        </text:list-item>
        <text:list-item>
          <text:p text:style-name="P39">Wie Übung 12, aber ersetze <text:span text:style-name="T4">1</text:span>, <text:span text:style-name="T4">2</text:span> und <text:span text:style-name="T4">3</text:span>: rechts Handkreis über dem Arm und links horizontal gestreck­ter Handkreis, <text:span text:style-name="T4">1</text:span>, vordere Schulterkreise, <text:span text:style-name="T4">2</text:span> und links Handkreis über dem Arm und rechts horizontal ge­streckter Handkreis, <text:span text:style-name="T4">3</text:span>.<text:line-break/><text:line-break/><text:line-break/><text:line-break/><text:line-break/><text:line-break/><text:line-break/><text:line-break/><text:line-break/><text:line-break/></text:p>
        </text:list-item>
        <text:list-item>
          <text:p text:style-name="P39"><text:soft-page-break/>Parallele Bewegung; rechts Handkreis über dem Arm und links horizontal gestreckter Handkreis, <text:span text:style-name="T4">1</text:span>; vordere Schulterkreise, <text:span text:style-name="T4">2</text:span>; links Handkreis über dem Arm und rechts horizontal gestreckter Handkreis, <text:span text:style-name="T4">3</text:span>; links Handkreis unter dem Arm und rechts horizontal gestreckter Handkreis (<text:span text:style-name="T4">Fig. 10</text:span>), <text:span text:style-name="T4">4</text:span>; schwinge die Linke herum, um einen vorderen Taillenkreis mit Arm hinter dem Rücken auszuführen und gleichzeitig rechts horizontal gestreckt einen Handkreis, <text:span text:style-name="T4">5</text:span>; führe nun den vorderen Taillenkreis mit Arm hinter dem Rücken und einen weiteren rechts horizontal gestreckten Handkreis aus, <text:span text:style-name="T4">6</text:span>; schwinge nach Abschluss des Taillenkreises die Linke in die horizontal nach links gestreckte Position und die Rechte zum vorderen Tail­lenkreis mit Arm hinter dem Rücken, <text:span text:style-name="T4">7</text:span>; führe hier mit jeder Hand einen Kreis aus, <text:span text:style-name="T4">8</text:span>; links horizontal ge­streckter Handkreis, rechts schwingt herum, um bereit für einen Kreis unter dem Arm sein, <text:span text:style-name="T4">9</text:span>; führe mit rechts den Handkreis unter dem Arm und gleichzeitig mit links einen horizontal gestreckten Handkreis aus, <text:span text:style-name="T4">10</text:span>; und der komplette Rundkurs wurde ausgeführt. Wiederhole die Übung viermal. Auf <text:span text:style-name="T4">6</text:span> und <text:span text:style-name="T4">8</text:span> sollte der horizontal gestreckte Handkreis vor dem Arm anstatt dahinter ausgeführt werden, auf diese Weise wirkt es harmonischer, da die Taillenkreise mit dem Arm hinter dem Rücken vordere sind.</text:p>
        </text:list-item>
        <text:list-item>
          <text:p text:style-name="P39">Parallele Bewegung; Armkreise, <text:span text:style-name="T4">1</text:span>, hintere Schulterkreise, <text:span text:style-name="T4">2</text:span>, links hinterer Schulterkreis und rechts Armkreis, <text:span text:style-name="T4">3</text:span>, hintere Schulterkreise, <text:span text:style-name="T4">4</text:span>.</text:p>
        </text:list-item>
        <text:list-item>
          <text:p text:style-name="P39">Wie in Übung 20; führe <text:span text:style-name="T4">1</text:span>, <text:span text:style-name="T4">2</text:span>, <text:span text:style-name="T4">3</text:span> und <text:span text:style-name="T4">4</text:span> aus, aber Armkreis links und Schulterkreis rechts auf <text:span text:style-name="T4">5</text:span>, Schulter­kreis rechts und links auf <text:span text:style-name="T4">6</text:span>; setze die Übung durch kontinuierliche Wiederholung von <text:span text:style-name="T4">3</text:span>, <text:span text:style-name="T4">4</text:span>, <text:span text:style-name="T4">5</text:span> und <text:span text:style-name="T4">6</text:span> fort.</text:p>
        </text:list-item>
        <text:list-item>
          <text:p text:style-name="P39">Die in Übung 21 angegebene Bewegung kann auch ausgeführt werden, indem man <text:span text:style-name="T4">3</text:span> und <text:span text:style-name="T4">5</text:span> fortsetzt, aber dies ist weder so rhythmisch, noch sieht es so ansprechend aus.</text:p>
        </text:list-item>
        <text:list-item>
          <text:p text:style-name="P39">Links führt drei hintere Schulterkreise aus, während Rechts einen Armkreis mit einem vorderen Hüft­kreis und dann hintere Schulterkreise macht, <text:span text:style-name="T4">1</text:span>, <text:span text:style-name="T4">2</text:span>, <text:span text:style-name="T4">3</text:span>; dann führt die Rechte drei hintere Schulterkreise aus, während die Linke einen Armkreise mit einem vorderen Hüftkreis und wieder hintere Schulterkreise macht, <text:span text:style-name="T4">4</text:span>, <text:span text:style-name="T4">5</text:span>, <text:span text:style-name="T4">6</text:span>.</text:p>
        </text:list-item>
        <text:list-item>
          <text:p text:style-name="P39">Wie die oben genannte Übung, aber hintere Hüftkreise anstelle der vorderen Hüftkreise.</text:p>
        </text:list-item>
        <text:list-item>
          <text:p text:style-name="P39">Wie Übung 23, aber führe vier hintere Schulterkreise oben aus, und füge einen hinteren Hüftkreis hin­zu.</text:p>
        </text:list-item>
      </text:list>
      <text:p text:style-name="P4"/>
      <text:p text:style-name="P4"/>
      <text:p text:style-name="P10">Lektion III.</text:p>
      <text:p text:style-name="P10">Verfolgerkreise.</text:p>
      <text:p text:style-name="P4"/>
      <text:p text:style-name="P4">Die beschriebenen Bewegungen werden nach rechts ausgeführt. Natürlich sollten sie auch nach links geübt werden. Die Methode der Oberkörperdrehung kann hier ähnlich wie bei den Parallelen eingesetzt werden; nachdem aber die Bewegung erlernt ist, sollte die korrekte Haltung eingenommen werden.</text:p>
      <text:list text:style-name="L7">
        <text:list-item>
          <text:p text:style-name="P40">Verfolgend; linker Armkreis, <text:span text:style-name="T4">1</text:span>, rechter Armkreis, <text:span text:style-name="T4">2</text:span>, linker hinterer Schulterkreis, <text:span text:style-name="T4">3</text:span>, und rechter hinterer <text:s/>Schulterkreis, <text:span text:style-name="T4">4</text:span>.</text:p>
        </text:list-item>
        <text:list-item>
          <text:p text:style-name="P40">Wie Übung 1, außer dass Links auf <text:span text:style-name="T4">3</text:span> einen Handkreis über dem Arm macht.</text:p>
        </text:list-item>
        <text:list-item>
          <text:p text:style-name="P40">Wie Übung 1, außer dass Rechts auf <text:span text:style-name="T4">4</text:span> einen Handkreis über dem Arm macht.</text:p>
        </text:list-item>
        <text:list-item>
          <text:p text:style-name="P40">Führe abwechselnd Übungen 2 und 3 aus.</text:p>
        </text:list-item>
        <text:list-item>
          <text:p text:style-name="P40">Verfolgend; linker Armkreis, <text:span text:style-name="T4">1</text:span>, rechter Armkreis, <text:span text:style-name="T4">2</text:span>, linker hinterer Schulterkreis, <text:span text:style-name="T4">3</text:span>, rechter Handkreis über dem Arm, <text:span text:style-name="T4">4</text:span>, linker vorderer Schulterkreis, <text:span text:style-name="T4">5</text:span>, rechter vorderer Schulterkreis, <text:span text:style-name="T4">6</text:span>, linker Handkreis über dem Arm, <text:span text:style-name="T4">7</text:span>, rechter hinterer Schulterkreis, <text:span text:style-name="T4">8</text:span>. Diese Bewegung, ohne <text:span text:style-name="T4">1</text:span> und <text:span text:style-name="T4">2</text:span>, ist als die <text:span text:style-name="T1">obere Fountain</text:span> bekannt. <text:span text:style-name="T4">Fig. 14</text:span> zeigt, wie Keulen und Hände gehalten werden, um <text:span text:style-name="T4">3</text:span> und <text:span text:style-name="T4">4</text:span> auszuführen; <text:span text:style-name="T4">Fig. 15</text:span> zeigt die Position der Keulen und Arme bei Beginn der vorderen Schulterkreise. Der Ausführende sollte sicher sein, diese Kreise hoch genug auszuführen. <text:span text:style-name="T4">Fig. 16</text:span> zeigt die Position von Keulen und Händen, wenn sie <text:span text:style-name="T4">7</text:span> und <text:span text:style-name="T4">8</text:span> ausführen. Die gestrichelten Linien und die Pfeile in den drei Abbildungen zeigen den Weg an, der von der linken Keule zurückgelegt wurde; <text:span text:style-name="T4">„c“</text:span> ist der abgeschlossene hintere Schulterkreis, <text:span text:style-name="T4">„b“</text:span> ist der vordere Schulterkreis und <text:span text:style-name="T4">„a“</text:span> der Handkreis über dem Arm. Die Kreise hinter den Schultern sollten weit genug nach unten ausgeführt werden; dann sollten die Keulen nach oben zur Ausführung der vorderen Schulterkreise laufen; und danach wieder nach unten kommen, um die hinteren Kreise durchzuführen.</text:p>
        </text:list-item>
        <text:list-item>
          <text:p text:style-name="P40">Wie Übung 5, aber anstelle von einem Armkreis, schwinge die Keulen mit Unterarmkreisen über die Brust, wie in <text:span text:style-name="T4">Fig. 17</text:span> gezeigt wird. Die Linie und die Pfeile zeigen den Weg der rechten Keule an; <text:span text:style-name="T4">„a“</text:span> ist, wo der Schulterkreis vollendet wurde und der Unterarmkreis anfängt; <text:span text:style-name="T4">„c“</text:span> markiert die Stelle, wo der Un­terarmkreis endet und der Handkreis über dem Arm beginnt.</text:p>
        </text:list-item>
        <text:list-item>
          <text:p text:style-name="P40"><text:soft-page-break/>Links vorderer Schulterkreis, <text:span text:style-name="T4">1</text:span>; rechts vorderer Schulterkreis, <text:span text:style-name="T4">2</text:span>; links hinterer Schulterkreis, <text:span text:style-name="T4">3</text:span>; rechts hinterer Schulterkreis, <text:span text:style-name="T4">4</text:span>. Nachdem die Bewegung wie oben gemeistert wurde, beginne während den Schulterkreisen die Arme auszustrecken, versuche dabei, die Hände dicht zusammen und direkt über Kopf zu halten.</text:p>
        </text:list-item>
        <text:list-item>
          <text:p text:style-name="P40">Beginne eine obere Fountain, und wenn die Keulen zu den vorderen Schulterkreis kommen, füge wie in Übung 7 die kontinuierlichen Kreise ein, und führe diese vor Abschluss der Fountain viermal aus. In allen Fountain-Bewegungen sollte es das Ziel sein, die Hände dicht zusammen zu halten; und, wie in <text:span text:style-name="T4">Fig. 14</text:span>, sollte die Zentren des Handkreises über dem Arm und des hinteren Schulterkreises an derselben Stelle sein. Das Zentrum der beiden vorderen oberen Handkreise sollte ebenfalls an gleicher Stelle sein, direkt von der Mittellinie des Kopfes nach oben, und nach Möglichkeit auf ganze Armlänge gestreckt. Die Hand­kreise über dem Arm und die hinteren Schulterkreise, (siehe <text:span text:style-name="T4">Fig. 15</text:span>), sollten ihre Zentren ebenfalls mög­lichst an gleicher Stelle haben, welche dicht am Körper sein sollte.</text:p>
        </text:list-item>
        <text:list-item>
          <text:p text:style-name="P40">Verfolgende Armkreise, <text:span text:style-name="T4">1</text:span>, <text:span text:style-name="T4">2</text:span>; hintere Schulterkreise, <text:span text:style-name="T4">3</text:span>, <text:span text:style-name="T4">4</text:span>; verfolgende Handkreise vorwärts, bei nach rechts gedrehtem Oberkörper, <text:span text:style-name="T4">5</text:span>, <text:span text:style-name="T4">6</text:span>; Armkreise, Oberkörper nach vorn, <text:span text:style-name="T4">7</text:span>, <text:span text:style-name="T4">8</text:span>; Handkreise rückwärts, bei nach links gedrehtem Oberkörper, <text:span text:style-name="T4">9</text:span>, <text:span text:style-name="T4">10</text:span>. Wiederhole ohne Armkreise, <text:span text:style-name="T4">1</text:span>, <text:span text:style-name="T4">2</text:span>. <text:span text:style-name="T4">Fig. 9</text:span> zeigt verfolgende Hand­kreise vorwärts, mit nach links gedrehtem Oberkörper.</text:p>
        </text:list-item>
        <text:list-item>
          <text:p text:style-name="P40">Führe die oberen Fontain aus, <text:span text:style-name="T4">1</text:span>, <text:span text:style-name="T4">2</text:span>, <text:span text:style-name="T4">3</text:span>, <text:span text:style-name="T4">4</text:span>, <text:span text:style-name="T4">5</text:span>, <text:span text:style-name="T4">6</text:span>; verfolgende Handkreise vorwärts, mit Oberkörper nach rechts, <text:span text:style-name="T4">7</text:span>, <text:span text:style-name="T4">8</text:span>; Armkreise, <text:span text:style-name="T4">9</text:span>, <text:span text:style-name="T4">10</text:span>; verfolgende Handkreise rückwärts, mit Oberkörper nach links, <text:span text:style-name="T4">11</text:span>, <text:span text:style-name="T4">12</text:span>; kon­tinuierlich. Die Handkreise vorwärts auf der rechten und die Handkreise rückwärts auf der linken Seite können vier- bis sechsmal wiederholt werden, bevor man zur nächsten Bewegung übergeht.</text:p>
        </text:list-item>
        <text:list-item>
          <text:p text:style-name="P40">Siehe Lektion II, Übung 11, und übe sie verfolgend. Dies ist der <text:span text:style-name="T1">Verfolgershift</text:span> und zählt auf <text:span text:style-name="T4">1</text:span>, <text:span text:style-name="T4">2</text:span>, <text:span text:style-name="T4">3</text:span>, <text:span text:style-name="T4">4</text:span>, <text:span text:style-name="T4">5</text:span>, <text:span text:style-name="T4">6</text:span>.</text:p>
        </text:list-item>
        <text:list-item>
          <text:p text:style-name="P40">Wie Übung 10; aber ersetze die Armkreise, <text:span text:style-name="T4">9</text:span> und <text:span text:style-name="T4">10</text:span>, durch den <text:span text:style-name="T3">Verfolgershift</text:span>; was der gesamten Be­wegung 16 Zählimpulse gibt.</text:p>
        </text:list-item>
        <text:list-item>
          <text:p text:style-name="P40">Wie Übung 11; aber wenn die Rechte hinter den Körper kommt, um den hinteren Hüftkreis auszufüh­ren, bringe das Handgelenk mittig hinter den Körper, etwa auf Taillenhöhe, und führe kontinuierlich hinte­re Hüftkreise aus. Das Handgelenk gegen den Rücken gepresst hilft, das Zentrum der kontinuierlichen Kreise auf einer Stelle zu halten; unterdessen führt die linke Hand vordere Hüftkreise aus, ebenfalls mit dem Zentrum mittig auf der Vorderseite des Körpers und auf der gleichen Höhe wie die hinteren Hüftkrei­se. Nachdem in dieser Position kontinuierlich einige Kreise durchgeführt worden sind, bringe die Rechte nach vorne und führe kontinuierlich vordere Hüftkreise aus, und bringe die Linke nach hinten und führe kontinuierlich hintere Hüftkreise aus; die Zentren der Kreise ebenfalls in der Körpermitte und auf gleicher Höhe gehalten. Diese Bewegung ist, wegen ihrer Ähnlichkeit, als das <text:span text:style-name="T1">Pinwheel</text:span> (Wind- oder Sprossenrad) bekannt. Den besten Effekt erreicht man mit verzierten Keulen. Achte darauf, dass die Bewegung kom­plett verfolgend ausgeführt wird.</text:p>
        </text:list-item>
      </text:list>
      <text:p text:style-name="P7"/>
      <text:p text:style-name="P7"/>
      <text:p text:style-name="P10">Lektion IV.</text:p>
      <text:p text:style-name="P10">Verfolgerkreise (Fortsetzung).</text:p>
      <text:p text:style-name="P4"/>
      <text:list text:style-name="L8">
        <text:list-item>
          <text:p text:style-name="P41">Verfolgend; führe hintere Hüftkreise mit rechts aus, <text:span text:style-name="T4">1</text:span>; hintere Taillenkreise mit Arm vor dem Körper mit links, <text:span text:style-name="T4">2</text:span>; vorderer Hüftkreis mit rechts, <text:span text:style-name="T4">3</text:span>; und vorderer Tailllenkreis mit Arm vor dem Körper mit links, <text:span text:style-name="T4">4</text:span>. <text:span text:style-name="T4">Fig. 18</text:span> zeigt die Position von Keulen und Armen bei Beginn dieser Übung. Die gestrichelten Linien und die Pfeile haben nichts mit dieser Bewegung zu tun. Wiederhole kontinuierlich 24 mal. Dies ist als der <text:span text:style-name="T1">vordere Hip Coffee Grinder</text:span><text:span text:style-name="T3"> (</text:span>Hüftkaffeemühle) bekannt.</text:p>
        </text:list-item>
        <text:list-item>
          <text:p text:style-name="P41">Verfolgend; führe mit rechts einen hinteren Hüftkreis aus, <text:span text:style-name="T4">1</text:span>; hinterer Taillenkreis mit Arm hinter dem Rücken mit links, <text:span text:style-name="T4">2</text:span>; vorderer Hüftkreis mit rechts, <text:span text:style-name="T4">3</text:span>; und vorderer Taillenkreis mit Arm hinter dem Rücken mit links, <text:span text:style-name="T4">4</text:span>; Wiederhole kontinuierlich 24 mal. <text:span text:style-name="T4">Fig. 22</text:span> zeigt die Position von Keulen und Armen bei Beginn dieser Übung. Die Linien und die Pfeile haben nichts mit dieser Übung zu tun, welche als der <text:span text:style-name="T1">hintere Hip Coffee Grinder</text:span><text:span text:style-name="T3"> </text:span>bekannt ist.</text:p>
        </text:list-item>
        <text:list-item>
          <text:p text:style-name="P41">Verfolgend; Rechts hinterer Taillenkreis mit Arm vor dem Körper, <text:span text:style-name="T4">1</text:span>; Links vorderer Hüftkreis, <text:span text:style-name="T4">2</text:span>; Rechts vorderer Taillenkreis mit Arm vor dem Körper, <text:span text:style-name="T4">3</text:span>; Links hinterer Hüftkreis, <text:span text:style-name="T4">4</text:span>. <text:span text:style-name="T4">Fig. 20</text:span> zeigt die Position von Armen und Keulen bei Beginn der Übung. Die gestrichelte Linie hat mit dieser Übung nichts zu tun.<text:line-break/></text:p>
        </text:list-item>
        <text:list-item>
          <text:p text:style-name="P41"><text:soft-page-break/>Verfolgend; Rechts vorderer Taillenkreis mit Arm hinter dem Rücken, <text:span text:style-name="T4">1</text:span>; Links vorderer Hüftkreis, <text:span text:style-name="T4">2</text:span>; Rechts hinterer Taillenkreis mit Arm hinter dem Rücken, <text:span text:style-name="T4">3</text:span>; Links hinterer Hüftkreis, <text:span text:style-name="T4">4</text:span>. <text:span text:style-name="T4">Fig. 24</text:span> zeigt die Position von Armen und Keulen bei Beginn der Übung. Die gestrichelten Linien haben mit dieser Übung nichts zu tun.</text:p>
        </text:list-item>
        <text:list-item>
          <text:p text:style-name="P41">Verfolgend. Übe zuerst jede Hand einzeln, dann in Kombination. Mit Rechts: hinterer Hüftkreis, <text:span text:style-name="T4">1</text:span>; vor­derer Hüftkreis mittig vor dem Körper, <text:span text:style-name="T4">3</text:span>; hinterer Taillenkreis mit Arm vor dem Körper, <text:span text:style-name="T4">5</text:span>; mit Links: hin­terer Taillenkreis mit Arm vor dem Körper, <text:span text:style-name="T4">2</text:span>; vorderer Hüftkreis mittig vor dem Körper, <text:span text:style-name="T4">4</text:span>; und hinterer Hüftkreis, <text:span text:style-name="T4">6</text:span>. <text:span text:style-name="T4">Fig. 18</text:span> zeigt die Position von Armen und Keulen bei Beginn der Übung. Die gestrichelte Li­nie zeigt den Weg an, der von der Rechten genommen wird; die punktierten Abschnitte zeigen den Weg der Keule hinter dem Körper an. <text:span text:style-name="T4">Fig. 20</text:span> zeigt die Position von Armen und Keulen gerade nach Abschluss der vorderen unteren Kreise und wie die Keulen bereit sind, die hinteren Kreise auszuführen; die gestri­chelte Linie zeigt den von der rechten Keule genommenen Weg. Nachdem die Übung wie oben beschrie­ben ausgeführt wurde, füge entweder Armkreise hinzu oder führe die Keulen mit Unterarmkreisen über den Körper (<text:span text:style-name="T4">Fig. 21</text:span>). Die gestrichelte Linie zeigt die genommene Richtung an. Diese Übung, mit dem Pass vor dem Körper, wie in <text:span text:style-name="T4">Fig. 21</text:span>, kombiniert mit den Kreisen auf <text:span text:style-name="T4">1</text:span>, <text:span text:style-name="T4">2</text:span>, <text:span text:style-name="T4">3</text:span>, <text:span text:style-name="T4">4</text:span>, <text:span text:style-name="T4">5</text:span>, <text:span text:style-name="T4">6</text:span>, ist als die <text:span text:style-name="T1">unterere vordere Fountain</text:span> bekannt.</text:p>
        </text:list-item>
        <text:list-item>
          <text:p text:style-name="P41">Verfolgend. Übe mit jeder Hand einzeln, dann in Kombination. Rechts vorderer Hüftkreis, <text:span text:style-name="T4">1</text:span>; hinterer Hüftkreis mittig vom Rücken, <text:span text:style-name="T4">3</text:span>; vorderer Taillenkreis mit Arm hinter dem Rücken, <text:span text:style-name="T4">5</text:span>; und mittels Unter­armkreis wieder zur rechten Seite, <text:span text:style-name="T4">7</text:span>; Links vorderer Taillenkreis mit Arm hinter dem Rücken, <text:span text:style-name="T4">2</text:span>; hinterer Hüftkreis mittig vom Rücken, <text:span text:style-name="T4">4</text:span>; vorderer Hüftkreis, <text:span text:style-name="T4">6</text:span>; und zurück zur Position mit dem Arm hinter dem Rücken, <text:span text:style-name="T4">8</text:span>. Die Abbildungen <text:span text:style-name="T4">22</text:span>, <text:span text:style-name="T4">23</text:span>, <text:span text:style-name="T4">24</text:span> und <text:span text:style-name="T4">25</text:span> zeigen die Positionen von Keulen und Armen beim Aus­führen der einzelnen Kreise. Die gestrichelte Linie zeigt den Weg der rechten Keule an. Die Abbildungen zeigen, wie die Hände gekreuzt und entkreuzt werden, und wie der hintere Kreis zurück zur Ausgangspo­sition durch den Unterarmkreis ausgeführt wird. Diese Übung ist bekannt als die <text:span text:style-name="T1">unterere hintere Foun­tain</text:span>.</text:p>
        </text:list-item>
        <text:list-item>
          <text:p text:style-name="P41">Kombiniere die obere mit der untereren vorderen Fountain, indem du einen zusätzlichen Kreis mit der Rechten vor der linken Schulter ausführst. Führe beim Übergang von der unteren zur oberen Fountain einen zusätzlichen Kreis vor der linken Hüfte mit Rechts aus (vorderer Taillenkreis mit rechtem Arm vor dem Körper).</text:p>
        </text:list-item>
        <text:list-item>
          <text:p text:style-name="P41">Die Kombination der unteren hinteren mit der unteren vorderen Fountain. Führe die unterere vordere Fountain aus, und dann, anstatt die Linke vorne herum zu führen, schwinge sie hinten herum, und die Arme sind bereit, die unterere hintere Fountain auszuführen. Um nach Ausführung der unteren hinteren Fountain zur vorderen zu gelangen, bringe die Linke einfach vorne herum anstatt hinten, und fahre mit der untereren vorderen Fountain fort.</text:p>
        </text:list-item>
        <text:list-item>
          <text:p text:style-name="P41">Kombiniere die obere vordere Fountain mit der unteren vorderen und gehe zur unteren hinteren über, dann wieder vordere, erneut hintere, abermals vordere und hoch zur oberen Fountain.</text:p>
        </text:list-item>
        <text:list-item>
          <text:p text:style-name="P41">Ergänze Übung 9 um Verfolgerkreise auf der rechten und linken Seite, ebenso über dem Kopf.</text:p>
        </text:list-item>
        <text:list-item>
          <text:p text:style-name="P41">Führe die obere Fountain aus, <text:span text:style-name="T4">1</text:span>, <text:span text:style-name="T4">2</text:span>, <text:span text:style-name="T4">3</text:span>, <text:span text:style-name="T4">4</text:span>, <text:span text:style-name="T4">5</text:span>, <text:span text:style-name="T4">6</text:span>; bringe dann die Linke unter die Achsel des rechten Arms und führe dort einen hinteren Handkreis aus, <text:span text:style-name="T4">7</text:span>; während die Rechte einen kompletten Armkreis macht, <text:span text:style-name="T4">8</text:span>; setze rechts den Armkreis fort und bringe die Rechte unter die Achsel des linken Arms, <text:span text:style-name="T4">10</text:span> und führe einen dort einen hinteren Handkreis aus, <text:span text:style-name="T4">12</text:span>; während die Linke von unterhalb der rechten Achsel in den Arm­kreis übergeht, <text:span text:style-name="T4">9</text:span>; und einen kompletten Armkreis hinzufügt, <text:span text:style-name="T4">11</text:span>.<text:line-break/>Folglich macht Links auf <text:span text:style-name="T4">7</text:span>, <text:span text:style-name="T4">9</text:span>, und <text:span text:style-name="T4">11</text:span> einen Handkreis unter dem rechten Arm, einen Armkreis abwärts und zur linken Seite, aufwärts und vor dem Gesicht entlang, und weiter herum zur Ausgangsposition; Rechts macht auf <text:span text:style-name="T4">8</text:span>, <text:span text:style-name="T4">10</text:span> und <text:span text:style-name="T4">12</text:span> einen kompletten Armkreis und führt den Armkreis weiter, bis die linke Achsel erreicht wird, wo ein Handkreis unter dem Arm ausgeführt wird. </text:p>
        </text:list-item>
      </text:list>
      <text:p text:style-name="P4"/>
      <text:p text:style-name="P4"/>
      <text:p text:style-name="P4"/>
      <text:p text:style-name="P4"/>
      <text:p text:style-name="P4"/>
      <text:p text:style-name="P4"/>
      <text:p text:style-name="P4"/>
      <text:p text:style-name="P4"/>
      <text:p text:style-name="P10"><text:soft-page-break/>Lektion V.</text:p>
      <text:p text:style-name="P10">Verfolgerkreise (Schluss).</text:p>
      <text:p text:style-name="P4"/>
      <text:list text:style-name="L9">
        <text:list-item>
          <text:p text:style-name="P42">Halte die linke Keule während der Übung horizontal in der Position, die von der linken Keule in <text:span text:style-name="T4">Fig. 16</text:span> eingenommen wurde. Führe mit der Rechten einen Armkreis aus, <text:span text:style-name="T4">2</text:span>; und schwinge rechts über dem linkem Handgelenk einen Schulterkreis, <text:span text:style-name="T4">4</text:span>; dann, wenn die Keule vom hinteren Schulterkreis kommt, schwinge unter der linken Keule entlang und führe einen regulären hinteren Schulterkreis aus, <text:span text:style-name="T4">6</text:span>. <text:span text:style-name="T4">4</text:span> und <text:span text:style-name="T4">6</text:span> sind ähn­lich wie ein Handkreis über dem Arm, dem direkt ein Handkreis unter dem Arm folgt; die linke Keule übernimmt in diesem Fall die Rolle des Armes.</text:p>
        </text:list-item>
        <text:list-item>
          <text:p text:style-name="P42">Halte die rechte Keule vertikal und etwa 10 Zentimeter vor der rechten Schulter, wie in der Position der rechten Keule in <text:span text:style-name="T4">Fig. 16</text:span>, und behalte diese Position während der gesamten Übung bei. Armkreis mit links, <text:span text:style-name="T4">1</text:span>; wenn dann die Position wie in <text:span text:style-name="T4">Fig. 16</text:span> erreicht wird, langt die Hand nach vorne, das heißt, mit den Handrücken aneinander, wird die linke Hand ausgestreckt und kann so mit dem Ringgriff einen Kreis vor der rechten Keule ausführen, <text:span text:style-name="T4">3</text:span>. (<text:span text:style-name="T4">Fig. 12</text:span> lässt erahnen, wie die Linke nach vorne gelangen und den Kreis ausführen könnte) Nach Abschluss dieses Kreises führt die Linke einen Handkreis über dem Arm aus, <text:span text:style-name="T4">5</text:span>; und ist in einer Position, von der die Übung erneut ausgeführt werden kann.</text:p>
        </text:list-item>
        <text:list-item>
          <text:p text:style-name="P42">Die Kombination von Übung 1 und 2 ist als <text:span text:style-name="T1">Tangle</text:span> (Verwicklung) bekannt; manchmal auch <text:span text:style-name="T1">Twister</text:span> oder <text:span text:style-name="T1">Binden des Knotens</text:span> genannt, jeweils recht passende Namen.</text:p>
        </text:list-item>
        <text:list-item>
          <text:p text:style-name="P42">Übung 3 wird manchmal von der nächsten Übung ergänzt, diese Kombination ist als <text:span text:style-name="T1">doppelter Tangle</text:span> bekannt; die Beschreibung beginnt, wo Übung 3 endet. Die Ausgangsposition ist wie die Position der Arme und der Keulen in <text:span text:style-name="T4">Fig. 16</text:span>, mit der Ausnahme, dass sich die Linke vor der Rechten befindet.<text:line-break/><text:span text:style-name="T4">(a)</text:span> Erlaube der rechten Keule in die horizontale Position zu fallen; beide Keulen sind jetzt parallel, Links langt nach hinten und führt einen Handkreis hinter der rechten Schulter aus, <text:span text:style-name="T4">7</text:span>; dieser Kreis ist praktisch ein Handkreis mit Links unter dem rechten Arm, die rechte Keule stellt horizontal gehalten den Arm dar; wenn die linke Keule beim Ausführen des gerade beschriebenen Kreises nach oben steigt, beginne die Hand auszustrecken, und lange nach vorne über die rechte Keule, um davor mit dem Ringgriff einen Handkreis auszuführen, <text:span text:style-name="T4">9</text:span>; dann führt Links einen Armkreis aus, <text:span text:style-name="T4">11</text:span>.<text:line-break/><text:span text:style-name="T4">(b)</text:span> Anstatt der Rechten zu erlauben, horizontal und damit parallel zur Linken wie in <text:span text:style-name="T4">(a)</text:span> zu fallen, richte die Linke auf, somit rechtwinklig zur Rechten, strecke das rechte Handgelenk, und führe, indem du nach rechts und unten um die linke Keule herum langst, einen hinteren Schulterkreis aus, <text:span text:style-name="T4">8</text:span>; führe, rechtes Handgelenk immer noch über dem linken, vor der linken Keule einen Handkreis aus, <text:span text:style-name="T4">10</text:span>; und dann einen Armkreis, <text:span text:style-name="T4">12</text:span>. Kombiniere <text:span text:style-name="T4">(a)</text:span> und <text:span text:style-name="T4">(b)</text:span> und das Resultat ist die Ergänzung zum Tangle; beides zusammen bildet den doppelten Tangle.</text:p>
        </text:list-item>
        <text:list-item>
          <text:p text:style-name="P42"><text:span text:style-name="T1">Hüft-Tangle</text:span>. <text:span text:style-name="T4">(a)</text:span> Beginne mit Rechts von der Grundposition, erlaube der linken Keule, bei gestrecktem Arm auf der linken Seite herab zu hängen, aber etwa 10 Zentimeter vor dem linken Knie; schwinge die rechte Keule mit einem Armkreis, <text:span text:style-name="T4">2</text:span>, abwärts und zwischen die Linke und das Knie (<text:span text:style-name="T4">Fig. 20</text:span> zeigt die Posi­tion der Arme; die gestrichelten Linien haben keine Bedeutung); lasse die Handgelenke an dieser Stelle, lange nach rechts vorne um die linke Keule herum, und führe mit dem Ringgriff einen Handkreis aus, <text:span text:style-name="T4">4</text:span>.<text:line-break/><text:span text:style-name="T4">(b)</text:span> Halte die rechte Hand vor die linke Hüfte und zeige mit der Keule schräg nach unten. (<text:span text:style-name="T4">Fig. 20</text:span> zeigt die Rechte beinahe in dieser Position). Jetzt, beginnend von der Grundposition, schwinge mit Links einen Armkreis abwärts und führe einen vorderen Hüftkreis vor dem rechten Arm aus, <text:span text:style-name="T4">1</text:span>; wenn dann der untere­re Teil dieses Kreises vollendet ist, mit dem linken Arm immer noch vorne, linkes Handgelenk auf dem rechten, und die linke Handfläche nach hinten gedreht, lange nach hinten unter das rechte Handgelenk und führe mit Links einen hinteren Hüftkreis aus, <text:span text:style-name="T4">3</text:span>. Kombiniere die Bewegungen der Rechten <text:span text:style-name="T4">(a)</text:span> mit den Be­wegungen der Linken <text:span text:style-name="T4">(b)</text:span>.</text:p>
        </text:list-item>
        <text:list-item>
          <text:p text:style-name="P42">Führe eine untere vordere Fountain aus und ersetze den rechten hinteren Taillenkreis mit Arm vor dem Körper und den linken hinteren Hüftkreis durch den Hüft-Tangle.</text:p>
        </text:list-item>
        <text:list-item>
          <text:p text:style-name="P42">Mit nach rechts gedrehtem Oberkörper, führe Verfolgerkreise vorwärts aus, kontinuierlich weiter, die Keulen dabei allmählich nach vorne und nach links führend, den Oberkörper ebenfalls allmählich nach vorne und dann nach links drehend; nun einen Armkreis und es wird bemerkt werden, dass die Bewegung, anstatt verfolgend nach rechts zu laufen, nach links verfolgend ist.<text:line-break/><text:line-break/><text:line-break/></text:p>
        </text:list-item>
        <text:list-item>
          <text:p text:style-name="P42"><text:soft-page-break/><text:span text:style-name="T1">Drüber und Drunter (3-Beat Weave)</text:span>. <text:span text:style-name="T4">(a)</text:span> Halte die linke Keule horizontal direkt nach vorne, etwa 30 Zentimeter vor dem Körper; beginne mit Rechts von der Grundposition einen Handkreis vorwärts auf sei­ner eigenen rechten Seite, <text:span text:style-name="T4">1</text:span>; dann über der linken Keule einen Handkreis, dieser natürlich auf der linken Seite des linken Armes, <text:span text:style-name="T4">3</text:span>; gerade wenn dieser Kreis beendet wurde, führe die Keule unter die linke und mache einen weiteren Handkreis, der ebenfalls auf der linken Seite der linken Keule ist, <text:span text:style-name="T4">5</text:span>.<text:line-break/><text:span text:style-name="T4">(b)</text:span> Halte die rechte Keule horizontal etwa 30 Zentimeter vor dem Körper, beginne mit Links von der Grundposition einen Handkreis vorwärts, <text:span text:style-name="T4">2</text:span>; dann über der Rechten einen weiteren Handkreis vorwärts, <text:span text:style-name="T4">4</text:span>; schwinge darunter und noch einen Handkreis vorwärts,<text:span text:style-name="T6"> </text:span><text:span text:style-name="T4">6</text:span>. Kombiniere die Bewegungen mit rechts <text:span text:style-name="T4">(a)</text:span> mit den linken <text:span text:style-name="T4">(b)</text:span>, und das Ergebnis ist das Drüber und Drunter vor dem Körper.</text:p>
        </text:list-item>
        <text:list-item>
          <text:p text:style-name="P42">Nachdem du in der Lage bist, Übung 8 fließend auszuführen, drehe den Oberkörper allmählich nach rechts, bringe die Keulen ebenfalls nach rechts, sodass sie sich in der Lateralebene bewegen. Diese Übung, die folglich von rechts nach links gebracht wird, ändert die Bewegung von einem Verfolgerkreis rechts zu einem Verfolgerkreis links.</text:p>
        </text:list-item>
        <text:list-item>
          <text:p text:style-name="P42">Kombiniere obere Fountain, Doppel-Tangle, Drüber und Drunter, untere Fountain mit Hüft-Tangle, und Verfolgerkreise rückwärts auf der linken Seite.</text:p>
        </text:list-item>
      </text:list>
      <text:p text:style-name="P4">Mit dem bis hierher beschriebenen Material ist die Anzahl der möglichen Kombinationen nahezu unend­lich.</text:p>
      <text:p text:style-name="P4"/>
      <text:p text:style-name="P4"/>
      <text:p text:style-name="P4"/>
      <text:p text:style-name="P9">Teil III.</text:p>
      <text:p text:style-name="P10">Fortgeschrittenes Keulenschwingen, mit Snakes.</text:p>
      <text:p text:style-name="P4"/>
      <text:p text:style-name="P13">Die Snakes oder Schlangen gelten als die schwierigsten Keulenbewegungen und bilden die Basis vieler komplexerer Übungen. Diese Bewegungen werden Snakes genannt, weil sie sich ähnlich einer Schlange um den Arm winden. Es gibt grundsätzlich vier Arten von Snakes:</text:p>
      <text:list text:style-name="L10">
        <text:list-item>
          <text:p text:style-name="P62">Die <text:span text:style-name="T1">auswärtige</text:span> oder <text:span text:style-name="T1">reguläre (Schulter-)Snake</text:span>.</text:p>
        </text:list-item>
        <text:list-item>
          <text:p text:style-name="P62">Die <text:span text:style-name="T1">umgekehrte</text:span> oder <text:span text:style-name="T1">einwärtige (Schulter-)Snake</text:span>.</text:p>
        </text:list-item>
        <text:list-item>
          <text:p text:style-name="P62">Die <text:span text:style-name="T1">Hüftsnake vorwärts</text:span>.</text:p>
        </text:list-item>
        <text:list-item>
          <text:p text:style-name="P62">Die <text:span text:style-name="T1">umgekehrte</text:span> oder <text:span text:style-name="T1">rückwärtige Hüftsnake</text:span>.</text:p>
        </text:list-item>
      </text:list>
      <text:p text:style-name="P13">Die Kombinationen dieser vier mit Variationen und Ergänzungen bilden viele der gebräuchlichen Snakes. Die allgemein verwendeten Kombinationen werden beschrieben.</text:p>
      <text:p text:style-name="P13">Alle Snakes werden mit einem speziellen <text:span text:style-name="T1">Griff</text:span> ausgeführt, der während der gesamten Snake beibehalten und nur beim <text:span text:style-name="T1">Throw-Off</text:span> (Abwurf) freigegeben wird, das Handgelenk erledigt die meiste Arbeit. Es gibt ver­schiedene Snakegriffe; in den Übungen, die in diesen Lektionen enthalten sind, wird der folgende verwen­det: Der Zeigefinger wird über den Knob der Keule gelegt; die anderen drei Finger greifen den Hals oder Handgriff der Keule; das Ende des Daumens wird auf den Knob gelegt und der Handballen des Daumens wird gegen den Handgriff gepresst. <text:span text:style-name="T4">Fig. 34</text:span>, <text:span text:style-name="T4">48</text:span> und <text:span text:style-name="T4">49</text:span> zeigen eine gute Ansicht des Snakegriffs. Eine ande­re Form des benutzten Snakegriffs ist, die Keule auch mit Daumen und Zeigefinger am Hals zu halten, so­dass die Keule mit Zeigefinger und Daumen um den Hals gehalten wird, und der Knob ist auf der Außensei­te des durch Daumen und Zeigefinger gebildeten Ring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text:soft-page-break/>Lektion I.</text:p>
      <text:p text:style-name="P10">Die Schultersnake auswärts.</text:p>
      <text:p text:style-name="P4"/>
      <text:p text:style-name="P4">Diese Snake wird im Allgemeinen in zwei Ebenen ausgeführt, horizontal und vertikal; die folgende Be­schreibung stellt die in der vertikalen Ebene ausgeführte Snake dar. Beuge nach Abschluss eines auswärti­gen Armkreises den Arm, wenn die Keule über den Kopf kommt und fange die Keule im Snakegriff, behalte diesen Griff bis zum Throw-Off bei, fest, aber nicht zu verkrampft; beuge das Handgelenk wie in <text:span text:style-name="T4">Fig. 31</text:span> und erlaube der Keule, hinter den Arm zu schwingen. Die durchgehende Linie in den Abbildungen dieser Snake zeigt den Weg an, der mit den Enden der Keule beschrieben wird (entweder der Korpus oder der Handgriff oder beide, wie angezeigt), um in der Position anzukommen, die in der nachfolgenden Abbildung gezeigt wird. Die gestrichelte Linie zeigt den Weg an, den die Keule von der vorhergegangenen Position ge­nommen hat, um in der gezeigten anzukommen, und die punktierten Abschnitte den Weg der Keule hinter Körper.</text:p>
      <text:p text:style-name="P4"><text:span text:style-name="T4">(a)</text:span> Bringe den Korpus der Keule nach oben und gleichzeitig das Handgelenk nach unten (<text:span text:style-name="T4">Fig. 31</text:span>, <text:span text:style-name="T4">32</text:span> und <text:span text:style-name="T4">33</text:span>), sodass die Keule mit dem mittleren Punkt seiner langen Achse als Zentrum einen Halbkreis beschreibt. Setze den Kreis fort und achte darauf, dass die Keule vor dem Unterarm bleibt, und während die Hand von der Position in <text:span text:style-name="T4">Fig. 34</text:span> zu der in <text:span text:style-name="T4">Fig. 35</text:span> übergeht, drehe die Handfläche allmählich nach vorne, dann nach außen, und der Korpus und der Handgriff der Keule beschreiben einen kompletten Kreis. Es wird bemerkt werden, dass die Keule, anstatt auf der Rückseite des Armes zu sein, wie in <text:span text:style-name="T4">Fig. 31</text:span>, auf der Vorderseite ist, und die Handfläche wieder vom Gesicht abgewendet.</text:p>
      <text:p text:style-name="P4"><text:span text:style-name="T4">(b)</text:span> Setze die Bewegung wie in <text:span text:style-name="T4">Fig. 35</text:span>, <text:span text:style-name="T4">36</text:span>, <text:span text:style-name="T4">37</text:span>, <text:span text:style-name="T4">38</text:span> und <text:span text:style-name="T4">39</text:span> fort, und ein weiterer Kreis ist ausgeführt wor­den.</text:p>
      <text:p text:style-name="P4"><text:span text:style-name="T4">(c)</text:span> Wenn die Keule zur Position wie in <text:span text:style-name="T4">Fig. 39</text:span> kommt, werfe den Korpus der Keule nach außen, lockere den Snakegriff und wechsle zum normalen Griff; die Keule ist nun wieder bereit, mit einem Armkreis fort­zufahren. Dieser Wurf nach außen mit Griffwechsel ist als der <text:span text:style-name="T1">Throw-Off </text:span><text:span text:style-name="T3">bekannt</text:span>.</text:p>
      <text:p text:style-name="P4">Zusammenfassung: Zweimal könnte man während der Snake leicht seine Nase mit dem Zeigefinger berüh­ren, wenn man es denn wollte (<text:span text:style-name="T4">Fig. 34</text:span> und <text:span text:style-name="T4">38</text:span>). Der erste Kreis beginnt mit der Keule auf der Rückseite des Armes (<text:span text:style-name="T4">Fig. 31</text:span>) und der zweite mit der Keule auf der Vorderseite (<text:span text:style-name="T4">Fig. 35</text:span>); die Handfläche zeigt bei Beginn jedes Kreises nach außen, <text:span text:style-name="T4">(a)</text:span> und <text:span text:style-name="T4">(b)</text:span>. Es gibt drei einzelne Phasen, <text:span text:style-name="T4">(a)</text:span>, <text:span text:style-name="T4">(b)</text:span> und <text:span text:style-name="T4">(c)</text:span>, fließend verbunden und ausgeführt. Achte darauf, während der gesamten Snake den Ellbogen auf Schulterhöhe zu halten, und die Bewegung der Keule durch den Teil des Armes vom Ellbogen abwärts zu bewerkstelligen, die Hauptarbeit erledigt das Handgelenk. Beachte, wie das Handgelenk bewegt wird.</text:p>
      <text:p text:style-name="P4">In der horizontalen Snake, wie sie im Allgemeinen ausgeführt wird, beginnt die Keule wie in <text:span text:style-name="T4">Fig. 31</text:span>, aber anstatt die beiden Kreise <text:span text:style-name="T4">(a)</text:span> und <text:span text:style-name="T4">(b)</text:span> in der vertikalen Ebene auszuführen, führe sie in der Horizontalebene durch, das heißt, die Keule wird während ihrer Bewegung horizontal zum Fußboden gehalten; dann, ankom­mend wie in <text:span text:style-name="T4">Fig. 38</text:span>, wird der Throw-Off wieder in der vertikalen Ebene ausgeführt, das heißt, seitlich. Die folgenden Übungen werden in der vertikalen Ebene von der einen zur anderen Seite ausgeführt, es sei denn, die Beschreibung besagt etwas anderes. </text:p>
      <text:list text:style-name="L11">
        <text:list-item>
          <text:p text:style-name="P43">Synchrone Schultersnake und synchroner Armkreis.</text:p>
        </text:list-item>
        <text:list-item>
          <text:p text:style-name="P43">Synchrone Schultersnake mit synchronen vorderen Schulterkreisen.</text:p>
        </text:list-item>
        <text:list-item>
          <text:p text:style-name="P43">Synchrone Schultersnake, führe aber anstelle der Armkreise wie in Übung 1 den Throw-Off aus, fange die Keule wieder im Snakegriff und führe in eine weitere synchrone Snake aus; wiederhole. Dies ist die kontinuierliche Snake.</text:p>
        </text:list-item>
        <text:list-item>
          <text:p text:style-name="P43">Synchrone Schultersnake, synchrone Armkreise und Scissors.</text:p>
        </text:list-item>
        <text:list-item>
          <text:p text:style-name="P43">Synchrone Schultersnake und Scissors.</text:p>
        </text:list-item>
        <text:list-item>
          <text:p text:style-name="P43">Synchrone Armkreise, synchrone Schultersnake, zweimal synchrone Armkreise und synchroner hinterer <text:s/>Schulterkreis.</text:p>
        </text:list-item>
        <text:list-item>
          <text:p text:style-name="P43">Alternierend; Schultersnakes und Armkreise; das heißt, Schultersnake rechts, <text:span text:style-name="T4">1</text:span>; Armkreis rechts, <text:span text:style-name="T4">2</text:span>; Armkreis links, <text:span text:style-name="T4">1</text:span>; Schultersnake links, <text:span text:style-name="T4">2</text:span>.</text:p>
        </text:list-item>
        <text:list-item>
          <text:p text:style-name="P43">Alternierend; Schultersnakes und vordere Schulterkreise.</text:p>
        </text:list-item>
        <text:list-item>
          <text:p text:style-name="P43">Kontinuierliche Schultersnakes; alle Bewegungen.</text:p>
        </text:list-item>
        <text:list-item>
          <text:p text:style-name="P43">Wie Übung 9, aber füge gelegentlich einen Armkreis hinzu. </text:p>
        </text:list-item>
      </text:list>
      <text:p text:style-name="P4"/>
      <text:p text:style-name="P4"/>
      <text:p text:style-name="P10"><text:soft-page-break/>Lektion II.</text:p>
      <text:p text:style-name="P10">Halbe Schultersnakes auswärts.</text:p>
      <text:p text:style-name="P4"/>
      <text:list text:style-name="L12">
        <text:list-item>
          <text:p text:style-name="P44">Siehe Lektion I <text:span text:style-name="T4">(a)</text:span>. Führe den ersten Kreis der Snake aus und dann den Throw-Off von der Position in <text:span text:style-name="T4">Fig. 34</text:span>. Dies ist als <text:span text:style-name="T1">erste halbe Snake</text:span> bekannt.</text:p>
        </text:list-item>
        <text:list-item>
          <text:p text:style-name="P44">Wie bei der regulären Snake, nach einem Armkreis, lasse die Keule in den Snakegriff fallen und beuge das Handgelenk; aber in diesem Fall fällt die Keule auf die Vorderseite des Armes, <text:span text:style-name="T4">Fig. 35</text:span>, dann führe den zweiten Kreis der Snake aus und den Throw-Off, wie in Lektion I, <text:span text:style-name="T4">(b)</text:span> und <text:span text:style-name="T4">(c)</text:span>. Dies ist als <text:span text:style-name="T1">zweite halbe Snake</text:span> bekannt.</text:p>
        </text:list-item>
        <text:list-item>
          <text:p text:style-name="P44">Synchroner Armkreis, synchrone erste halbe Snake.</text:p>
        </text:list-item>
        <text:list-item>
          <text:p text:style-name="P44">Synchroner Armkreis, synchrone zweite halbe Snake.</text:p>
        </text:list-item>
        <text:list-item>
          <text:p text:style-name="P44">Wechsle zwischen den Übungen 3 und 4.</text:p>
        </text:list-item>
        <text:list-item>
          <text:p text:style-name="P44">Synchrone Bewegung, erste halbe Snake; Armkreis, zweite halbe Snake; Armkreis und Schultersnake. Diese halben Snakes können auch horizontal ausgeführt werden.</text:p>
        </text:list-item>
      </text:list>
      <text:p text:style-name="P4"/>
      <text:p text:style-name="P4"/>
      <text:p text:style-name="P10">Lektion III.</text:p>
      <text:p text:style-name="P10">Senkrechte Snake auswärts.</text:p>
      <text:p text:style-name="P4"/>
      <text:p text:style-name="P4">Abwurf in den Snakegriff, wie in <text:span text:style-name="T4">Fig. 31</text:span>; aber anstatt, den Kreis auf Schulterhöhe zu machen, wie in <text:span text:style-name="T4">Fig. 31</text:span>, <text:span text:style-name="T4">32</text:span>, <text:span text:style-name="T4">33</text:span> und <text:span text:style-name="T4">34</text:span> gezeigt, beginne zu kreisen und ziehe die Keule bis knapp unter Taillenhöhe abwärts, da­bei wie <text:span text:style-name="T4">Fig. 31</text:span>, <text:span text:style-name="T4">32</text:span> und <text:span text:style-name="T4">33</text:span> kreisend. Die Position der Keule wird, anstatt wie in <text:span text:style-name="T4">Fig. 34</text:span>, so wie in <text:span text:style-name="T4">Fig. 54</text:span> sein. Bringe die Keule als nächstes um die Rückseite des Armes herum, indem du mit dem Korpus einen halben Kreis ausführst, den Handgriff als Zentrum des Kreises, zur Position wie in <text:span text:style-name="T4">Fig. 53</text:span>, dann zur Positi­on wie in <text:span text:style-name="T4">Fig. 56</text:span>; ziehe die Keule nach oben und auswärts, und sie wird in der Position wie in <text:span text:style-name="T4">Fig. 38</text:span> sein; bringe die Keule dann zur Position wie in <text:span text:style-name="T4">Fig. 39</text:span> und führe den Throw-Off aus. Das Nach-Oben-Ziehen beginnt bereits, wenn die Keule in Position wie in <text:span text:style-name="T4">Fig. 54</text:span> ankommt. Versuche, die Keule auf einer senkrecht zum Fußboden verlaufenden Linie auf und ab wandern zu lassen. Die Übungen von Lektion I werden auch mit dieser Snake ausgeführt.</text:p>
      <text:p text:style-name="P4"/>
      <text:p text:style-name="P4"/>
      <text:p text:style-name="P10">Lektion IV.</text:p>
      <text:p text:style-name="P10">Die Hüftsnake vorwärts.</text:p>
      <text:p text:style-name="P4"/>
      <text:p text:style-name="P4">Auswärtsbewegung von der Grundposition.</text:p>
      <text:p text:style-name="P4"><text:span text:style-name="T4">(a)</text:span> Schwinge die Keule abwärts und hinter die Hüfte; erlaube der Keule so zu schwingen, als ob sie einen hinteren Hüftkreis ausführt, und lasse sie in den Snakegriff schwingen. (<text:span text:style-name="T4">Fig. 47</text:span> zeigt die Keule, wie sie hin­ter die Hüfte schwingt, und <text:span text:style-name="T4">Fig. 40</text:span> zeigt, von hinten betrachtet, den von der Keule beschriebenen Weg, um in den Snakegriff zu gelangen; ebenfalls den Snakegriff). In den Abbildungen, die benutzt werden, um die Hüftsnake vorwärts zu erklären, zeigen die durchgehenden Linien den Weg, den die Keule nimmt, um zur nachfolgenden Position zu kommen; die gestrichelten Linien zeigen den Weg, den die Keule von der vorher­gegangenen Abbildung genommen hat, um zu der gegenwärtigen Position zu kommen; und die punktierte Abschnitte zeigen den Weg hinter einem Teil des Körpers.</text:p>
      <text:p text:style-name="P4"><text:span text:style-name="T4">(b) Fig. 41</text:span> zeigt die im Snakegriff gehalten Keule, von vorne betrachtet. Bringe sie nach vorne (<text:span text:style-name="T4">Fig. 42</text:span> und <text:span text:style-name="T4">43</text:span>), nahe der Hüfte gehalten, und horizontal zum Fußboden, bis sie zur Position wie in <text:span text:style-name="T4">Fig. 43</text:span> kommt.</text:p>
      <text:p text:style-name="P4"><text:span text:style-name="T4">(c)</text:span> Strecke das Handgelenk aus, lasse die Keule sich auswärts und nach unten bewegen (<text:span text:style-name="T4">Fig. 43</text:span> und <text:span text:style-name="T4">44</text:span>), lockere den Snakegriff (<text:span text:style-name="T4">Fig. 44</text:span>, <text:span text:style-name="T4">45</text:span> und <text:span text:style-name="T4">46</text:span>) und beschreibe mit der Keule einen vorderen Hüftkreis; die Keule ist so bereit für eine weitere Bewegung.</text:p>
      <text:p text:style-name="P4">Übe <text:span text:style-name="T4">(a)</text:span>, <text:span text:style-name="T4">(b)</text:span> und <text:span text:style-name="T4">(c)</text:span><text:span text:style-name="T6">,</text:span> bis die Ausführung fließend und kontinuierlich ist. In <text:span text:style-name="T4">(b)</text:span> wird die Keule nahe am Körper gehalten, während <text:span text:style-name="T4">(c)</text:span> der Throw-Off ist.</text:p>
      <text:p text:style-name="P4"/>
      <text:p text:style-name="P4"/>
      <text:list text:style-name="L13">
        <text:list-item>
          <text:p text:style-name="P45"><text:soft-page-break/><text:span text:style-name="T1">Synchrone Hüftsnake</text:span>. Wenn die Keulen wie in <text:span text:style-name="T4">(b)</text:span> nach vorne kommen, können sie entweder überkreuzt oder so weit auseinander gehalten werden, dass sie sich auf ihrem Weg nach oben nicht überschneiden; dies gilt ebenfalls für die vorderen Hüftkreise beim Throw-Off. <text:span text:style-name="T4">Fig. 59</text:span> zeigt, wie sich die Keulen bei ei­nem vorderen Hüftkreis überkreuzen.</text:p>
        </text:list-item>
        <text:list-item>
          <text:p text:style-name="P45">Synchrone Schultersnake, Throw-Off und nach unten zur synchronen Hüftsnake.</text:p>
        </text:list-item>
        <text:list-item>
          <text:p text:style-name="P45">Alternierende Hüftsnakes. Diese werden öfter als die synchronen Hüftsnakes verwendet.</text:p>
        </text:list-item>
        <text:list-item>
          <text:p text:style-name="P45">Synchrone Hüftsnakes, kombiniert mit synchronen vorderen Hüftkreisen.</text:p>
        </text:list-item>
        <text:list-item>
          <text:p text:style-name="P45">Kombination. Führe mit Rechts eine Schultersnake und mit Links eine Hüftsnake aus; dann mit Links eine Schultersnake und mit Rechts eine Hüftsnake; kontinuierlich.</text:p>
        </text:list-item>
        <text:list-item>
          <text:p text:style-name="P45">Alternierende Schultersnakes; gefolgt von alternierenden Hüftsnakes, nach oben zu alternierenden Schultersnakes, dann nach unten zu Hüftsnakes, etc. Kontinuierlich.</text:p>
        </text:list-item>
        <text:list-item>
          <text:p text:style-name="P45">Beginne von der Grundposition synchrone Armkreise auswärts; schwinge die Linke hinter den Körper und führe einen vorderen Taillenkreis mit Arm hinter dem Rücken aus, <text:span text:style-name="T4">1</text:span>; fange nach Abschluss dieses Kreises, linke Hand noch hinter dem Körper, die Keule im Snakegriff; führe dann eine Hüftsnake aus, <text:span text:style-name="T4">2</text:span>, <text:span text:style-name="T4">3</text:span>; Throw-Off, nach oben kommend, <text:span text:style-name="T4">4</text:span>; und einen hinteren Schulterkreis, <text:span text:style-name="T4">5</text:span>. Währenddessen hat die Rechte ihren Armkreis, <text:span text:style-name="T4">1</text:span>; eine Schultersnake, <text:span text:style-name="T4">2</text:span>, <text:span text:style-name="T4">3</text:span>, <text:span text:style-name="T4">4</text:span>; und einen hinteren Schulterkreis abgeschlossen, <text:span text:style-name="T4">5</text:span>.</text:p>
        </text:list-item>
        <text:list-item>
          <text:p text:style-name="P45">Führe mit der linken Hand die in Übung 7 beschriebenen Bewegungen der rechten aus, und mit der rech­ten die Bewegungen der linken Hand.</text:p>
        </text:list-item>
        <text:list-item>
          <text:p text:style-name="P45">Kombiniere Übungen 7 und 8, ohne hintere Schulterkreise.</text:p>
        </text:list-item>
        <text:list-item>
          <text:p text:style-name="P45">Führe separat mit einer Keule eine Hüftsnake aus, aber ohne Throw-Off. Wenn die Keule in die Positi­on wie in <text:span text:style-name="T4">Fig. 43</text:span> kommt, lasse sie langsam zur Position in <text:span text:style-name="T4">Fig. 44</text:span> wechseln; ziehe sie dann, wenn sie um den Arm herum die in <text:span text:style-name="T4">Fig. 53</text:span> gezeigte Position erreicht hat, nach oben (<text:span text:style-name="T4">Fig. 56</text:span>), bis sie auf der Schulter ist (<text:span text:style-name="T4">Fig. 38</text:span>); Throw-Off und fange im Snakegriff, um eine Schultersnake ausführen.</text:p>
        </text:list-item>
        <text:list-item>
          <text:p text:style-name="P45">Führe Übung 10 synchron aus.</text:p>
        </text:list-item>
      </text:list>
      <text:p text:style-name="P4"/>
      <text:p text:style-name="P4"/>
      <text:p text:style-name="P10">Lektion V.</text:p>
      <text:p text:style-name="P10">Die Hüftspirale vorwärts.</text:p>
      <text:p text:style-name="P4"/>
      <text:p text:style-name="P4">Auswärtsbewegung: <text:span text:style-name="T4">(a)</text:span> Beginnend von der in <text:span text:style-name="T4">Fig. 43</text:span> gezeigten Position, strecke das Handgelenk aus, und der Korpus der Keule folgt dem von der durchgehenden Linie angezeigten Weg. Wenn sie zu der in <text:span text:style-name="T4">Fig. 48</text:span> gezeigten Position kommt, folgt die lange Achse der Keule dem von den durchgehenden Linien angezeigten Weg, und beschreibt so einen Kreis. Es zeigt sich, dass die im Snakegriff gehaltene Keule einen untereren vorderen Kreis ausgeführt hat; der zweite Teil ist ein untererer hinterer Kreis im Snakegriff, folgendermaßen ausgeführt.</text:p>
      <text:p text:style-name="P4"><text:span text:style-name="T4">(b)</text:span> Führe die Keule weiter nach hinten, wie mit der in <text:span text:style-name="T4">Fig. 49</text:span> gezeigten punktierten und durchgehenden Linie angedeutet, einen Kreis hinter der Hüfte beschreibend, mit der Keule im Snakegriff, und wie in <text:span text:style-name="T4">Fig. 42</text:span> nach vorne, zur in <text:span text:style-name="T4">Fig. 43</text:span> gezeigten Position; so die letzte Hälfte der Spirale durchführend.</text:p>
      <text:p text:style-name="P4"/>
      <text:p text:style-name="P4">Der Ausdruck <text:span text:style-name="T1">Draw-Spirale</text:span> (gezogene Spirale) wird für die folgende Übung benutzt; erstens wegen der Ähnlichkeit zur Spirale und weil sie den Draw einschließt; zweitens weil der Gebrauch des Ausdrucks bei der Erklärung von weiteren Kombinationen äußerst hilfreich sein wird.</text:p>
      <text:p text:style-name="P4"><text:span text:style-name="T4">(a)</text:span> Beginne eine Spirale, und wenn die Keule in die in <text:span text:style-name="T4">Fig. 49</text:span> gezeigte Position kommt, mit dem Handge­lenk als Zentrum des zu beschreibenden Halbkreises, schwinge die Keule in einer horizontalen Ebene aus­wärts vor den Arm, <text:span text:style-name="T4">(b)</text:span>. (<text:span text:style-name="T4">Fig. 52</text:span>, die gestrichelte Linie zeigt den von der Keule genommenen Weg und die Position nach Ausführung des Halbkreises).</text:p>
      <text:p text:style-name="P4"><text:span text:style-name="T4">(c)</text:span> Ziehe während dieses Halbkreises die Keule hinter die Hüfte, (<text:span text:style-name="T4">Fig. 55</text:span> zeigt den Draw von hinten); set­ze den Kreis fort, der Handgriff führend, nach hinten, nach außen, und nach vorne in einer horizontalen Ebene. (Die gestrichelte Linie in <text:span text:style-name="T4">Fig. 54</text:span> zeigt den von der Keule genommenen Weg, um diesen untereren hinteren Kreis in der horizontalen Ebene auszuführen, im Snakegriff und mit dem Handgriff voran).</text:p>
      <text:p text:style-name="P4"><text:span text:style-name="T4">(d)</text:span> Schwinge nun, mit dem Handgelenk als Zentrum des zu beschreibenden Handkreises, die Keule vor dem Arm herum, wie durch die durchgehende Linie in <text:span text:style-name="T4">Fig. 54</text:span> angezeigt, und die Keule ist wieder in der Ausgangsposition (<text:span text:style-name="T4">Fig. 43</text:span>).</text:p>
      <text:p text:style-name="P4"/>
      <text:p text:style-name="P21"><text:soft-page-break/>Lektion VI.</text:p>
      <text:p text:style-name="P10">Wandernde Snakes.</text:p>
      <text:p text:style-name="P4"/>
      <text:p text:style-name="P4"><text:span text:style-name="T1">Die Seilsnake</text:span>. Beginne eine reguläre Schultersnake, und führe den ersten Kreis aus. (Die Keule ist jetzt in der Position, die in <text:span text:style-name="T4">Fig. 35</text:span> gezeigt wird). Ziehe die Hand allmählich nach unten, während die Keule die in <text:span text:style-name="T4">Fig. 35</text:span>, <text:span text:style-name="T4">36</text:span> und <text:span text:style-name="T4">37</text:span> gezeigten Bewegungen durchführt, und die Position wird natürlicherweise, anstatt wie in <text:span text:style-name="T4">Fig. 37</text:span> gezeigt, wie in <text:span text:style-name="T4">Fig. 50</text:span> sein. Fahre fort, hinter die Hüfte zu ziehen; (<text:span text:style-name="T4">Fig. 55</text:span> zeigt, wie es von hinten aussieht). Dort wird sie für eine Weile zur Draw-Spirale, das heißt, ziehe nach hinten und außen, der Hand­griff führend, dann in der horizontalen Ebene nach vorne; die gestrichelte Linie in <text:span text:style-name="T4">Fig. 54</text:span> stellt den Weg dar, den die Keule bei dieser Rückwärts-, Auswärts- und Vorwärtsbewegung nimmt, (horizontaler untererer hinterer Kreis), der Handgriff führend und die lange Achse der Keule der beschriebenen Linie folgend. In <text:span text:style-name="T4">Fig. 54</text:span>, durchgehende Linie, wird die Keule um die Vorderseite des Armes geschwungen, mit dem Handge­lenk als Zentrum des gerade durchgeführten Halbkreises, und die Keule wird in der in <text:span text:style-name="T4">Fig. 43</text:span> gezeigten Po­sition sein. Beginne die Spirale; das heißt, strecke das Handgelenk aus, (durchgehende Linie in <text:span text:style-name="T4">Fig. 43</text:span>), und wenn die Keule die Position wie in <text:span text:style-name="T4">Fig. 48</text:span> einnimmt, folgt die lange Achse der Keule dem mit der durchge­henden Linie angezeigten Weg. Führe folglich einen untereren vorderen Kreis mit der im Snakegriff gehal­tenen Keule aus, die lange Achse der Keule dem beschriebenen Kreis folgend. Die Keule ist jetzt in der Po­sition, die in <text:span text:style-name="T4">Fig. 49</text:span> gezeigt wird; die Bewegung wird zu einem Teil der senkrechten Snake; das heißt, ziehe nach oben, (<text:span text:style-name="T4">Fig. 53</text:span>, <text:span text:style-name="T4">56</text:span>), zur Position wie in <text:span text:style-name="T4">Fig. 38</text:span>, und führe den Throw-Off aus. Die einzelnen Teile müssen zu einer kontinuierlichen Bewegung verschmelzen, was viel Übung erfordert.</text:p>
      <text:list text:style-name="L14">
        <text:list-item>
          <text:p text:style-name="P46">Synchrone Seilsnake.</text:p>
        </text:list-item>
        <text:list-item>
          <text:p text:style-name="P46">Beginne mit beiden Keulen gleichzeitig, führe mit Rechts eine Schultersnake aus und gehe zu Seilsnakes über; mit Links sofort kontinuierliche Seilsnakes. Wenn man zuerst die Schultersnake ausführt, und dann Seilsnakes fortsetzt, wird bemerkt werden, dass, wenn die Rechte zur ersten Seilsnake ansetzt, die Linke bereits den Draw der Seilsnake durchführt; und wenn die Rechte anfängt, den Draw auszuführen, hat die Linke bereits eine Seilsnake vollendet und eine zweite begonnen. Kurz gesagt, die Rechte geht nach un­ten, wenn die Linke nach oben kommt, und umgekehrt. Dies ist die alternierende Seilsnake.</text:p>
        </text:list-item>
        <text:list-item>
          <text:p text:style-name="P46">Um zur synchronen Seilsnake zurückzukehren, füge der Seilsnake einfach mit einer der beiden Keulen eine Schultersnake hinzu; und die synchrone Bewegung ist das Resultat.</text:p>
        </text:list-item>
        <text:list-item>
          <text:p text:style-name="P46">Seilsnake mit Rolle über dem Kopf. Führe die Seilsnake aus, bis du bereit zum Throw-Off bist; aber an­stelle des Throw-Offs, schwenke die Keule in einem Halbkreis um die Vorderseite des Armes, nach vorne und nach aussen, indem du die Handfläche nach vorne und nach aussen drehst; das heißt, von der Position in <text:span text:style-name="T4">Fig. 39</text:span> in die von <text:span text:style-name="T4">Fig. 31</text:span>; rolle die Keule nach hinten, Handfläche nach oben drehend; und setze den Kreis in der horizontalen Ebene fort. (<text:span text:style-name="T4">Fig. 57</text:span>, die durchgehenden Linien mit Pfeilen zeigen den von der Keule zu nehmenden Weg). Wenn die Keule nach vorne kommt (durchgehende Linie in <text:span text:style-name="T4">Fig. 58</text:span> zeigt den zu nehmenden Weg, und die gestrichelte Linie den bereits zurückgelegten), drehe die Handfläche nach vorne und nach unten; und die Keule ist in den Ringgriff gerollt (<text:span text:style-name="T4">Fig. 58</text:span>). Führe die Keule weiter, und sie kommt wieder in der Ausgangsposition an (<text:span text:style-name="T4">Fig. 31</text:span>). Übe mit jeder Hand.</text:p>
        </text:list-item>
        <text:list-item>
          <text:p text:style-name="P46">Synchrone Seilsnakes mit Rolle über dem Kopf.</text:p>
        </text:list-item>
        <text:list-item>
          <text:p text:style-name="P46">Alternierende Seilsnakes mit Rolle über dem Kopf.</text:p>
        </text:list-item>
        <text:list-item>
          <text:p text:style-name="P46">Führe die Bewegungen aus, die in <text:span text:style-name="T4">Fig. 30</text:span>, <text:span text:style-name="T4">31</text:span>, <text:span text:style-name="T4">32</text:span>, <text:span text:style-name="T4">33</text:span> und <text:span text:style-name="T4">34</text:span> gezeigt werden, und bringe die Hand all­mählich nach unten. Beginne mit der Bewegung in <text:span text:style-name="T4">Fig. 32</text:span>; setze die Abwärtsbewegung bei den Bewegun­gen in <text:span text:style-name="T4">Fig. 33</text:span> und <text:span text:style-name="T4">34</text:span> fort; bringe die Keule zu der in <text:span text:style-name="T4">Fig. 49</text:span> gezeigten Position, und führe diesen Teil der Spirale aus, den untereren hinteren Kreis mit dem Snakegriff (angezeigt durch die punktierte Linie in die­ser Abbildung); und wenn die Keule nach vorne zur in <text:span text:style-name="T4">Fig. 43</text:span> gezeigten Position kommt, den Throw-Off; ziehe gleichzeitig die Hand aufwärts, werfe die Keule schnell nach oben in den Snakegriff und führe die erste Hälfte der Schultersnake aus. Dann den Throw-Off und beginne erneut. Diese wandernde Snake, die nach ein wenig Übung sehr einfach ist, wird häufig anstelle der Seilsnake eingesetzt, und ist in der syn­chronen Bewegung am wirkungsvollsten. Sie ist als <text:span text:style-name="T1">gefälschte</text:span> oder <text:span text:style-name="T1">nachgemachte (Counterfeit) Snake</text:span> be­kannt.</text:p>
        </text:list-item>
        <text:list-item>
          <text:p text:style-name="P46">Synchrone gefälschte Snake mit Rolle über dem Kopf, ohne den oberen Throw-Off. (Siehe Seilsnake mit Rolle, Übung 4.)</text:p>
        </text:list-item>
        <text:list-item>
          <text:p text:style-name="P46">Führe eine synchrone gefälschte Snake aus und füge zusätzlich die erste Hälfte einer Schultersnake hin­zu. </text:p>
        </text:list-item>
      </text:list>
      <text:p text:style-name="P21"><text:soft-page-break/>Lektion VII.</text:p>
      <text:p text:style-name="P10">Die Schultersnake einwärts.</text:p>
      <text:p text:style-name="P4"/>
      <text:p text:style-name="P4"><text:span text:style-name="T1">Umgekehrte Snake</text:span>. Führe einen Armkreis einwärts aus, lasse die Keule einwärts und abwärts hinter die Schulter schwingen, wie bei einem hinteren Schulterkreis einwärts; aber fange die Keule im Snakegriff (<text:span text:style-name="T4">Fig. 39</text:span>). Die längere durchgehende Linie zeigt den Weg an, der von der Keule genommen wird, um die Po­sition zu erreichen; die gestrichelte Linie die Richtung, in die sich die Hand zu bewegen hat, um zur folgen­den Position zu kommen. Die kürzere durchgehende Linie zeigt die vorherige Bewegung der Hand an, um zu dieser Position zu kommen; die gestrichelte Linie wird in den folgenden Abbildungen die gleiche Bedeu­tung hinsichtlich der Hand und des unteren Endes der Keule haben, und die durchgehende Linie wird die Richtung und den Weg anzeigen, den Keule und Hand genommen haben, um zu der gezeigten Position zu kommen. Führe die Bewegungen wie in <text:span text:style-name="T4">Fig. 38</text:span>, <text:span text:style-name="T4">37</text:span>, <text:span text:style-name="T4">36</text:span>, <text:span text:style-name="T4">35</text:span> aus; drehe das Handgelenk nach vorne und ein­wärts, während die Hand zur Position in <text:span text:style-name="T4">Fig. 34</text:span> wandert; fahre wie in <text:span text:style-name="T4">Fig. 33</text:span> und <text:span text:style-name="T4">32</text:span> fort. Wenn die Positi­on wie in <text:span text:style-name="T4">Fig. 31</text:span> erreicht wird, strecke das Handgelenk aus und werfe gleichzeitig kräftig nach oben ab, den Throw-Off, und führe die Keule über den Kopf, bereit für einen Armkreis.</text:p>
      <text:p text:style-name="P4">Zusammengefasst führt die Keule zwei Kreise aus, einwärts, und einen Throw-Off, und beginnt jeden die­ser Kreise mit dem Handgelenk einwärts gedreht; die komplette Bewegung ist die Umkehrung der regulären Schultersnake.</text:p>
      <text:p text:style-name="P4"/>
      <text:p text:style-name="P8">Einwärtsbewegungen.</text:p>
      <text:list text:style-name="L15">
        <text:list-item>
          <text:p text:style-name="P47">Synchroner Armkreis und synchrone Schultersnake, kontinuierlich.</text:p>
        </text:list-item>
        <text:list-item>
          <text:p text:style-name="P47">Synchroner vorderer Schulterkreis und synchrone Schultersnake, dann synchroner Armkreis, kontinuier­lich.</text:p>
        </text:list-item>
        <text:list-item>
          <text:p text:style-name="P47">Synchrone Schultersnake, fange die Keule nach dem Throw-Off im Snakegriff und führe erneut eine Schultersnake aus, kontinuierlich.</text:p>
        </text:list-item>
        <text:list-item>
          <text:p text:style-name="P47">Synchrone Schultersnake, synchroner Armkreis, synchroner hinterer Schulterkreis, Armkreis zweimal und synchroner hinterer Schulterkreis, kontinuierlich.</text:p>
        </text:list-item>
      </text:list>
      <text:p text:style-name="P4">Die einwärtige Schultersnake wirkt in der alternierenden Bewegung nicht so ansprechend wie synchron ausgeführt.</text:p>
      <text:list text:style-name="L16">
        <text:list-item>
          <text:p text:style-name="P48">Alternierende Schultersnakes und Armkreise.</text:p>
        </text:list-item>
        <text:list-item>
          <text:p text:style-name="P48">Alternierende Schultersnakes und vordere Schulterkreise.</text:p>
        </text:list-item>
        <text:list-item>
          <text:p text:style-name="P48">Kontinuierlich alternierende Schultersnakes. </text:p>
        </text:list-item>
      </text:list>
      <text:p text:style-name="P4"/>
      <text:p text:style-name="P10">Lektion VIII.</text:p>
      <text:p text:style-name="P10">Die umgekehrte senkrechte Snake.</text:p>
      <text:p text:style-name="P4"/>
      <text:p text:style-name="P4">Wie die umgekehrte Schultersnake, außer dass die Keule nach oben und unten wandert. Beginne die umge­kehrte Schultersnake (<text:span text:style-name="T4">Fig. 39</text:span>), und während Hand und Keule einwärts kreisen, ziehe die Hand nach unten in die in <text:span text:style-name="T4">Fig. 56</text:span> gezeigte Position, und kreise die Keule um die Rückseite des Armes herum; <text:span text:style-name="T4">Fig. 53</text:span> zeigt, wie das Handgelenk etwas gestreckt werden muss, um der Keule zu erlauben, nach hinten zu gelangen (die gestrichelten und durchgehenden Linien haben nichts mit dieser Bewegung zu tun). Setze diese Bewegung hinten herum fort, und die Keule kommt in die Position, die in <text:span text:style-name="T4">Fig. 54</text:span> gezeigt wird (die gestrichelten und durchgehenden Linien haben nichts mit dieser Bewegung zu tun). Setze jetzt die Bewegung der Keule fort, indem du nach vorne und einwärts kreist, und gleichzeitig die Hand nach oben ziehst, und die Keule ist in der in <text:span text:style-name="T4">Fig. 33</text:span> gezeigten Position. Setze die Bewegung der Keule fort, indem du die Position wie in <text:span text:style-name="T4">Fig. 32</text:span> einnimmst, und führe den Throw-Off direkt nach oben aus. Die Keule wird dann in der Position sein, eine andere Bewegung auszuführen.</text:p>
      <text:p text:style-name="P4"/>
      <text:p text:style-name="P8">Einwärtsbewegungen.</text:p>
      <text:list text:style-name="L17">
        <text:list-item>
          <text:p text:style-name="P49">Synchroner Armkreis, synchrone senkrechte Snake, kontinuierlich.</text:p>
        </text:list-item>
        <text:list-item>
          <text:p text:style-name="P49">Kontinuierlich synchrone senkrechte Snake.</text:p>
        </text:list-item>
        <text:list-item>
          <text:p text:style-name="P49">Synchrone senkrechte Snake, synchroner Armkreis zweimal, synchroner hinterer Schulterkreis.</text:p>
        </text:list-item>
        <text:list-item>
          <text:p text:style-name="P49">Alternierende senkrechte Snakes; kontinuierlich.</text:p>
        </text:list-item>
        <text:list-item>
          <text:p text:style-name="P49"><text:soft-page-break/>Alternierende Bewegung, senkrechte Snake, und umgekehrte Rolle über dem Kopf.</text:p>
        </text:list-item>
        <text:list-item>
          <text:p text:style-name="P49">Wie Übung 5, aber synchron anstelle von alternierend.</text:p>
        </text:list-item>
        <text:list-item>
          <text:p text:style-name="P49">Führe eine Draw-Spirale aus (siehe Lektion VI); und wenn die Keule zum zweiten mal gezogen wird, anstatt den Draw weiter hinter die Hüfte zu ziehen, führe die umgekehrte senkrechte Snake die Arme hoch und dann den Throw-Off aus; das heißt, drehe die Keule von der Draw-Position aus nach vorne und ein­wärts, ziehe sie gleichzeitig aufwärts in die in <text:span text:style-name="T4">Fig. 33</text:span> gezeigte Position, dann in die Position von <text:span text:style-name="T4">Fig. 32</text:span> und führe den Throw-Off aus. Dies ist die <text:span text:style-name="T1">umgekehrte Seilsnake</text:span>.</text:p>
        </text:list-item>
        <text:list-item>
          <text:p text:style-name="P49">Führe diese Übung in der synchronen Bewegung aus. Ebenso Alternierend.</text:p>
        </text:list-item>
        <text:list-item>
          <text:p text:style-name="P49">Ergänze Übung 8 mit der umgekehrten Rolle über dem Kopf.</text:p>
        </text:list-item>
        <text:list-item>
          <text:p text:style-name="P49"><text:span text:style-name="T3">Die halben einwärtigen Snakes werden ähnlic</text:span>h wie die halben auswärtigen Snakes ausgeführt. Für die <text:span text:style-name="T1">erste Hälfte der einwärtigen Snake,</text:span> führe den ersten Kreis der einwärtigen Schultersnake aus und den Throw-Off.</text:p>
        </text:list-item>
        <text:list-item>
          <text:p text:style-name="P49">Für die <text:span text:style-name="T1">zweite Hälfte der einwärtigen Snake</text:span>; werfe die Keule von einem Armkreis in die in <text:span text:style-name="T4">Fig. 34</text:span> ge­zeigte Position; das heißt, erlaube der Keule, die Einwärtsbewegung vom Armkreis fortzusetzen, etwa so, als ob sie einen einwärtigen Handkreis vor der Schulter ausführt, und fange die Keule im Snakegriff, führe dann den zweiten Kreis der Schultersnake und den Throw-Off aus.</text:p>
        </text:list-item>
        <text:list-item>
          <text:p text:style-name="P49">Synchroner Armkreis und synchrone erste halbe Snake; kontinuierlich.</text:p>
        </text:list-item>
        <text:list-item>
          <text:p text:style-name="P49">Synchroner Armkreis und synchrone zweite halbe Snake; kontinuierlich.</text:p>
        </text:list-item>
        <text:list-item>
          <text:p text:style-name="P49">Führe Übungen 12 und 13 abwechselnd aus.</text:p>
        </text:list-item>
        <text:list-item>
          <text:p text:style-name="P49">Synchroner Armkreis, synchrone erste halbe Snake, synchroner Armkreis, synchrone zweite halbe Sna­ke; synchroner Armkreis zweimal, synchrone Schultersnake, synchroner Armkreis und synchroner hinterer Schulterkreis.</text:p>
        </text:list-item>
        <text:list-item>
          <text:p text:style-name="P49">In der Auswärtsbewegung schwingend, führe mit Links einen hinteren Schulterkreis aus und mit Rechts einen Armkreis bis auf Schulterhöhe der linken Seite, und drehe gleichzeitig den Oberkörper nach links; führe dann eine reguläre Schultersnake mit Links und eine umgekehrte mit Rechts aus, den Ober­körper in einer fließenden Bewegung von links nach rechts drehend. Führe mit Rechts einen hinteren <text:s/>Schulterkreis und mit Links einen Armkreis bis auf Schulterhöhe der rechten Seite aus; dann führt die Rechte eine reguläre Schultersnake und die Linke eine umgekehrte Schultersnake aus. Wiederhole die Übung. </text:p>
        </text:list-item>
      </text:list>
      <text:p text:style-name="P4"/>
      <text:p text:style-name="P4"/>
      <text:p text:style-name="P10">Lektion IX.</text:p>
      <text:p text:style-name="P10">Umgekehrte oder einwärtige Hüftsnake.</text:p>
      <text:p text:style-name="P4"/>
      <text:p text:style-name="P4">Die Abbildungen für die auswärtige Hüftsnake werden, in umgekehrter Reihenfolge betrachtet, das richtige Ergebnis anzeigen. Die durchgehenden Linien zeigen den von der Keule genommenen Weg an, um zu der gezeigten Position zu kommen, und die gestrichelten Linien den Weg, dem die Keule folgen muss, um zu der nachfolgenden Position zu kommen. Diese Snake ist, wie der Name besagt, die Umkehrung der regulä­ren Hüftsnake vorwärts.</text:p>
      <text:p text:style-name="P4">Halte die Keule wie in <text:span text:style-name="T4">Fig. 46</text:span>, lasse sie dem durch die gestrichelte Linie angezeigten Weg folgen und in die Position wie in <text:span text:style-name="T4">Fig. 45</text:span> kommen; (siehe gestrichelte Linie in dieser und jeder der folgenden Abbildun­gen). <text:span text:style-name="T4">Fig. 44</text:span> und <text:span text:style-name="T4">43</text:span> zeigen den Teil der Bewegung, der als <text:span text:style-name="T1">Tumble (Taumeln) der Keule</text:span> bekannt ist. Fahre wie in <text:span text:style-name="T4">Fig. 42</text:span> und <text:span text:style-name="T4">41</text:span> fort (<text:span text:style-name="T4">Fig. 40</text:span> zeigt diese Position von hinten); strecke schnell das Handgelenk oder führe den Throw-Off aus; und die Keule nimmt den Weg, der von der durchgehenden Linie zur Position in <text:span text:style-name="T4">Fig. 47</text:span> angezeigt wird; setze die Bewegung entlang dem durch die gestrichelte Linie angezeigten Weg fort, und die Keule ist zurück in die Ausgangsposition gekommen. Beim Tumble fällt die Keule einfach nach un­ten und gleichzeitig macht die Hand einen leichten Ruck nach oben (<text:span text:style-name="T4">Fig. 45</text:span>), dann einen kleinen Schubser auswärts (<text:span text:style-name="T4">Fig. 44</text:span>), sodass die Kraft dieser kombinierten Bewegungen die Keule in die Position taumeln lässt, die in <text:span text:style-name="T4">Fig. 43</text:span> gezeigt wird. Achte darauf, dass die der Keule, während sie nach hinten und hinter die Hüfte wandert, nahe am Körper gehalten wird (<text:span text:style-name="T4">Fig. 43</text:span>, <text:span text:style-name="T4">42</text:span> und <text:span text:style-name="T4">41</text:span>). Der Griff wechselt nach dem Throw-Off vom Snakegriff zur normalen Haltung.<text:line-break/><text:line-break/><text:line-break/></text:p>
      <text:p text:style-name="P4"><text:soft-page-break/>Um eine <text:span text:style-name="T1">synchrone umgekehrte Hüftsnake</text:span> mittels Tumble auszuführen, überkreuze die Keulen vor dem Körper, und beim Throw-Off werden sie hinter dem Körper überkreuzt. Selbstverständlich können sie auch weit genug auseinander gehalten werden, damit sie sich nicht überkreuzen, aber die Bewegung ist nicht so ansprechend, als wenn sie überkreuzt werden.</text:p>
      <text:p text:style-name="P4"/>
      <text:p text:style-name="P8">Einwärtsbewegungen.</text:p>
      <text:list text:style-name="L18">
        <text:list-item>
          <text:p text:style-name="P50">Synchroner vorderer Hüftkreis und synchrone Hüftsnake, kontinuierlich.</text:p>
        </text:list-item>
        <text:list-item>
          <text:p text:style-name="P50">Ergänze Übung 1 mit einer synchronen Schultersnake.</text:p>
        </text:list-item>
        <text:list-item>
          <text:p text:style-name="P50">Alternierende Hüftsnakes; diese werden öfter als die synchronen verwendet.</text:p>
        </text:list-item>
        <text:list-item>
          <text:p text:style-name="P50">Führe mit Links einen vorderen Hüftkreis und eine Hüftsnake aus; mit Rechts eine Schultersnake und dann einen hinteren Schulterkreis; als nächstes mit Rechts den vorderen Hüftkreis, gefolgt von der Hüfts­nake und mit Links eine Schultersnake und dann einen hinteren Schulterkreis.</text:p>
        </text:list-item>
        <text:list-item>
          <text:p text:style-name="P50">Alternierende Hüftsnakes, gefolgt von alternierenden Schultersnakes, kontinuierlich.</text:p>
        </text:list-item>
        <text:list-item>
          <text:p text:style-name="P50">Die einwärtigen halben Snakes können zur Einwärtsbewegung hinzugefügt werden, so wie die auswärti­gen halben Snakes mit der Auswärtsbewegung kombiniert werden.</text:p>
        </text:list-item>
        <text:list-item>
          <text:p text:style-name="P50">Fange die Keule im Snakegriff, wie um eine reguläre einwärtige Schultersnake auszuführen; führe nun die Keule, mit ihrer langen Achse dem Weg der durchgehenden Linie folgend, der Handgriff führend (von <text:span text:style-name="T4">1</text:span> bis <text:span text:style-name="T4">2</text:span>, <text:span text:style-name="T4">Fig. 68</text:span>). Setze Bewegung wie von <text:span text:style-name="T4">2</text:span> bis <text:span text:style-name="T4">3</text:span> angezeigt fort, wo sie zu einer regulären umgekehrten Hüftsnake wird, und führe den Throw-Off hinter der Hüfte aus. Zähle langsam; <text:span text:style-name="T4">1</text:span>, die Keule im Snakegriff fangend; <text:span text:style-name="T4">2</text:span>, wenn die Keule nach aussen schwenkt; <text:span text:style-name="T4">3</text:span>, wenn sie vor die Hüfte kommt; und <text:span text:style-name="T4">4</text:span>, beim Throw-Off. Diese Punkte sind in <text:span text:style-name="T4">Fig. 68</text:span> markiert; <text:span text:style-name="T4">4</text:span> wird hinter dem Körper ausgeführt.<text:line-break/>Zähle langsam und gewähre jedem Zählimpuls so viel Zeit, wie für die Ausführung eines gesamten Arm­kreises benötigt wird. Die Keulen überkreuzen sich zweimal vor und einmal hinter dem Körper. Wenn die­se Bewegung fließend und korrekt ausgeführt wird, kann sie als eine wirkungsvolle und ansprechende Be­wegung des komplexen Keulenschwingens kaum übertroffen werden, da der lange einfache Bogen eine faszinierende Figur bildet.</text:p>
        </text:list-item>
        <text:list-item>
          <text:p text:style-name="P50">Die reguläre auswärtige Schultersnake wird ebenfalls in dem gleichen Rhythmus wie Übung 7 ausge­führt, und die Kreise sollten mit langen und einfachen Bögen gebildet werden. Beim ersten Kreis sollte die Keule nahezu auf Taillenhöhe schwenken. </text:p>
        </text:list-item>
      </text:list>
      <text:p text:style-name="P4"/>
      <text:p text:style-name="P4"/>
      <text:p text:style-name="P10">Lektion X.</text:p>
      <text:p text:style-name="P10">Parallele Bewegungen.</text:p>
      <text:p text:style-name="P4"/>
      <text:p text:style-name="P4">Alle Bewegungen werden parallel nach rechts gehend beschrieben. Es ist offensichtlich, dass die Rechte auswärts und die Linke einwärts arbeitet. Das Ausdruck „parallel“ wird verwendet, wenn die Bewegung von Anfang bis Ende parallel ist; wenn aber zum Beispiel eine Keule auf Schulterhöhe und die andere im vorde­ren Hüftbereich geführt wird, findet der Ausdruck „parallel“ keine Anwendung. Die Bewegungen jeder Keule wird einzeln beschrieben.</text:p>
      <text:list text:style-name="L19">
        <text:list-item>
          <text:p text:style-name="P51">Parallele Schultersnakes und Armkreise.</text:p>
        </text:list-item>
        <text:list-item>
          <text:p text:style-name="P51">Parallele Schultersnakes und vordere Schulterkreise.</text:p>
        </text:list-item>
        <text:list-item>
          <text:p text:style-name="P51">Führe parallele Armkreise aus. Nachdem dies vollendet ist, führt die Linke eine Schultersnake aus, wäh­rend die Rechte einen hinteren Schulter- und einen Armkreis ausführt; dann führt die Linke einen Arm­kreis aus, während die Rechte eine Schultersnake ausführt; dann führt die Linke eine Schultersnake aus, während die Rechte einen Armkreis ausführt. Kontinuierlich.</text:p>
        </text:list-item>
        <text:list-item>
          <text:p text:style-name="P51">Rechts führt eine Hüftsnake vorwärts und einen vorderen Hüftkreis aus, während Links einen vorderen Hüftkreis und eine umgekehrte Hüftsnake ausführt. Dieses ist der Shift (Verschiebung) (Teil II, Lektion II, Übung 11) mit hinzugefügten Snakes.</text:p>
        </text:list-item>
        <text:list-item>
          <text:p text:style-name="P51">Kombiniere parallele Schultersnakes mit Übung 4.</text:p>
        </text:list-item>
        <text:list-item>
          <text:p text:style-name="P51">Parallele Schultersnakes; drehe dann den Oberkörper nach rechts und führe parallele Vorwärtskreise auf Schulterhöhe durch; drehe dich nach vorne, führe Übung 4 aus; drehe den Oberkörper nach links und füh­re parallele Rückwärtskreise auf Schulterhöhe aus; und drehe dich wieder nach vorne; wiederhole die Übung.<text:line-break/></text:p>
        </text:list-item>
        <text:list-item>
          <text:p text:style-name="P51"><text:soft-page-break/>Beginne gleichzeitig mit beiden Keulen von der Grundposition aus.<text:line-break/><text:span text:style-name="T4">(a)</text:span> Die Linke führt, anstatt den Armkreis zu vollenden, einen vorderen Taillenkreis mit Arm hinter dem Rücken aus; und wenn die Keule gerade von hinter dem Rücken nach vorne vor die linke Hüfte kommt, lasse die Keule den Tumble und eine umgekehrte Hüftsnake ausführen; schwinge nach oben und führe einen hinteren Schulterkreis aus. Die Rechte vollendet unterdessen ihren Armkreis, führt einen hinteren <text:s/>Schulterkreis, dann eine Schultersnake, einen Armkreis und einen hinteren Schulterkreis aus. Kontinuier­lich.</text:p>
        </text:list-item>
        <text:list-item>
          <text:p text:style-name="P51"><text:span text:style-name="T4">(b)</text:span> Die Linke führt einen Armkreis, eine Schultersnake und einen hinteren Schulterkreis aus, während die Rechte einen vorderen Taillenkreis mit Arm hinter dem Rücken ausführt, und wenn die Keule diesen Kreis abgeschlossen hat, fällt sie hinter dem Rücken in den Snakegriff und wird mit einer Hüftsnake nach vorne gebracht; dann folgt der Throw-Off, und führe im Anschluss, nach oben kommend, einen hinteren Schulterkreis aus.</text:p>
        </text:list-item>
        <text:list-item>
          <text:p text:style-name="P51">Kombiniere Übung 7 und 8.</text:p>
        </text:list-item>
        <text:list-item>
          <text:p text:style-name="P51">Ergänze Übung 9 mit parallelen Armkreisen, parallelen Schultersnakes und parallelen Armkreisen.</text:p>
        </text:list-item>
        <text:list-item>
          <text:p text:style-name="P51">Siehe Lektion IX, Übung 7. Die Linke führt die gleiche Bewegung wie in dieser Übung aus, während die Rechte eine auswärtige Schultersnake beginnt und so einem Kreis beschreibt, der parallel zu dem mit Links ausgeführten ist; diese parallele Bewegung fortsetzend, wird die Rechte hinter die Hüfte gezogen und führt den hinteren untereren Kreis der Draw-Spirale aus. Wenn die Keule in die in <text:span text:style-name="T4">Fig. 54</text:span> gezeigte Position kommt, wird der Snakegriff gelockert, die Keule nach unten geschwungen, und die Bewegung vollendet. Diese Bewegung kann verbessert werden, indem links ein hinterer und rechts ein vorderer Hüft­kreis hinzugefügt wird.</text:p>
          <text:p text:style-name="P51">Der Rhythmus in dieser Übung ist der gleiche wie in Lektion IX, Übung 7. Beide Keulen bewegen sich, nachdem der Snakegriff erreicht ist, mit der langen Achse der Keule und führendem Handgriff, auf den be­schriebenen Bahnen, bis sie den Punkt erreichen, wo die Linke den Throw-Off ausführt und die Rechte den Snakegriff lockert. Übe alle oben genannten Bewegungen auch parallel nach links. </text:p>
        </text:list-item>
      </text:list>
      <text:p text:style-name="P4"/>
      <text:p text:style-name="P4"/>
      <text:p text:style-name="P10">Lektion XI.</text:p>
      <text:p text:style-name="P10">Umgekehrte Spirale und die Verfolger.</text:p>
      <text:p text:style-name="P4"/>
      <text:p text:style-name="P4">Halte die Keule wie in <text:span text:style-name="T4">Fig. 49</text:span>, mit dem Handgriff führend und der langen Achse der Keule entlang dem Umfang des zu beschreibenden Kreises. Folge dem durch die gestrichelte Linie angezeigten Weg, und führe so, mit der Keule im Snakegriff gehalten, einen vorderen untereren Kreis aus. Die Keule, jetzt wie in <text:span text:style-name="T4">Fig. 43</text:span> gehalten, wandert hinter die Hüfte (gestrichelte Linien, <text:span text:style-name="T4">Fig. 42</text:span>), kommt zu der in <text:span text:style-name="T4">Fig. 41</text:span> gezeigten Positi­on, führt einen hinteren untereren Kreis aus, die Keule immer noch im Snakegriff, und kommt zur Position, die in <text:span text:style-name="T4">Fig. 49</text:span> gezeigt wird, bereit für eine andere Übung. Dies ist als <text:span text:style-name="T1">umgekehrte Spirale</text:span> bekannt.</text:p>
      <text:p text:style-name="P4"/>
      <text:p text:style-name="P8">Verfolgende Bewegungen.</text:p>
      <text:p text:style-name="P4">Die zu beschreibenden Bewegungen sind nach rechts verfolgend; das heißt, die rechte Keule bewegt sich auswärts und die linke einwärts.</text:p>
      <text:list text:style-name="L20">
        <text:list-item>
          <text:p text:style-name="P52">Verfolgende Armkreise und Schultersnakes.</text:p>
        </text:list-item>
        <text:list-item>
          <text:p text:style-name="P52">Verfolgender Shift mit hinzugefügten Snakes, das heißt, die Linke führt einen vorderen unteren Kreis und dann die umgekehrte Hüftsnake aus, und die Rechte eine Hüftsnake und danach einen vorderen unte­ren Kreis.</text:p>
        </text:list-item>
        <text:list-item>
          <text:p text:style-name="P52">Kombiniere Übung 2 mit Schultersnakes.</text:p>
        </text:list-item>
        <text:list-item>
          <text:p text:style-name="P52">Siehe Lektion X, Übung 6; führe diese verfolgend aus.</text:p>
        </text:list-item>
        <text:list-item>
          <text:p text:style-name="P52">Führe den verfolgenden Shift aus, und anstatt die linke nach vorne zu bringen, lasse sie hinter dem Kör­per und führe den vordere Taillenkreis mit Arm hinter dem Rücken aus, welches der zweite Kreis der unte­reren hinteren Fountain ist. Setze die unterere hintere Fountain fort.</text:p>
        </text:list-item>
        <text:list-item>
          <text:p text:style-name="P52">Führe mit Rechts einen hinteren Hüftkreis aus, <text:span text:style-name="T4">1</text:span>; mit Links einen hinteren Taillenkreis mit Arm hinter dem Rücken, <text:span text:style-name="T4">2</text:span>; vorderer Hüftkreis mit Rechts, <text:span text:style-name="T4">3</text:span>; und mit Links einen vorderen Taillenkreis mit Arm hin­ter dem Rücken, <text:span text:style-name="T4">4</text:span>. Ersetze <text:span text:style-name="T4">1</text:span> und <text:span text:style-name="T4">3</text:span> durch die Hüftsnake vorwärts.</text:p>
        </text:list-item>
        <text:list-item>
          <text:p text:style-name="P52">Wie Übung 6, aber ersetze die Hüftsnake durch eine Hüftspirale vorwärts.</text:p>
        </text:list-item>
        <text:list-item>
          <text:p text:style-name="P52">Wie Übung 7, aber ersetze die Hüftspirale durch die Draw-Spirale.</text:p>
        </text:list-item>
        <text:list-item>
          <text:p text:style-name="P52"><text:soft-page-break/>Wie Übung 6, aber nach Ausführung der angegebenen Hüftsnake, führe zwei Spiralen und zwei Draw-Spiralen aus, und setze gleichzeitig die Kreise mit Links fort.</text:p>
        </text:list-item>
        <text:list-item>
          <text:p text:style-name="P52">Setze die Kreise mit der Linken fort, wie in Übung 6, führe mit der Rechten eine Hüftsnake und den Throw-Off aus; und folge ihm mit einer Schultersnake, gehe dann wieder nach unten in eine Hüftsnake über, etc.</text:p>
        </text:list-item>
        <text:list-item>
          <text:p text:style-name="P52">Wie Übung 10, die Kreise mit der Linken fortsetzend; aber führe mit der Rechten eine Hüftsnake, eine Spirale, eine Draw-Spirale und den Throw-Off aus; gehe nach oben in eine Schultersnake über und kom­me wieder nach unten; führe eine Hüftsnake aus; dann mit beiden Händen die unterere hintere Fountain. Diese Übung kann variiert werden, indem zuerst die Fountain ausgeführt wird, und dann die Hüftsnake, die Spirale, etc.</text:p>
        </text:list-item>
        <text:list-item>
          <text:p text:style-name="P52">Unterere vordere Fountain, unterere hintere Fountain; setze die Kreise mit Links fort, dann mit Rechts Hüftkreis, Draw-Spirale, Throw-Off und Schultersnake nach unten kommend, unterere hintere Fountain, etc.</text:p>
        </text:list-item>
        <text:list-item>
          <text:p text:style-name="P52">Unterere hintere Fountain, wieder nach hinten, und führe mit Links, die Kreise fortsetzend, zwei Spira­len aus; dann eine Fountain zur linken Seite hinüber; und wenn die linke Keule zu <text:span text:style-name="T4">A</text:span> kommt (siehe <text:span text:style-name="T4">Fig. 24</text:span>), lasse sie mittels Tumble in eine umgekehrte Spirale übergehen und führe so zwei umgekehrte Spiralen aus; die Rechte setzt die Kreise vor und hinter der linken Hüfte fort.<text:line-break/>Diese <text:span text:style-name="T1">Spiral Fountain</text:span> ist besonders attraktiv und ansprechend, von vorne betrachtet sieht es aus, als ob sich die Keule fortwährend von rechts nach links und von links nach rechts windet.</text:p>
        </text:list-item>
        <text:list-item>
          <text:p text:style-name="P52">Eine sehr ansprechende wandernde Bewegung und eine gute Möglichkeit, von parallel nach rechts zu parallel nach links zu wechseln, und umgekehrt. Wie Übung 10; aber nach unten kommend, anstelle der Hüftsnake, bringe die Rechte herüber und führe kontinuierlich vordere und hintere Taillenkreise mit Arm hinter dem Rücken aus. Die Linke dreht (siehe <text:span text:style-name="T4">Fig. 22</text:span>), wenn die Keule hinter die Hüfte kommt, die Handfläche nach unten, geht in den Snakegriff, und zieht die Keule nach links herüber; führt eine Hüftsna­ke vorwärts, eine Spirale, und eine Draw-Spirale aus, den Throw-Off und geht nach oben in eine Schul­tersnake, kommt dann wieder nach unten, und beide Keulen sind bereit, abermals zur anderen Seite zu wechseln. Kontinuierlich.</text:p>
        </text:list-item>
        <text:list-item>
          <text:p text:style-name="P52">Verfolgende Schultersnakes; Oberkörper nach rechts drehend, Verfolgerkreise und Schultersnakes vor­wärts; Oberkörper nach vorne, Verfolger Shift mit hinzugefügten Snakes; Oberkörper nach links, Schul­tersnakes rückwärts und Verfolgerkreise; kontinuierlich. Diese Übung kann auch parallel ausgeführt wer­den.</text:p>
        </text:list-item>
      </text:list>
      <text:p text:style-name="P4"/>
      <text:p text:style-name="P4"/>
      <text:p text:style-name="P9">Teil IV.</text:p>
      <text:p text:style-name="P10">Übungen zur Arbeit mit Gruppen.</text:p>
      <text:p text:style-name="P4"/>
      <text:p text:style-name="P4">Die folgenden Übungen sind, bis auf wenige Ausnahmen, in Teil I hauptsächlich für Gruppenarbeit konzi­piert, während die in Teil II und III eher für individuelle Arbeit geeignet sind. Die ersteren sind für Gruppen, die letzteren für Einzelperson und Aufführungen.</text:p>
      <text:p text:style-name="P4">Die Übungen dieses Teils, wie am Anfang des Buches erwähnt, sind von der Sorte, bei der die Bewegung der Keule nicht kontinuierlich ist; das heißt, die Keule wird zuerst in eine Richtung geschwungen, hält dann einen kurzen Moment an, und schwingt in eine andere Richtung, etc. Die folgenden Übungen werden, im Gegensatz zu den bisher gegebenen Lektionen, nicht nur in einer vertikalen Ebene ausgeführt, die der Late­ralebene des Körpers entspricht, sondern in verschiedenen vertikalen Ebenen; das heißt, Ebenen, die die La­teralebene im rechten und in anderen Winkeln schneiden. Übungen, die in der Horizontalebene durchgeführt werden, sind ebenfalls gegeben. Zusätzlich umfassen die Übungen Bewegungen verschiedener Körperteile, wie Drehen des Oberkörpers, nach rechts und links beugen, Schritte und Wechsel, etc.</text:p>
      <text:p text:style-name="P4"/>
      <text:p text:style-name="P4"/>
      <text:p text:style-name="P4"/>
      <text:p text:style-name="P4"/>
      <text:p text:style-name="P4"/>
      <text:p text:style-name="P4"/>
      <text:p text:style-name="P10"><text:soft-page-break/>Lektion I.</text:p>
      <text:p text:style-name="P10">Kreise.</text:p>
      <text:p text:style-name="P4"/>
      <text:p text:style-name="P4">Der Drei-Viertelkreis hat, wie sein Name andeutet, drei Viertel eines Kreises.</text:p>
      <text:p text:style-name="P4">Um einen synchronen einwärtigen Drei-Viertelkreis auszuführen, beginne von der Grundposition und fahre wie bei einem einwärtigen herzförmigen Kreis fort; aber wenn die Keulen nach oben kommen, nachdem sie sich unten überkreuzt haben, halte die Bewegung an, wenn die Keulen auf Schulterhöhe sind; zähle <text:span text:style-name="T4">1</text:span>. (<text:span text:style-name="T4">Fig. 60</text:span> zeigt den Anfang und die Keulen auf Schulterhöhe).<text:line-break/>Die Rückkehr von dieser zur Ausgangsposition wird erreicht, indem man den gerade beschriebenen Weg zu­rückverfolgt; die Bewegung von Schulterhöhe zum <text:span text:style-name="T4">„X“</text:span> (<text:span text:style-name="T4">Fig. 60</text:span>) ist Zählimpuls <text:span text:style-name="T4">2</text:span>; und von <text:span text:style-name="T4">„X“</text:span> nach unten in Grundposition kommend, <text:span text:style-name="T4">3</text:span>.</text:p>
      <text:p text:style-name="P4">Strecke bei dieser Übung die Arme gut und so weit wie möglich aus, und bei Abschluss und Beginn einer anderen Übung führe die Bewegung, (<text:span text:style-name="T4">Fig. 60</text:span>) vom <text:span text:style-name="T4">„X“</text:span> zur Position und wieder zurück zu <text:span text:style-name="T4">„X“</text:span>, mit einer Pause aus. Diese Pause bereitet auf die späteren Schulterkreise vor und wird an Ende und Anfang aller Drei-Viertelkreis-Übungen gemacht.</text:p>
      <text:p text:style-name="P4">Um einen synchronen auswärtigen Drei-Viertelkreis und die Rückkehr zur Grundposition auszuführen <text:s/>(siehe <text:span text:style-name="T4">Fig. 61</text:span>), folge dem angezeigten Weg, Keulen auf Schulterhöhe, Ellbogen ebenfalls auf Schulterhöhe, zähle <text:span text:style-name="T4">1</text:span>; wieder zurück, <text:span text:style-name="T4">2</text:span>; Position, <text:span text:style-name="T4">3</text:span>.</text:p>
      <text:p text:style-name="P4">Um einen parallelen Drei-Viertelkreis auszuführen und zurück in Position zu gelangen, beginne von der Grundposition und fahre wie bei einem parallelen herzförmigen Kreis fort, aber bringe die Keulen, parallel nach rechts gehend, auf der linken Seite nur auf Schulterhöhe, <text:span text:style-name="T4">1</text:span>; und die Linke wird in der in <text:span text:style-name="T4">Fig. 60</text:span> links gezeigten Position sein, und die Rechte in der Position, die in <text:span text:style-name="T4">Fig. 61</text:span> rechts gezeigt wird; wieder zurück, <text:span text:style-name="T4">2</text:span>; Position, <text:span text:style-name="T4">3</text:span>.</text:p>
      <text:list text:style-name="L21">
        <text:list-item>
          <text:p text:style-name="P53">Synchroner Drei-Viertel Armkreis auswärts, <text:span text:style-name="T4">1</text:span>; zurück, <text:span text:style-name="T4">2</text:span>; Position, <text:span text:style-name="T4">3</text:span>.</text:p>
        </text:list-item>
        <text:list-item>
          <text:p text:style-name="P53">Synchroner Drei-Viertel Armkreis einwärts, <text:span text:style-name="T4">1</text:span>; zurück, <text:span text:style-name="T4">2</text:span>; Position, <text:span text:style-name="T4">3</text:span>.</text:p>
        </text:list-item>
        <text:list-item>
          <text:p text:style-name="P53">Paralleler Drei-Viertel Armkreis nach rechts, <text:span text:style-name="T4">1</text:span>; zurück, <text:span text:style-name="T4">2</text:span>; Position, <text:span text:style-name="T4">3</text:span>. Alle in diesem Teil beschriebenen parallelen Bewegungen beginnen parallel nach rechts.</text:p>
        </text:list-item>
      </text:list>
      <text:p text:style-name="P4"><text:span text:style-name="T1">Die Neigung (Tipping)</text:span><text:span text:style-name="T3"> oder </text:span><text:span text:style-name="T1">der Klaps</text:span>. Beim Ausführen von Drei-Viertelkreisen, wenn die Keule auf Schulterhöhe gestiegen ist, lasse sie in einem Halbkreis schwingen, kurzzeitig auf dem Arm innehalten, und wieder zurückschwingen. Die durchgehende Linie in <text:span text:style-name="T4">Fig. 60</text:span> zeigt den von der Keule genommenen Weg von <text:span text:style-name="T4">„b“</text:span> nach <text:span text:style-name="T4">„c“</text:span> an, und wieder zurück zum <text:span text:style-name="T4">„b“</text:span>, bei Ausführung des Klapses oder der Neigung. Die ge­neigte Keule wird mit einer Pause zurückgebracht, sodass die Bewegung zum Arm und wieder zurück nur ein Zählimpuls ist.</text:p>
      <text:list text:style-name="L22">
        <text:list-item>
          <text:p text:style-name="P54">Synchroner Drei-Viertel Armkreis auswärts, <text:span text:style-name="T4">1</text:span>; Neigung, <text:span text:style-name="T4">2</text:span>; zurück, <text:span text:style-name="T4">3</text:span>; Position, <text:span text:style-name="T4">4</text:span>.</text:p>
        </text:list-item>
        <text:list-item>
          <text:p text:style-name="P54">Wie Übung 4, aber beuge und strecke auf <text:span text:style-name="T4">2</text:span> schnell die Knie (eine leichte Hocke durchführend), entspre­chend der Dauer der Neigung.</text:p>
        </text:list-item>
        <text:list-item>
          <text:p text:style-name="P54">Wie Übung 4, aber mache auf <text:span text:style-name="T4">2</text:span><text:span text:style-name="T6"> mit rechts oder links </text:span>einen schnellen Schritt nach vorn, und wieder zu­rück. Dieser muss federnd ausgeführt werden, um der Dauer der Neigung zu entsprechen.</text:p>
        </text:list-item>
        <text:list-item>
          <text:p text:style-name="P54">Synchroner Drei-Viertel Armkreis einwärts, <text:span text:style-name="T4">1</text:span>; Neigung, <text:span text:style-name="T4">2</text:span>; zurück, <text:span text:style-name="T4">3</text:span>; Position, <text:span text:style-name="T4">4</text:span>.</text:p>
        </text:list-item>
        <text:list-item>
          <text:p text:style-name="P54">Die gleiche Beinarbeit wie in Übung 5 und 6 kann der Übung 7 hinzugefügt werden.</text:p>
        </text:list-item>
        <text:list-item>
          <text:p text:style-name="P54">Paralleler Drei-Viertel Armkreis, <text:span text:style-name="T4">1</text:span>; Neigung, <text:span text:style-name="T4">2</text:span>; zurück, <text:span text:style-name="T4">3</text:span>; Position <text:span text:style-name="T4">4</text:span>.</text:p>
        </text:list-item>
        <text:list-item>
          <text:p text:style-name="P54">Ergänze Übung 9 mit folgender Beinarbeit: belaste auf <text:span text:style-name="T4">1</text:span> den linken Fuß auf der linken Seite; auf <text:span text:style-name="T4">3</text:span> zu­rück in Position.</text:p>
        </text:list-item>
        <text:list-item>
          <text:p text:style-name="P54">Ergänze Übung 9 mit folgender Beinarbeit: mache mit dem linkem Fuß einen Schritt nach links, schrittweiter Stand, <text:span text:style-name="T4">1</text:span>; kreuze den rechten Fuß vor den linken, überkreuzter Stand, <text:span text:style-name="T4">2</text:span>; Rückkehr zum schrittweiten Stand, <text:span text:style-name="T4">3</text:span>; Position, <text:span text:style-name="T4">4</text:span>.</text:p>
        </text:list-item>
        <text:list-item>
          <text:p text:style-name="P54">Wie Übung 11, aber kreuze den rechten Fuß anstatt vor den linken hinter ihn, <text:span text:style-name="T4">2</text:span>; zurück, <text:span text:style-name="T4">3</text:span>.</text:p>
        </text:list-item>
        <text:list-item>
          <text:p text:style-name="P54">Führe abwechselnd Übungen 1 und 2 aus; fahre alternierend für 24 Zählimpulse fort.</text:p>
        </text:list-item>
        <text:list-item>
          <text:p text:style-name="P54">Führe abwechselnd Übungen 4 und 7 aus; für 24 Zählimpulse</text:p>
        </text:list-item>
        <text:list-item>
          <text:p text:style-name="P54">Führe abwechselnd Übungen 5 und 6 aus; für 24 Zählimpulse.</text:p>
        </text:list-item>
        <text:list-item>
          <text:p text:style-name="P54">Führe abwechselnd Übungen 6 und 7 aus; für 24 Zählimpulse.</text:p>
        </text:list-item>
        <text:list-item>
          <text:p text:style-name="P54">Führe abwechselnd Übung 3 und die gleiche Übung parallel nach links aus; kontinuierlich wechselnd für 24 Zählimpulse.</text:p>
        </text:list-item>
        <text:list-item>
          <text:p text:style-name="P54">Führe abwechselnd Übung 9 und die gleiche Übung parallel nach links aus; 24 Zählimpulse.</text:p>
        </text:list-item>
        <text:list-item>
          <text:p text:style-name="P54"><text:soft-page-break/>Führe abwechselnd Übung 10 und die gleiche Übung parallel nach links aus; 24 Zählimpulse.</text:p>
        </text:list-item>
        <text:list-item>
          <text:p text:style-name="P54">Führe abwechselnd Übung 11 und die gleiche Übung parallel nach links aus; 24 Zählimpulse.</text:p>
        </text:list-item>
        <text:list-item>
          <text:p text:style-name="P54">Führe abwechselnd Übung 12 und die gleiche Übung parallel nach links aus; 24 Zählimpulse.</text:p>
        </text:list-item>
        <text:list-item>
          <text:p text:style-name="P54">Paralleler Drei-Viertelkreis, Oberkörper nach links drehend. In diesem Fall bleibt der rechte Arm gera­de, anstatt wie in Übung 3 gebeugt zu werden.</text:p>
        </text:list-item>
        <text:list-item>
          <text:p text:style-name="P54">Ergänze Übung 22 um Neigung und Beinarbeit; abwechselnd mit der gleichen Übung nach links.</text:p>
        </text:list-item>
        <text:list-item>
          <text:p text:style-name="P54">Paralleler Drei-Viertelkreis mit nach links drehendem Oberkörper, <text:span text:style-name="T4">1</text:span>; Keulen werden fest gehalten (<text:span text:style-name="T4">Fig. 62</text:span>); anstatt sie wie in den anderen Übungen zu neigen, bringe die Keulen hinter die Schultern und hole sie mit einer schnellenden Bewegung zurück, <text:span text:style-name="T4">2</text:span>; Oberkörper nach vorne drehend, <text:span text:style-name="T4">3</text:span>; Position, <text:span text:style-name="T4">4</text:span>.</text:p>
        </text:list-item>
        <text:list-item>
          <text:p text:style-name="P54">Wie Übung 24, aber zusätzlich folgende Beinarbeit: belaste auf der linken Seite den linken Fuß, <text:span text:style-name="T4">1</text:span>; Po­sition, <text:span text:style-name="T4">3</text:span>.</text:p>
        </text:list-item>
        <text:list-item>
          <text:p text:style-name="P54">Wie Übung 24, mit Beinarbeit wie in Übung 11 und 12.</text:p>
        </text:list-item>
        <text:list-item>
          <text:p text:style-name="P54">Wechsle zur gleichen Übung parallel nach links, mit den Übungen 24, 25 und 26.</text:p>
        </text:list-item>
        <text:list-item>
          <text:p text:style-name="P54">Bei den parallelen Übungen, beim Wechsel zu den gleichen Übungen parallel nach links gehend, wie in Übung 17, führe auf <text:span text:style-name="T4">3</text:span>, anstelle der Pause nach unten zur Position, einen Handkreis aus. Die Übung ist dann: paralleler Drei-Viertel Armkreis, <text:span text:style-name="T4">1</text:span>; zurück, <text:span text:style-name="T4">2</text:span>; parallele Schulterkreise nach links, <text:span text:style-name="T4">3</text:span>; parallele Drei-Viertel Armkreise nach links, <text:span text:style-name="T4">4</text:span>; zurück, <text:span text:style-name="T4">5</text:span>; parallele Schulterkreise nach rechts, <text:span text:style-name="T4">6</text:span>; kontinuierlich für 24 Zählimpulse.</text:p>
        </text:list-item>
        <text:list-item>
          <text:p text:style-name="P54">Ersetze die Pause in Übungen 17, 18, 19, 20, 21 und 27 mit diesem Schulterkreis.</text:p>
        </text:list-item>
        <text:list-item>
          <text:p text:style-name="P54">Parallele Drei-Viertel Armkreise, die Linke führt den Drei-Viertelkreis normal aus, aber die Rechte schwingt hinter den Körper, wie in <text:span text:style-name="T4">Fig. 63</text:span>.</text:p>
        </text:list-item>
        <text:list-item>
          <text:p text:style-name="P54">Wie Übung 30, aber belaste auf der rechten Seite den rechten Fuß und beuge den Körpers seitlich nach rechts; dies wird die Keulen automatisch schräg nach oben richten.</text:p>
        </text:list-item>
      </text:list>
      <text:p text:style-name="P4"/>
      <text:p text:style-name="P4"/>
      <text:p text:style-name="P10">Lektion II.</text:p>
      <text:p text:style-name="P10">Pendel.</text:p>
      <text:p text:style-name="P4"/>
      <text:p text:style-name="P4">Ein Pendel, wie der Name besagt, ist ein Hin- und Herschwingen, das heißt, von Seite zu Seite, und norma­lerweise von Schulterhöhe zu Schulterhöhe; kann aber auch vorwärts und rückwärts geschwungen werden, der Bogen beschreibt mehr oder weniger als einen Halbkreis. Ein Pendel kann mit dem ganzen Arm oder vom Ellbogen abwärts ausgeführt werden; tatsächlich auf irgendeine Art und Weise, die eine Hin- und Her­bewegung erzeugt.</text:p>
      <text:list text:style-name="L23">
        <text:list-item>
          <text:p text:style-name="P55">Halte die rechte Keule auf Schulterhöhe, den Arm wie in <text:span text:style-name="T4">Fig. 60 „b“</text:span> ausgestreckt; und die linke eben­falls auf Schulterhöhe (<text:span text:style-name="T4">Fig. 61 „a.“</text:span>) Armkreis, <text:span text:style-name="T4">1</text:span>, das heißt, führe von Schulterhöhe rechts einen Pendel­schwung nach links auf Schulterhöhe aus; die Rechte wird wie rechts in <text:span text:style-name="T4">Fig. 61</text:span> und die Linke wie in <text:span text:style-name="T4">Fig. 60</text:span> sein. Pendel, das heißt, zurück schwingen, und wiederhole, <text:span text:style-name="T4">1-2</text:span>, <text:span text:style-name="T4">1-2</text:span>, <text:span text:style-name="T4">1-2</text:span>. Dies ist das <text:span text:style-name="T1">parallele Pendel</text:span>.</text:p>
        </text:list-item>
        <text:list-item>
          <text:p text:style-name="P55">Wie Übung 1, mit Neigung, <text:span text:style-name="T4">1</text:span>, <text:span text:style-name="T4">2</text:span>, <text:span text:style-name="T4">3</text:span>, <text:span text:style-name="T4">4</text:span>.</text:p>
        </text:list-item>
        <text:list-item>
          <text:p text:style-name="P55">Wie Übung 2, aber zusätzliche Beinarbeit; mit Links auf <text:span text:style-name="T4">1</text:span> einen Schritt nach links; bringe den rechten Fuß neben den linken und beuge und strecke kurz die Knie, <text:span text:style-name="T4">2</text:span>; Schritt mit Rechts nach rechts, <text:span text:style-name="T4">3</text:span>; bringe den linken Fuß neben den rechten und beuge und strecke kurz die Knie, <text:span text:style-name="T4">4</text:span>.</text:p>
        </text:list-item>
        <text:list-item>
          <text:p text:style-name="P55">Paralleles Pendel von rechts nach links und von links nach rechts, wie in Übung 1, aber drehe den Ober­körper nach rechts. Bei dieser Bewegung bleiben beide Arme während der gesamten Übung gestreckt.</text:p>
        </text:list-item>
        <text:list-item>
          <text:p text:style-name="P55">Wie Übung 4, mit Neigung.</text:p>
        </text:list-item>
        <text:list-item>
          <text:p text:style-name="P55">Paralleles Pendel von rechts nach links, <text:span text:style-name="T4">1</text:span>; führe Handkreise rückwärts aus, <text:span text:style-name="T4">2</text:span>; Pendel nach rechts, <text:span text:style-name="T4">3</text:span>; Handkreise rückwärts, <text:span text:style-name="T4">4</text:span>; kontinuierlich. Wenn die Keule links auf Schulterhöhe ankommt, braucht ihr nur erlaubt werden, einwärts in Richtung Körper zu fallen, wie bei der Neigung, aber statt dieser den Hand­kreis fortsetzend.<text:line-break/>Diese Handkreise sollten erst auf der äußeren Seite der Arme und dann auf der inneren (zwischen den Ar­men) ausgeführt werden, kontinuierlich wechselnd.</text:p>
        </text:list-item>
        <text:list-item>
          <text:p text:style-name="P55">Wie Übung 6, aber führe auf <text:span text:style-name="T4">2</text:span> und <text:span text:style-name="T4">4</text:span> Vorwärtskreise aus; das heißt, die Keule stoppt links auf Schulter­höhe, führt einen Vorwärtskreis aus, <text:span text:style-name="T4">2</text:span>; und ebenso auf der anderen Seite. Führe die Kreise außen und in­nen aus, wie in Übung 6.<text:line-break/></text:p>
        </text:list-item>
        <text:list-item>
          <text:p text:style-name="P55"><text:soft-page-break/>Beginnend auf der rechten Seite, wie beim regulären parallelen Pendel, schwingt die Linke nach links auf Schulterhöhe, und die Rechte schwingt hinter den Körper zur Position mit dem Arm hinter dem Rücken (<text:span text:style-name="T4">Fig. 63</text:span>), <text:span text:style-name="T4">1</text:span>; zurück, <text:span text:style-name="T4">2</text:span>.</text:p>
        </text:list-item>
        <text:list-item>
          <text:p text:style-name="P55">Wie Übung 8, aber beginne mit <text:span text:style-name="T4">1</text:span> und <text:span text:style-name="T4">2</text:span>, dann Pendel zur linken Seite, <text:span text:style-name="T4">3</text:span>; führe <text:span text:style-name="T4">1</text:span> aus, und <text:span text:style-name="T4">2</text:span>; aber <text:s/>bei <text:span text:style-name="T4">4</text:span> und <text:span text:style-name="T4">5</text:span> in umgekehrter Richtung, etc.</text:p>
        </text:list-item>
        <text:list-item>
          <text:p text:style-name="P55">Den rechten Arm auf Schulterhöhe ausgestreckt, den linken Arm hinter dem Rücken, führe mit links einen vorderen Taillenkreis einwärts aus, und mit Rechts einen Handkreis, <text:span text:style-name="T4">1</text:span>; schwinge die Linke nach links auf Schulterhöhe, und den rechten Arm hinter den Rücken; führe Handkreise aus, <text:span text:style-name="T4">3</text:span>; schwinge mit Rechts nach rechts auf Schulterhöhe, und den linken Arm hinter den Rücken; kontinuierlich.</text:p>
        </text:list-item>
        <text:list-item>
          <text:p text:style-name="P55">Rechter Arm auf Schulterhöhe ausgestreckt, linker Arm hinter dem Rücken, führe mit links einen vor­deren Taillenkreis einwärts aus, <text:span text:style-name="T4">1</text:span>; schwinge nach links auf Schulterhöhe, <text:span text:style-name="T4">2</text:span>; die Rechte schwingt nach un­ten (Auswärtsbewegung) und führt einen hinteren Hüftkreis aus und kommt in die Position mit Arm hinter dem Rücken, <text:span text:style-name="T4">1</text:span>, <text:span text:style-name="T4">2</text:span>. Links schwingt nach unten (Auswärtsbewegung), führt einen hintereren Hüftkreis aus und kommt in die Position mit Arm hinter dem Rücken, <text:span text:style-name="T4">3</text:span>, <text:span text:style-name="T4">4</text:span>, während die Rechte einen vorderen Taillen­kreis einwärts ausführt und weiter nach rechts auf Schulterhöhe kommt, <text:span text:style-name="T4">3</text:span>, <text:span text:style-name="T4">4</text:span>.</text:p>
        </text:list-item>
        <text:list-item>
          <text:p text:style-name="P55">Halte die Keulen in Position auf Schulterhöhe, wie in <text:span text:style-name="T4">Fig. 60 „a“</text:span> und <text:span text:style-name="T4">„b“</text:span> gezeigt. Pendel zur Position auf Schulterhöhe, wie in <text:span text:style-name="T4">Fig. 61 „a“</text:span> und <text:span text:style-name="T4">„b“</text:span> gezeigt; wieder zurück, etc.</text:p>
        </text:list-item>
        <text:list-item>
          <text:p text:style-name="P55">Führe mit Rechts einen einwärtigen Drei-Viertel Armkreis mit Neigung aus, <text:span text:style-name="T4">1</text:span>, <text:span text:style-name="T4">2</text:span>; ebenso mit Links, <text:span text:style-name="T4">3</text:span>, <text:span text:style-name="T4">4</text:span>; bei dieser Übung ruht die Keule, anstatt sofort zurückzuschwingen, auf dem Unterarm, <text:span text:style-name="T4">2</text:span> und <text:span text:style-name="T4">4</text:span>; schnel­le die Keulen von den Unterarmen nach unten, in der Auswärtsbewegung (und hoch bis zur in <text:span text:style-name="T4">Fig. 61 „a“</text:span> und <text:span text:style-name="T4">„b“</text:span> gezeigten Position), <text:span text:style-name="T4">5</text:span>; einwärts mit einem synchronen Drei-Viertel Armkreis zurück, <text:span text:style-name="T4">6</text:span>; Hand­kreis einwärts, <text:span text:style-name="T4">7</text:span>; Position, <text:span text:style-name="T4">8</text:span>.</text:p>
        </text:list-item>
        <text:list-item>
          <text:p text:style-name="P55">Wie Übung 13, umgekehrt. Mit Rechts einen Drei-Viertelkreis auswärts, den Arm zur Position in <text:span text:style-name="T4">Fig. 61 „b“</text:span> bringend, <text:span text:style-name="T4">1</text:span>; Neigung, <text:span text:style-name="T4">2</text:span>; mit Links einen Drei-Viertel Armkreis, <text:span text:style-name="T4">3</text:span>; Neigung, <text:span text:style-name="T4">4</text:span>; schwinge von hier in die Position mit den Armen seitlich auf Schulterhöhe (<text:span text:style-name="T4">Fig. 60 „a“</text:span> und <text:span text:style-name="T4">„b“</text:span>), <text:span text:style-name="T4">5</text:span>; synchroner Drei-Viertel Armkreis auswärts, <text:span text:style-name="T4">6</text:span>; Schulterkreis auswärts, <text:span text:style-name="T4">7</text:span>; Position, <text:span text:style-name="T4">8</text:span>.</text:p>
        </text:list-item>
        <text:list-item>
          <text:p text:style-name="P55">Mit Rechts Drei-Viertel Armkreis, <text:span text:style-name="T4">1</text:span>; Neigung auf den Unterarm, <text:span text:style-name="T4">2</text:span>; Rechte hinter dem Rücken, Linke vorne (<text:span text:style-name="T4">Fig. 63</text:span>); Links Drei-Viertelkreis, <text:span text:style-name="T4">3</text:span>; Neigung auf den Unterarm, <text:span text:style-name="T4">4</text:span>; schwinge beide Keulen auf die rechte Seite in Schulterhöhe, mit der Rechten in Position wie rechts in <text:span text:style-name="T4">Fig. 60 „b,“</text:span> und die Linke in Posi­tion wie links in <text:span text:style-name="T4">Fig. 61 „a,“ 5</text:span>. Zurück mit parallelem Drei-Viertelkreis rechts, <text:span text:style-name="T4">6</text:span>; paralleler Schulterkreis rechts, <text:span text:style-name="T4">7</text:span>; Position, <text:span text:style-name="T4">8</text:span>. </text:p>
        </text:list-item>
      </text:list>
      <text:p text:style-name="P6"/>
      <text:p text:style-name="P6"/>
      <text:p text:style-name="P10">Lektion III.</text:p>
      <text:p text:style-name="P10">Pendel (Schluss).</text:p>
      <text:p text:style-name="P4"/>
      <text:list text:style-name="L24">
        <text:list-item>
          <text:p text:style-name="P56">Führe mit der Rechten einen gebeugten oder kurzen Armschwung aus (<text:span text:style-name="T4">Fig. 64 „a“</text:span> nach <text:span text:style-name="T4">„b“</text:span>, gestrichel­te Linie), <text:span text:style-name="T4">1</text:span>; schwinge einen Armkreis von <text:span text:style-name="T4">„b“</text:span> nach <text:span text:style-name="T4">„a,“</text:span> (durchgehende Linie), <text:span text:style-name="T4">2</text:span>; schwinge mit der Lin­ken einen Armkreis von <text:span text:style-name="T4">„c“</text:span> nach <text:span text:style-name="T4">„d,“</text:span> (durchgehende Linie), <text:span text:style-name="T4">1</text:span>; und einen gebeugten Armschwung von <text:span text:style-name="T4">„d“</text:span> nach <text:span text:style-name="T4">„c,“</text:span> (gestrichelte Linie), <text:span text:style-name="T4">2</text:span>. Bei der Ausführung der gebeugten Armschwünge bewegt sich die Keule hinter dem Kopf.</text:p>
        </text:list-item>
        <text:list-item>
          <text:p text:style-name="P56">Führe mit Rechts einen gebeugten Armschwung von <text:span text:style-name="T4">„b“</text:span> nach <text:span text:style-name="T4">„a“</text:span> aus, <text:span text:style-name="T4">1</text:span>; und einen Armkreis von <text:span text:style-name="T4">„a“</text:span> nach <text:span text:style-name="T4">„b,“ 2</text:span>; mit Links Armkreis von <text:span text:style-name="T4">„d“</text:span> nach <text:span text:style-name="T4">„c,“ 1</text:span>; und gebeugten Armschwung von <text:span text:style-name="T4">„c“</text:span> nach <text:span text:style-name="T4">„d.“</text:span> Diese Übung ist die Umkehrung der oben genannten.</text:p>
        </text:list-item>
        <text:list-item>
          <text:p text:style-name="P56">Führe mit der rechten Keule einen einwärtigen Armkreis aus, <text:span text:style-name="T4">1</text:span>; und fahre fort, wie um einen Schulter­kreis auszuführen, aber wenn die Keule hinter die Schulter kommt, lange nach rechts, sodass die Keule dem Weg folgt, der in <text:span text:style-name="T4">Fig. 65</text:span> durch die durchgehende Linie markiert wird; schwinge nun von <text:span text:style-name="T4">„a“</text:span> ab­wärts, und die Keule führt einen Armkreis auswärts aus, <text:span text:style-name="T4">2</text:span>. Dies ist als der <text:span text:style-name="T1">Pass</text:span> bekannt.</text:p>
        </text:list-item>
        <text:list-item>
          <text:p text:style-name="P56">Führe mit der linken Keule einen auswärtigen Armkreis aus, <text:span text:style-name="T4">1</text:span>; und fahre fort, wie um einen Schulter­kreis auszuführen, aber wenn die Keule hinter die Schulter kommt, lange nach rechts, sodass die Keule dem Weg folgt, der in <text:span text:style-name="T4">Fig. 65</text:span> durch die durchgehende Linie markiert wird. Schwinge nun von <text:span text:style-name="T4">„b“</text:span> ab­wärts, und die Keule führt einen einwärtigen Armkreis aus, <text:span text:style-name="T4">2</text:span>.</text:p>
        </text:list-item>
        <text:list-item>
          <text:p text:style-name="P56">Kombiniere Übungen 3 und 4. Diese Methode des Passes wird im Allgemeinen angewendet, um von den Parallelen nach rechts zu denen nach links zu gelangen, und umgekehrt.</text:p>
        </text:list-item>
        <text:list-item>
          <text:p text:style-name="P56"><text:soft-page-break/>Schwinge einen synchronen einwärtigen Armkreis und Pass, das heißt, lange nach außen, nachdem die Hälfte des synchronen Schulterkreises abgeschlossen wurde; dieses ändert die Bewegung von synchron einwärts nach synchron auswärts.</text:p>
        </text:list-item>
        <text:list-item>
          <text:p text:style-name="P56">Wechsle mit dem Pass von synchron auswärts nach synchron einwärts.</text:p>
        </text:list-item>
        <text:list-item>
          <text:p text:style-name="P56">Parallel nach rechts, Armkreise, <text:span text:style-name="T4">1</text:span>; Pass, <text:span text:style-name="T4">2</text:span>; zu parallelen Armkreisen nach links, <text:span text:style-name="T4">3</text:span>; etc.</text:p>
        </text:list-item>
        <text:list-item>
          <text:p text:style-name="P56">Parallel nach rechts, Armkreise, <text:span text:style-name="T4">1</text:span>; Schulterkreise, <text:span text:style-name="T4">2</text:span>; Oberkörper mit Vorwärtskreisen nach rechts dre­hen, <text:span text:style-name="T4">3</text:span>; belaste den rechten Fuß auf der rechten Seite und schwinge die rechte Keule aufwärts, schräg nach rechts oben haltend, und schwinge die linke abwärts, bis schräg nach links unten, <text:span text:style-name="T4">4</text:span>; führe die rechte Keule nach links, balanciere gleichzeitig auf dem linken Fuß, beuge das linke Knie etwas und strecke das rechte nach rechts aus, <text:span text:style-name="T4">5</text:span>; parallele Armkreise nach links, und rechten Fuß wieder aufsetzen, <text:span text:style-name="T4">6</text:span>; parallele Schulter­kreise nach links, <text:span text:style-name="T4">7</text:span>; Position, <text:span text:style-name="T4">8</text:span>.</text:p>
        </text:list-item>
        <text:list-item>
          <text:p text:style-name="P56">Parallele Armkreise nach rechts, <text:span text:style-name="T4">1</text:span>; Schulterkreise, <text:span text:style-name="T4">2</text:span>; mit den Keulen in der Position, wie in <text:span text:style-name="T4">Fig. 3</text:span> ge­zeigt, hebe die Spitze der rechten Keule an, damit sie vertikal ist, schlage gleichzeitig den Korpus der rechten Keule an den Korpus der linken und belaste den rechten Fuß auf der rechten Seite, <text:span text:style-name="T4">3</text:span>; setze den Fuß wieder zurück und führe die Keulen mit dem Pass nach links, <text:span text:style-name="T4">4</text:span>; Oberkörper nach links drehend, führe Vorwärtskreise aus, <text:span text:style-name="T4">5</text:span>; drehe dich nach vorne und führe Armkreise aus, <text:span text:style-name="T4">6</text:span>; Schulterkreise, <text:span text:style-name="T4">7</text:span>; Position, <text:span text:style-name="T4">8</text:span>.</text:p>
        </text:list-item>
        <text:list-item>
          <text:p text:style-name="P56">Parallel nach rechts, Armkreise, <text:span text:style-name="T4">1</text:span>; Schulterkreise, <text:span text:style-name="T4">2</text:span>; schwinge die Linke nach links bis auf Schulterhö­he und die Rechte in Position mit Arm hinter dem Rücken, <text:span text:style-name="T4">3</text:span>; zurückkommend führt die Rechte einen vor­deren Hüftkreis aus und schwingt nach rechts bis auf Schulterhöhe, einwärtige Bewegung, <text:span text:style-name="T4">4</text:span> und <text:span text:style-name="T4">5</text:span> (die Linke führt einen auswärtigen hinteren Hüftkreis aus, und geht in Position mit Arm hinter dem Rücken, <text:span text:style-name="T4">4</text:span>, <text:span text:style-name="T4">5</text:span>;) schwinge beide Keulen nach links (parallele Bewegung nach rechts), <text:span text:style-name="T4">6</text:span>; Schulterkreise, <text:span text:style-name="T4">7</text:span>; Position, <text:span text:style-name="T4">8</text:span>.</text:p>
        </text:list-item>
        <text:list-item>
          <text:p text:style-name="P56">Parallele Armkreise, <text:span text:style-name="T4">1</text:span>; Schulterkreise, <text:span text:style-name="T4">2</text:span>; die Rechte führt einen Schulterkreis und die Linke einen kompletten Armkreis aus, <text:span text:style-name="T4">3</text:span>; Drei-Viertel Armkreis mit der Linken bis auf Schulterhöhe nach links, und die Rechte in Position mit Arm hinter dem Rücken, <text:span text:style-name="T4">4</text:span>; vordere Hüftkreise parallel nach links, <text:span text:style-name="T4">5</text:span>, <text:span text:style-name="T4">6</text:span>; paralle­le vordere obere Handkreise, <text:span text:style-name="T4">7</text:span>; Position, <text:span text:style-name="T4">8</text:span>.</text:p>
        </text:list-item>
        <text:list-item>
          <text:p text:style-name="P56">Parallel nach rechts beginnend, mit der Linken Drei-Viertelkreis bis auf Schulterhöhe nach links, und die Rechte in Position mit Arm hinter dem Rücken, <text:span text:style-name="T4">1</text:span>; mit Rechts vorderer Hüftkreis und Schwung bis auf Schulterhöhe nach rechts, <text:span text:style-name="T4">2</text:span>, <text:span text:style-name="T4">3</text:span>, und mit Links auswärtiger hinterer Hüftkreis und in Position mit Arm hin­ter dem Rücken, <text:span text:style-name="T4">2</text:span>, <text:span text:style-name="T4">3</text:span>; mit Links vorderer Hüftkreis und Schwung bis auf Schulterhöhe nach links, <text:span text:style-name="T4">4</text:span>, <text:span text:style-name="T4">5</text:span>, mit Rechts hinterer Hüftkreis und in Position mit Arm hinter dem Rücken, <text:span text:style-name="T4">4</text:span>, <text:span text:style-name="T4">5</text:span>; parallele Bewegung nach rechts, Armkreise und Schulterkreise, <text:span text:style-name="T4">6</text:span>, <text:span text:style-name="T4">7</text:span>; Position, <text:span text:style-name="T4">8</text:span>.</text:p>
        </text:list-item>
        <text:list-item>
          <text:p text:style-name="P56">Synchroner Armkreis auswärts und vorderer Hüftkreis, <text:span text:style-name="T4">1</text:span>, <text:span text:style-name="T4">2</text:span>; wenn die Arme zur in <text:span text:style-name="T4">Fig. 59</text:span> gezeigten Position kommen, hebe sie vor dem Körper in die Horizontale (die vorderen Hüftkreise mit der Aufwärts­bewegung abschließend); führe nun die letzte Hälfte der Schultersnake aus und den Throw-Off, <text:span text:style-name="T4">3</text:span>, <text:span text:style-name="T4">4</text:span>; zwei komplette Armkreise, <text:span text:style-name="T4">5</text:span>, <text:span text:style-name="T4">6</text:span>; Schulterkreise, <text:span text:style-name="T4">7</text:span>; Position, <text:span text:style-name="T4">8</text:span>.</text:p>
        </text:list-item>
      </text:list>
      <text:p text:style-name="P6"/>
      <text:p text:style-name="P6"/>
      <text:p text:style-name="P10">Lektion IV.</text:p>
      <text:p text:style-name="P10">Kombinationen.</text:p>
      <text:p text:style-name="P4"/>
      <text:list text:style-name="L25">
        <text:list-item>
          <text:p text:style-name="P57">Stehe wie in <text:span text:style-name="T4">Fig. 67</text:span>, rolle die Keulen auswärts, das heißt, seitlich nach hinten; und diesen Schwung fort­setzend, einen kompletten horizontalen Kreis über dem Arm, <text:span text:style-name="T4">1</text:span>; Pendel, zur linken Seite schwingend, <text:span text:style-name="T4">2</text:span>; und führe die auswärtigen horizontalen Kreise aus, <text:span text:style-name="T4">3</text:span>; Pendel nach rechts, <text:span text:style-name="T4">4</text:span>; etc.</text:p>
        </text:list-item>
        <text:list-item>
          <text:p text:style-name="P57">Wie Übung 1, aber beginne den Kreis, indem die Keulen einwärts rollen und horizontale Kreise ab­schließen, <text:span text:style-name="T4">1</text:span>; Pendel, <text:span text:style-name="T4">2</text:span>; etc.</text:p>
        </text:list-item>
        <text:list-item>
          <text:p text:style-name="P57">Halte die Keulen wie in <text:span text:style-name="T4">Fig. 66</text:span>. Rolle die rechte Keule dem durch die Linie angezeigten Weg folgend, führe so einen horizontalen Kreis aus, schwinge wie angezeigt mit der linken nach rechts, in Position wie die rechte gezeigt wird; nun führt die Linke den horizontalen Kreis und die Rechte das Pendel aus.</text:p>
        </text:list-item>
        <text:list-item>
          <text:p text:style-name="P57">Halte die Keulen wie in <text:span text:style-name="T4">Fig. 66</text:span>; führe mit beiden gleichzeitig horizontale Kreise nach rechts aus, und schwinge ein Pendel zurück zur Position.</text:p>
        </text:list-item>
        <text:list-item>
          <text:p text:style-name="P57">Paralleler Drei-Viertelkreis nach rechts mit nach links drehendem Oberkörper, <text:span text:style-name="T4">1</text:span>; führe wie in Übung 1 einen auswärtigen horizontalen Kreis aus, <text:span text:style-name="T4">2</text:span>; kehre zurück, <text:span text:style-name="T4">3</text:span>; Position, <text:span text:style-name="T4">4</text:span>.</text:p>
        </text:list-item>
        <text:list-item>
          <text:p text:style-name="P57">Zähle <text:span text:style-name="T4">1</text:span> und <text:span text:style-name="T4">2</text:span>, wie in Übung 5, Pendel bis auf Schulterhöhe nach rechts, mit nach rechts drehendem Oberkörper, <text:span text:style-name="T4">3</text:span>; horizontale Kreise auswärts, <text:span text:style-name="T4">4</text:span>, Drei-Viertelkreis zur Position, <text:span text:style-name="T4">5</text:span>, <text:span text:style-name="T4">6</text:span>.</text:p>
        </text:list-item>
        <text:list-item>
          <text:p text:style-name="P57"><text:soft-page-break/>Paralleler Drei-Viertelkreis nach rechts, <text:span text:style-name="T4">1</text:span>; horizontale Kreise auf Schulterhöhe wie in Übung 4 von links nach rechts, <text:span text:style-name="T4">2</text:span>, <text:span text:style-name="T4">3</text:span>; zurück, <text:span text:style-name="T4">4</text:span>; Schulterkreise auswärts, <text:span text:style-name="T4">5</text:span>; Position, <text:span text:style-name="T4">6</text:span>.</text:p>
        </text:list-item>
        <text:list-item>
          <text:p text:style-name="P57">Stehe wie in <text:span text:style-name="T4">Fig. 67</text:span> und führe einwärtige horizontale Kreise über und unter dem Arm aus; bringe die Hände allmählich auseinander, die linke zur linken und die rechte zur rechten Seite. Gleiche Übung mit Auswärtskreisen.</text:p>
        </text:list-item>
        <text:list-item>
          <text:p text:style-name="P57">Die Kaffeemühle wird ebenfalls direkt vor dem Körper ausgeführt. (Siehe Beschreibung zur vorderen Hüftkaffeemühle, Teil II, Lektion IV, Übung 1.) So die Keulen schwingend, bringe sie allmählich vorwärts und aufwärts nach vorne und in die Horizontale.</text:p>
        </text:list-item>
        <text:list-item>
          <text:p text:style-name="P57">Leite bei Ausführung der Kaffeemühle vor dem Körper Snakes ein; die Linke führt eine reguläre und die Rechte eine umgekehrte Snake aus. Führe ebenfalls halbe Snakes aus.<text:line-break/>Der Tangle und die Kaffeemühle lassen sich ebenfalls einfach kombinieren. Die Kaffeemühle wird be­nutzt, um von einer parallelen Bewegung in eine andere überzugehen, z. B. von rechts nach links oder von links nach rechts.</text:p>
        </text:list-item>
        <text:list-item>
          <text:p text:style-name="P57">Eine äußerst schöne Bewegung ergibt sich, wenn die Kaffeemühle horizontal ausgeführt, dann der Kör­per allmählich nach vorn gebeugt und die Arme nach unten gebracht werden, sodass die Keulen die Bewe­gung vertikal ausführen.</text:p>
        </text:list-item>
        <text:list-item>
          <text:p text:style-name="P57">Synchroner Armkreis und vorderer Hüftkreis, <text:span text:style-name="T4">1</text:span>, <text:span text:style-name="T4">2</text:span>; vordere Schulterkreise, <text:span text:style-name="T4">3</text:span>; mit Rechts einen Schritt nach vorn; und mit dem rechten Arm schräg nach vorne aufwärts und mit dem linken schräg nach hinten abwärts, erlaube der rechten Keule zu fallen und auf dem Unterarm zu ruhen, <text:span text:style-name="T4">4</text:span>; bringe die linke Keule nach vorne aufwärts und schwinge parallele Armkreise zur linken Seite, <text:span text:style-name="T4">5</text:span>; zur rechten Seite, <text:span text:style-name="T4">6</text:span>; linke Sei­te, <text:span text:style-name="T4">7</text:span>; Position, <text:span text:style-name="T4">8</text:span>.</text:p>
        </text:list-item>
        <text:list-item>
          <text:p text:style-name="P57">Führe abwechselnd Arm- und Schulterkreise vorwärts aus.</text:p>
        </text:list-item>
        <text:list-item>
          <text:p text:style-name="P57">Führe auf die gleiche Weise Rückwärtskreise aus.</text:p>
        </text:list-item>
      </text:list>
      <text:p text:style-name="P5"/>
      <text:p text:style-name="P5"><text:line-break/><text:span text:style-name="T5">Teil V.</text:span></text:p>
      <text:p text:style-name="P10">Allgemeine Informationen.</text:p>
      <text:p text:style-name="P4"/>
      <text:p text:style-name="P4">Unten werden einige Vorschläge für die Durchführung der <text:span text:style-name="T1">Blickrichtungen</text:span> beim Schwingen gegeben; es wird angenommen, dass der Ausführende mit den regulären Blickrichtungen vertraut ist. Es sollte darauf ge­achtet werden, die Keulen während der gesamten Bewegung in der gleichen Ebene zu halten.</text:p>
      <text:list text:style-name="L26">
        <text:list-item>
          <text:p text:style-name="P58">Führe kontinuierlich parallele Arm- und Schulterkreise nach rechts aus, die Armkreise auf die ungeraden Zählimpulse, <text:span text:style-name="T4">1</text:span>, <text:span text:style-name="T4">3</text:span>, <text:span text:style-name="T4">5</text:span>, etc., und die Schulterkreise auf die geraden. Mache mit links auf <text:span text:style-name="T4">2</text:span> einen Schritt nach vorn, auf <text:span text:style-name="T4">4</text:span> eine Drehung auf den Zehen, Blickrichtung nach rechts; die Keulen bewahren die gleiche Richtung, das heißt, wenn die Kreise in Richtung zur rechten Wand der Halle begonnen wurden, werden sie so auch weitergeführt, aber sind jetzt parallele Kreise nach links, sofern es den Ausführenden betrifft; auf <text:span text:style-name="T4">6</text:span> wird der linke Fuß wieder nach vorn in Position gebracht; komme auf <text:span text:style-name="T4">8</text:span>, anstatt einen Schulterkreis auszuführen, zur Position. Wiederhole die Übung, indem du wieder parallel nach rechts beginnst. (Dre­hung um 180°)</text:p>
        </text:list-item>
        <text:list-item>
          <text:p text:style-name="P58">Parallel nach rechts, schwinge einen Drei-Viertel Armkreis, <text:span text:style-name="T4">1</text:span>; Neigung, <text:span text:style-name="T4">2</text:span>; zurück, <text:span text:style-name="T4">3</text:span>; Position, <text:span text:style-name="T4">4</text:span>; wenn die Keulen geneigt werden, Blickrichtung nach links, <text:span text:style-name="T4">2</text:span>; den rechten Fuß auf <text:span text:style-name="T4">4</text:span> in Position.<text:line-break/>Bei der oben genannten Übung können anstelle der Neigung auch Vorwärts- oder Rückwärtskreise ausge­führt werden, oder, indem man diese auslässt, schwinge nur das Pendel und ändere die Blickrichtung, wenn die Keulen auf Schulterhöhe kommen.</text:p>
        </text:list-item>
        <text:list-item>
          <text:p text:style-name="P58">Kompletter synchroner Armkreis einwärts; wenn die Keulen auf Schulterhöhe kommen, Blickrichtung nach links, das heißt, Drehung auf der linken Ferse mit Unterstützung der rechten Zehen; setze nun den kompletten Armkreis abwärts fort und die Keule beschreibt einen synchronen Armkreis auswärts; führe einen vorderen Hüftkreis aus und komme zur Position, den rechten Fuß ebenfalls in Position bringend. Der synchrone einwärtige Kreis, bis die Keulen direkt über dem Kopf sind, zählt auf <text:span text:style-name="T4">1</text:span>; wenn sie abwärts kommen, führe einen synchronen Armkreis und einen vorderen Hüftkreis aus, <text:span text:style-name="T4">2</text:span>, und <text:span text:style-name="T4">3</text:span>; Position, <text:span text:style-name="T4">4</text:span>; die Blickrichtung ändert sich auf <text:span text:style-name="T4">2</text:span>, und der Fuß geht auf <text:span text:style-name="T4">4</text:span> in Position.<text:line-break/><text:line-break/></text:p>
        </text:list-item>
        <text:list-item>
          <text:p text:style-name="P58"><text:soft-page-break/>Synchrone Auswärtsbewegung; schwinge die Keulen nach unten, Armkreise beginnend, schwinge die linke hinter den Körper und die rechte davor, gleichzeitig Blickrichtung nach links, <text:span text:style-name="T4">1</text:span>; setze den komplet­ten Kreis über dem Kopf fort und die Keulen bewegen nun sich einwärts, <text:span text:style-name="T4">2</text:span>; führe einen Schulterkreis aus, ebenfalls einwärts, <text:span text:style-name="T4">3</text:span>; und komme zur Position, den Fuß auf <text:span text:style-name="T4">4</text:span> platzierend.</text:p>
        </text:list-item>
        <text:list-item>
          <text:p text:style-name="P58">Der Blickrichtungswechsel kann ebenfalls in der Verfolgerbewegung beim Ausführen von Vorwärtskrei­sen erfolgen. Schwinge ein paralleles Pendel nach links auf Schulterhöhe, gleichzeitig Blickrichtung nach links; führe nun horizontale Kreise aus, die Arme auseinander bringend; fahre dann mit einer anderen Übung fort.</text:p>
        </text:list-item>
      </text:list>
      <text:p text:style-name="P4"><text:span text:style-name="T1">Um zu Musik zu schwingen</text:span>, ist es am Besten, eine Übung aus acht Zählimpulsen bestehen zu lassen.</text:p>
      <text:p text:style-name="P4">Zum <text:span text:style-name="T1">Fackelschwingen</text:span> befestige mit einem Draht ein Stück mit Metallgaze bedeckter Baumwolle am Ende einer normalen Keule, und tränke dieses mit Spiritus; dieses sollte für gewöhnlich zum Fackelschwingen ausreichend sein. Achte darauf, dass die Baumwolle nicht zu nass ist, sonst wird der entzündete Spiritus in alle Richtungen fliegen, sobald die Keule geschwungen wird.<text:line-break/>Da die Snakebewegungen bei dieser Art von Arbeit kaum ausführbar sind, sollten die Aufführungen auf ein­facheren Kreisen basieren. </text:p>
      <text:p text:style-name="P4"/>
      <text:p text:style-name="P10">Aufführungen.</text:p>
      <text:p text:style-name="P4">Nimm für Einzelaufführungen des komplexeren Keulenschwingens verzierte oder schwarze Keulen mit Silberdekoration. Elektrisches Licht in oder an den Keulen kann verwendet werden, wenn die Möglichkeit gegeben ist.</text:p>
      <text:p text:style-name="P4">Unten werden Vorschläge für Gruppenaufführungen gegeben. Teile die Gruppe in vier Reihen, die Reihen 1 und 3 einen Schritt vor den Reihen 2 und 4.</text:p>
      <text:list text:style-name="L27">
        <text:list-item>
          <text:p text:style-name="P59">Parallel nach rechts, Arm- und Schulterkreise für 8 Impulse; ebenfalls nach links; Wiederholung.</text:p>
        </text:list-item>
        <text:list-item>
          <text:p text:style-name="P59">Synchrone Arm- und Schulterkreise auswärts, <text:span text:style-name="T4">1</text:span>, <text:span text:style-name="T4">2</text:span>, <text:span text:style-name="T4">3</text:span>, <text:span text:style-name="T4">4</text:span>, <text:span text:style-name="T4">5</text:span>, <text:span text:style-name="T4">6</text:span>; Armkreis, <text:span text:style-name="T4">7</text:span>; Position, <text:span text:style-name="T4">8</text:span>; gleiche Übung einwärts, <text:span text:style-name="T4">9</text:span> bis <text:span text:style-name="T4">16</text:span>; Wiederholung.</text:p>
        </text:list-item>
        <text:list-item>
          <text:p text:style-name="P59">Parallel nach rechts, Drei-Viertel Armkreis mit Belastung nach links, <text:span text:style-name="T4">1</text:span>; Oberkörper nach rechts drehen und rückwärtige Handkreise ausführen, <text:span text:style-name="T4">2</text:span>; zurück zur Position, parallel nach links, <text:span text:style-name="T4">3</text:span> und <text:span text:style-name="T4">4</text:span>; kontinuierlich für 16 Zählimpulse.</text:p>
        </text:list-item>
        <text:list-item>
          <text:p text:style-name="P59">Synchrone Bewegung, Drei-Viertel Armkreis auswärts mit Neigung und Kniebeugen, <text:span text:style-name="T4">1</text:span> und <text:span text:style-name="T4">2</text:span>, (die Arme bei der Neigung überkreuzt); zurück zur Position, <text:span text:style-name="T4">3</text:span> und <text:span text:style-name="T4">4</text:span>; Drei-Viertel Armkreis einwärts mit Neigung, die Arme kommen auf Schulterhöhe, horizontal zur Seite; dabei den linken Fuß schräg nach vorne links belasten, <text:span text:style-name="T4">5</text:span> und <text:span text:style-name="T4">6</text:span>; zurück zur Position, <text:span text:style-name="T4">7</text:span> und <text:span text:style-name="T4">8</text:span>; wiederhole <text:span text:style-name="T4">1</text:span>, <text:span text:style-name="T4">2</text:span>, <text:span text:style-name="T4">3</text:span>, <text:span text:style-name="T4">4</text:span>, <text:span text:style-name="T4">5</text:span>, <text:span text:style-name="T4">6</text:span>, <text:span text:style-name="T4">7</text:span> und <text:span text:style-name="T4">8</text:span>, aber Belastung auf den rechten Fuß schräg nach vorne rechts. Wiederhole die gesamte Übung, zusammen 32 Zählimpulse.</text:p>
        </text:list-item>
        <text:list-item>
          <text:p text:style-name="P59">Parallel nach links, Drei-Viertel Armkreise, <text:span text:style-name="T4">1</text:span>; horizontaler Kreis über die Vorderseite auf Schulterhöhe nach links, (siehe Lektion IV, Übung 4), <text:span text:style-name="T4">2</text:span> und <text:span text:style-name="T4">3</text:span>; Pendel zurück auf Schulterhöhe nach rechts, <text:span text:style-name="T4">4</text:span>; wieder­hole <text:span text:style-name="T4">2</text:span> und <text:span text:style-name="T4">3</text:span>, wiederhole <text:span text:style-name="T4">4</text:span>, kehre zur Position zurück. Wiederhole die gesamte Übung parallel nach rechts. Wechsle links und rechts für 32 Zählimpulse ab.</text:p>
        </text:list-item>
        <text:list-item>
          <text:p text:style-name="P59">Synchroner Armkreis auswärts, <text:span text:style-name="T4">1</text:span>; synchroner Schulterkreis auswärts, <text:span text:style-name="T4">2</text:span>; die gesamte Übung mit 72 Zählimpulsen ausgeführt; 8 Zählimpulse auf dem Platz, dann machen die Reihen 2 und 4 für 8 Zählimpul­se seitliche Schritte nach rechts, während die Reihen 1 und 3 für 8 Zählimpulse seitlich nach links gehen; sodass die Reihen 1 und 2 eine Reihe und die Reihen 3 und 4 eine andere Reihe bilden; Fortsetzung der Kreise auf der Stelle für 8 Zählimpulse, Rückkehr zur ersten Position in 8 Zählimpulsen, 8 Zählimpulse auf der Stelle, dann Wiederholung der gesamten Übung.</text:p>
        </text:list-item>
        <text:list-item>
          <text:p text:style-name="P59">Parallel nach links, Drei-Viertel Armkreise, <text:span text:style-name="T4">1</text:span>; horizontale Kreise über die Vorderseite auf Schulterhöhe nach links, <text:span text:style-name="T4">2</text:span> und <text:span text:style-name="T4">3</text:span>, gleichzeitig Belastung auf den linken Fuß nach links; nun schwingt der rechte Arm ein Pendel zur rechten Seite auf Schulterhöhe, linker Arm schwingt hinter den Körper zur Position mit Arm hinter dem Rücken, und der Körper wird auf <text:span text:style-name="T4">4</text:span> seitlich nach links gebeugt; mit beiden Keulen wieder nach links auf Schulterhöhe, <text:span text:style-name="T4">5</text:span>; Neigung, <text:span text:style-name="T4">6</text:span>; linker Fuß auf seinen Platz und in Position zurückgehen, <text:span text:style-name="T4">7</text:span> und <text:span text:style-name="T4">8</text:span>. Die gleiche Übung umgekehrt, <text:span text:style-name="T4">9</text:span> bis <text:span text:style-name="T4">16</text:span>. Kontinuierlich für 32 Zählimpulse.</text:p>
        </text:list-item>
        <text:list-item>
          <text:p text:style-name="P59"><text:span text:style-name="T2">(a)</text:span>. Synchrone Bewegung; Drei-Viertel Armkreis auswärts mit Neigung, Arme vor der Brust gekreuzt, <text:span text:style-name="T4">1</text:span> und <text:span text:style-name="T4">2</text:span>; den linken Fuß einen Schritt nach vorne; Armkreise einwärts bis auf Schulterhöhe (Arme horizontal zur Seite), mit Neigung und rechtes Knie auf den Boden, <text:span text:style-name="T4">3</text:span> und <text:span text:style-name="T4">4</text:span>; zurück mittels Auswärtsbewegung zu überkreuzten Armen, mit Neigung; gleichzeitig wieder aufstehen, <text:span text:style-name="T4">5</text:span> und <text:span text:style-name="T4">6</text:span>; Rückkehr zur Position, <text:span text:style-name="T4">7</text:span> und <text:span text:style-name="T4">8</text:span>. Wiederholung, diesmal rechter Fuß nach vorn und linkes Knie auf den Boden.<text:line-break/><text:soft-page-break/><text:span text:style-name="T2">(b)</text:span>. Parallel nach links, Arm- und Schulterkreise, <text:span text:style-name="T4">1</text:span>, <text:span text:style-name="T4">2</text:span>, <text:span text:style-name="T4">3</text:span>, <text:span text:style-name="T4">4</text:span>, <text:span text:style-name="T4">5</text:span>, <text:span text:style-name="T4">6</text:span>; Armkreis, <text:span text:style-name="T4">7</text:span>; und Position, <text:span text:style-name="T4">8</text:span>; auf <text:span text:style-name="T4">2</text:span> kommt der rechte Fuß nach vorn; auf <text:span text:style-name="T4">4</text:span> Blickrichtungswechsel durch Drehung auf dem Vorfuß; in dieser Position, das heißt, linker Fuß vorne, bis Zählimpuls <text:span text:style-name="T4">6</text:span> verharren; wo der Fuß auf Position zurückkehrt. Wiederholung von 8 <text:span text:style-name="T2">(a)</text:span> und 8 <text:span text:style-name="T2">(b)</text:span>.</text:p>
        </text:list-item>
        <text:list-item>
          <text:p text:style-name="P59">Synchrone Auswärtsbewegung; vordere Hüftkreise, zwei Schulterkreise, <text:span text:style-name="T4">1</text:span>, <text:span text:style-name="T4">2</text:span>, <text:span text:style-name="T4">3</text:span>, <text:span text:style-name="T4">4</text:span>; kontinuierlich für 16 Zählimpulse. Nun Ausführung von 8 <text:span text:style-name="T2">(a)</text:span>, dann wieder die ersten 16 Zählimpulse, gefolgt von <text:span text:style-name="T2">(b)</text:span>.</text:p>
        </text:list-item>
        <text:list-item>
          <text:p text:style-name="P59">Synchroner Armkreis einwärts, <text:span text:style-name="T4">1</text:span>; Schulterkreis, <text:span text:style-name="T4">2</text:span>; Armkreis, <text:span text:style-name="T4">3</text:span>; Position, <text:span text:style-name="T4">4</text:span>; kontinuierlich für 16 Zählimpulse. Auf <text:span text:style-name="T4">2</text:span> linke Zehen seitlich aufsetzen; auf <text:span text:style-name="T4">4</text:span> zurück; auf <text:span text:style-name="T4">6</text:span> rechte Zehen seitlich aufsetzen; auf <text:span text:style-name="T4">8</text:span> zurück; etc. für 16 Zählimpulse.</text:p>
        </text:list-item>
        <text:list-item>
          <text:p text:style-name="P59">Parallel nach links, Armkreise, <text:span text:style-name="T4">1</text:span>; Schulterkreise, <text:span text:style-name="T4">2</text:span>; Oberkörper nach links drehen und Vorwärtskreise auf Schulterhöhe, <text:span text:style-name="T4">3</text:span>; Belastung auf den linken Fuß und die linke Keule aufwärts und die rechte abwärts schwingen, und mit den Keulen einen Moment innehalten; nun linke Keule schräg nach oben links und die rechte schräg nach unten rechts, <text:span text:style-name="T4">4</text:span>; linke Keule mit dem Pass hinter dem Kopf und die rechte etwas anhe­ben, sodass sie nun wieder zusammen sind, gleichzeitig kommen die Füße wieder zur Position zurück, <text:span text:style-name="T4">5</text:span>; parallele Armkreise nach rechts, <text:span text:style-name="T4">6</text:span>; Schulterkreise, <text:span text:style-name="T4">7</text:span>; Position, <text:span text:style-name="T4">8</text:span>; Wiederholung der Übung; kontinuierlich für 32 Zählimpulse.</text:p>
        </text:list-item>
        <text:list-item>
          <text:p text:style-name="P59">Synchrone Arm- und Schulterkreise einwärts; für 8 Zählimpulse auf der Stelle; dann 8 seitliche Schritte wie in Übung 6, um zwei Reihen zu bilden; 8 Zählimpulse auf der Stelle, danach machen die zwei so ge­bildeten Reihen Schritte aufeinander zu, das heißt, die Reihen 1 und 2 gehen für 8 Zählimpulse als eine Reihe nach links, und die Reihen 3 und 4 als eine Reihe nach rechts; 8 Zählimpulse auf der Stelle, Übung beenden. Mit den Keulen an den Hüften gehen die Reihen aufeinander zu, bilden Paare und verlassen die Halle.</text:p>
        </text:list-item>
      </text:list>
      <text:p text:style-name="P4">Für Aufführungen durch Gruppen von vier oder acht verwende eine Keule aus Blech, das heißt, zwei Kegel mit ihren Unterseiten zusammen gelötet und den Handgriff von einer Keule angebracht; die Wirkung dieser Keulen in Bewegung ist im Scheinwerferlicht sehr blendend, da der Anschein einer kontinuierlichen Vibrati­on erzeugt wird, und die eigentliche Kontur der Keule nicht wahrnehmbar ist.</text:p>
      <text:p text:style-name="P4"/>
      <text:p text:style-name="P4"/>
      <text:p text:style-name="P9">Teil VI.</text:p>
      <text:p text:style-name="P10">Keulenschwingen zur allgemeinen und korrigierenden Übung.</text:p>
      <text:p text:style-name="P4"/>
      <text:p text:style-name="P4">Keulenschwingen kann ausgeführt werden, um einige allgemein substanzielle, sowie auch korrigierende Eigenschaften zu umfassen, indem einige Details in der Ausführung hervorgehoben oder übertrieben wer­den. Im Falle der kontinuierlichen Ausführung von synchronen auswärtigen Armkreisen, wird der Arm wäh­rend der gesamten Übung vollkommen ausgestreckt gehalten, und wenn die Keulen über den Kopf kom­men, strengt der Ausführende sich an, so hoch wie möglich zu reichen, wie um die Decke zu berühren, und erhebt sich gleichzeitig auf die Zehenspitzen; diese Streckung wird aufrecht erhalten, während die Keulen durch die seitliche horizontale Position kommen; und wenn die Keulen nach unten kommen, wieder zurück auf die Fersen sinken. Wenn während der gesamten Übung eine bewusste Anstrengung unternommen wird, den Brustkorb aufrecht zu halten, resultiert daraus ein starker Brustheber und -ausdehner. Es gibt einen Un­terdruck, der an den Scheitelpunkten der Lungen produziert wird, welches vorteilhaft zum Volumen der Lungenflügel ist, während die muskulöse Arbeit, außer ein guter Schulterheber zu sein, eine allgemeine Wirkung auf den äußeren Brustkorb hinsichtlich der Haltung und der Zusammenstellung hat.</text:p>
      <text:p text:style-name="P4">Das Gleiche ist auch bei den kontinuierlichen synchronen einwärtigen Armkreisen zutreffend, außer dass die Streckung seitlich stattfindet, während die Keulen durch die seitliche horizontale Position aufwärts kom­men, und beibehalten wird, während die Keulen über den Kopf gehen; dann, während sich die Keulen über­kreuzen und nach unten kommen, muss die Bemühung betont werden, den Brustkorb aufrecht zu halten.</text:p>
      <text:p text:style-name="P4">Bei der Ausführung von synchronen auswärtigen Arm- und Schulterkreisen sollten die Keulen so hoch wie möglich angehoben werden, wenn der Armkreis begonnen wird; und bei Beginn des Schulterkreises sollte der Ausführende einen besonderen Anstrengung unternehmen, die Ellbogen zurück und abwärts zu ziehen und die Muskeln zwischen den Schulterblättern kräftig anzuspannen. Dieses macht eine gute korrigierende Übung aus einer einfachen Bewegung heraus.</text:p>
      <text:p text:style-name="P4"/>
      <text:p text:style-name="P4"><text:soft-page-break/>Wenn man die synchronen einwärtigen Arm- und Schulterkreise ausführt, wird der Brustkorb durch diese besondere Anstrengung, gerade wenn die Schulterkreise gemacht werden, nach vorne geworfen. Es sollte ebenfalls versucht werden, die Keule so weit wie möglich abwärts hinter die Schultern zu ziehen.</text:p>
      <text:p text:style-name="P4">Der Verfasser hat diese Methode, den Ausführenden eine besondere Anstrengung an bestimmten Punkten während der Keulenübungen machen zu lassen, angewendet, und die Ergebnisse sind sehr aufmunternd; die Atmung ist normalerweise nach mehreren dieser Übungen sehr heftig. </text:p>
      <text:p text:style-name="P4">Zwar wird möglicherweise die Geschmeidigkeit der Handgelenke durch die Snakebewegungen außeror­dentlich erhöht, jedoch trägt der Deltamuskel die Hauptlast der Arbeit und verkündet dies unmissverständ­lich, wenn diese Art von Bewegungen kontinuierlich für eine Weile durchgeführt wurde. Besondere Kon­traktion der Muskeln zwischen den Schulterblättern bei der Ausführung von Snakes trägt zu ihrem Wert bei.</text:p>
      <text:p text:style-name="P4">Ändere das Programm durch aufwendige Arbeit, einschließlich Ausfallschritten, Hinknien und andere kräf­tige Beinarbeit, ebenfalls Oberkörperbewegungen. Seitliches Gehen und die Durchführung des oben be­schriebenen Exerzierens, mit besonderer Betonung auf Kontraktion der Muskeln zwischen den Schultern, bilden eine gute Kombination.</text:p>
      <text:p text:style-name="P4">Für das Schwingen zur Ausdauer sind die einfachen Bewegungen am besten, wie synchrone einwärtige oder auswärtige Arm- und Schulterkreise, von Zeit zu Zeit einige komplette Armkreise hinzufügend, zum kurzen Reel wechselnd und dann den einfachen Verfolger nach rechts und links; das Reel und die Verfolger­bewegungen, durch das geringfügige Verdrehen des Körpers, welches zur Durchführung notwendig ist, üben eine Art milde Massage aus, von der gesagt wird, sehr vorteilhaft zum Unterleib zu sein. Unter den Formen der leichten Arbeit sticht das Keulenschwingen als eine der nützlichsten hervor. Es befriedigt den Wunsch des Ausführenden, irgendeine Art von Gerät bei der Ausführung der Übungen zu halten oder zu verwenden. Es ist außerdem eine angenehme Abwechslung zu der leichten routinemäßigen Arbeit. Es gibt wenige Arten von Übungen, die optisch ansprechender wirken. Es erfordert keine besondere Kraft, die Arbeit aufzuneh­men, und im Gegensatz zu vielen anderen Übungsformen verringert sich das Interesse mit der Zeit nicht, da die möglichen Variationen durch die zur Hand gegebenen unerschöpflichen Übungen nahezu unendlich sind; und die Faszination wächst mit gesteigerter Leistungsfähigkeit.</text:p>
      <text:p text:style-name="P4">Der Rhythmus bei der Übung, auf den von einigen Verfassern enorm viel Wert gelegt wird, ist beim Keu­lenschwingen praktisch inbegriffen. Der Rhythmus scheint selbst ein Teil der Arbeit zu sein. Die Arbeit er­laubt eine einfache Zusammenstellung zu einer der attraktivsten und künstlerischsten Formen, entwickelt Anmut und Bewegungkontrolle, ohne etwas von ihrer Nützlichkeit zu verlieren.</text:p>
      <text:p text:style-name="P13">Der Wert des Keulenschwingens als eine Form der körperlichen Übung scheint von britischen Offizieren er­kannt worden zu sein, nachdem England Indien unter seinem Fittiche genommen hatte; und sie fuhren un­verzüglich fort, die neue Übung als einen Bestandteil ihres körperlichen Trainings einzugliedern.</text:p>
      <text:p text:style-name="P13"/>
      <text:p text:style-name="P14"/>
      <text:p text:style-name="P33">Ein Vorschlag zum Keulenschwingen.</text:p>
      <text:p text:style-name="P5">Von Paul C. Phillips, M.D.</text:p>
      <text:p text:style-name="P4"/>
      <text:p text:style-name="P4">Ein großes Hindernis, das angetroffen wurde, als das Exerzieren mit Indischen Keulen zur allgemeinen Übung geplant wurde, war die Schwierigkeit, sie mit ausreichendem Gewicht zu versehen, um körperliche Stärke zu entwickeln. Versuchte Maßnahmen waren die Erhöhung des Gewichtes der Keulen, der Gebrauch von großen Kreisen, sowie von Schritten und das Belasten einzelner Füße. Alle diese Maßnahmen konnten nach Erfahrung der meisten Sportlehrer den gewünschten Effekt nicht hervorrufen. Erst vor kurzem kam der Verfasser auf die Idee, kontinuierliche große Kreise in Kombination mit Ausfallschritten zu gebrauchen, um diesen Effekt zu erhalten, und stellte eine Serie mit solchen Bewegungen in einem wettbewerbsfähigen Drill vor. Die Resultate waren ausgezeichnet, die komplette Gruppe am Ende der Übung keuchend, wie nach der Beinarbeit eines Roberts-Drills.</text:p>
      <text:p text:style-name="P4">Die Serie bestand aus den folgenden Bewegungen, durchgeführt mit 1 bis 1,5 Kg schweren Keulen:</text:p>
      <text:p text:style-name="P5"/>
      <text:p text:style-name="P8">Erste Hälfte.</text:p>
      <text:list text:style-name="L28">
        <text:list-item>
          <text:p text:style-name="P60">Führe mit dem rechten Bein auf <text:span text:style-name="T4">1</text:span> einen Ausfallschritt nach rechts und mit der rechten Keule einen kom­pletten auswärtigen Armkreis nach rechts aus; kehre auf <text:span text:style-name="T4">2</text:span> zur Position zurück und beschreibe einen weite­ren Kreis wie den ersten. Fahre für 16 Zählimpulse fort, ohne die Keule anzuhalten.</text:p>
        </text:list-item>
        <text:list-item>
          <text:p text:style-name="P60">Wie Übung 1, aber zur linken Seite mit auswärtigem Armkreis der linken Keule und Ausfallschritt des linken Beines. </text:p>
        </text:list-item>
        <text:list-item>
          <text:p text:style-name="P60">Auf <text:span text:style-name="T4">1</text:span> und <text:span text:style-name="T4">2</text:span> wie in Übung 1; auf <text:span text:style-name="T4">3</text:span> Ausfallschritt nach links, aber fahre fort, auswärtige Kreise nach rechts zu beschreiben; auf <text:span text:style-name="T4">4</text:span> zurück zur Position, den gleichen Kreis beschreibend; kontinuierlich für 16 Zählimpulse, ohne die Keule anzuhalten.</text:p>
        </text:list-item>
        <text:list-item>
          <text:p text:style-name="P60">Wie Übung 3, außer dass alle Kreise mit der linken Hand nach links und der erste Ausfallschritt nach links ausgeführt werden.</text:p>
        </text:list-item>
        <text:list-item>
          <text:p text:style-name="P60">Synchrone komplette Armkreise mit beiden Keulen (aufwärts überkreuzend) mit Beinarbeit und Zählim­puls wie in Übung 1.</text:p>
        </text:list-item>
        <text:list-item>
          <text:p text:style-name="P60">Die gleichen Kreise wie in Übung 5, mit Beinarbeit und Zählimpuls wie in Übung 2.</text:p>
        </text:list-item>
        <text:list-item>
          <text:p text:style-name="P60">Aufwärts überkreuzend auf <text:span text:style-name="T4">1</text:span> mit Ausfallschritt nach rechts, auf <text:span text:style-name="T4">2</text:span> in Position, auf <text:span text:style-name="T4">3</text:span> einenAusfallschritt nach links, auf <text:span text:style-name="T4">4</text:span> in Position. Kontinuierlich für 16 Zählimpulse, ohne die Keule anzuhalten.</text:p>
        </text:list-item>
      </text:list>
      <text:p text:style-name="P4"/>
      <text:p text:style-name="P8">Zweite Hälfte.</text:p>
      <text:p text:style-name="P4">Die zweite Hälfte der Serie ist wie der eben beschriebene Teil, außer dass einwärtige Armkreise anstelle von auswärtigen zu Anwendung kommen.</text:p>
      <text:p text:style-name="P4">Die oben genannte ist eine einfache Serie, aber schlägt sofort zahlreiche Möglichkeiten für diese Kreise vor. Die Fußarbeit kann durch Aufsetzen der Zehenspitzen variiert werden, durch Ausfallschritte oder ein­seitige Belastungen in unterschiedliche Richtungen, eine Vielzahl von Möglichkeiten, die Kreise zu kombi­nieren und durch die Verwendung von schwereren Keulen. Diese Gruppe von Übungen wurde absichtlich einfach gehalten; um den angestrebten Zweck zu erreichen, ist eher die Anzahl als die Schwierigkeit der Übungen von Einfluss, und die kontinuierlichen kompletten Kreise und die Ausfallschritte bilden dafür die beste Kombination.</text:p>
      <text:p text:style-name="P4">Der „Schwung“ in diesen Übungen, besonders wenn sie vom Klavier begleitet werden, macht sie für den Ausführenden sehr angene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3cm" fo:margin-bottom="1.499cm" fo:margin-left="1.3cm" fo:margin-right="1.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11-11T01:50:05</meta:creation-date>
    <dc:date>2008-12-18T15:30:51</dc:date>
    <meta:print-date>2008-11-26T14:59:59</meta:print-date>
    <meta:editing-cycles>361</meta:editing-cycles>
    <meta:editing-duration>P4DT23H44M49S</meta:editing-duration>
    <meta:user-defined meta:name="Info 1"/>
    <meta:user-defined meta:name="Info 2"/>
    <meta:user-defined meta:name="Info 3"/>
    <meta:user-defined meta:name="Info 4"/>
    <meta:document-statistic meta:table-count="2" meta:image-count="0" meta:object-count="0" meta:page-count="33" meta:paragraph-count="620" meta:word-count="18831" meta:character-count="123941"/>
  </office:meta>
</office:document-meta>
</file>